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2.7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32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11"/>
    <style:style style:name="ce46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BF_lrate=0.001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26" table:number-columns-repeated="2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233" calcext:value-type="percentage">
            <text:p>22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133" calcext:value-type="percentage">
            <text:p>21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5566" calcext:value-type="percentage">
            <text:p>15,57%</text:p>
          </table:table-cell>
          <table:table-cell table:style-name="ce30" table:formula="of:=AVERAGE([.H2:.H11])" office:value-type="percentage" office:value="0.166" calcext:value-type="percentage">
            <text:p>16,60%</text:p>
          </table:table-cell>
          <table:table-cell table:style-name="ce30" table:formula="of:=AVERAGE([.I2:.I11])" office:value-type="percentage" office:value="0.15766" calcext:value-type="percentage">
            <text:p>15,7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72" calcext:value-type="percentage">
            <text:p>37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468" calcext:value-type="percentage">
            <text:p>1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068" calcext:value-type="percentage">
            <text:p>20,6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742" calcext:value-type="percentage">
            <text:p>17,42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763" calcext:value-type="percentage">
            <text:p>17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84" calcext:value-type="percentage">
            <text:p>14,8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538" calcext:value-type="percentage">
            <text:p>15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3118" calcext:value-type="percentage">
            <text:p>31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1362" calcext:value-type="percentage">
            <text:p>13,6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855" calcext:value-type="percentage">
            <text:p>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005" calcext:value-type="percentage">
            <text:p>30,0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232" calcext:value-type="percentage">
            <text:p>12,3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87" calcext:value-type="percentage">
            <text:p>1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2372" calcext:value-type="percentage">
            <text:p>23,7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237" calcext:value-type="percentage">
            <text:p>1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74" calcext:value-type="percentage">
            <text:p>28,74%</text:p>
          </table:table-cell>
          <table:table-cell office:value-type="percentage" office:value="0.2198" calcext:value-type="percentage">
            <text:p>21,9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24292" calcext:value-type="percentage">
            <text:p>24,29%</text:p>
          </table:table-cell>
          <table:table-cell table:style-name="ce30" table:formula="of:=AVERAGE([.C15:.C24])" office:value-type="percentage" office:value="0.23942" calcext:value-type="percentage">
            <text:p>23,94%</text:p>
          </table:table-cell>
          <table:table-cell table:style-name="ce30" table:formula="of:=AVERAGE([.D15:.D24])" office:value-type="percentage" office:value="0.22398" calcext:value-type="percentage">
            <text:p>22,40%</text:p>
          </table:table-cell>
          <table:table-cell table:style-name="ce30" table:number-columns-repeated="2"/>
          <table:table-cell table:style-name="ce30" table:formula="of:=AVERAGE([.G15:.G24])" office:value-type="percentage" office:value="0.1722" calcext:value-type="percentage">
            <text:p>17,22%</text:p>
          </table:table-cell>
          <table:table-cell table:style-name="ce30" table:formula="of:=AVERAGE([.H15:.H24])" office:value-type="percentage" office:value="0.15386" calcext:value-type="percentage">
            <text:p>15,39%</text:p>
          </table:table-cell>
          <table:table-cell table:style-name="ce30" table:formula="of:=AVERAGE([.I15:.I24])" office:value-type="percentage" office:value="0.15624" calcext:value-type="percentage">
            <text:p>15,6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2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95" calcext:value-type="percentage">
            <text:p>28,95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4543" calcext:value-type="percentage">
            <text:p>45,43%</text:p>
          </table:table-cell>
          <table:table-cell office:value-type="percentage" office:value="0.4295" calcext:value-type="percentage">
            <text:p>4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08" calcext:value-type="percentage">
            <text:p>75,08%</text:p>
          </table:table-cell>
          <table:table-cell office:value-type="percentage" office:value="0.7397" calcext:value-type="percentage">
            <text:p>73,97%</text:p>
          </table:table-cell>
          <table:table-cell office:value-type="percentage" office:value="0.7508" calcext:value-type="percentage">
            <text:p>7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3962" calcext:value-type="percentage">
            <text:p>39,62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19" calcext:value-type="percentage">
            <text:p>5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4873" calcext:value-type="percentage">
            <text:p>4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71" calcext:value-type="percentage">
            <text:p>47,71%</text:p>
          </table:table-cell>
          <table:table-cell office:value-type="percentage" office:value="0.3724" calcext:value-type="percentage">
            <text:p>37,24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723" calcext:value-type="percentage">
            <text:p>37,23%</text:p>
          </table:table-cell>
          <table:table-cell table:style-name="ce30" table:formula="of:=AVERAGE([.C28:.C37])" office:value-type="percentage" office:value="0.3681" calcext:value-type="percentage">
            <text:p>36,81%</text:p>
          </table:table-cell>
          <table:table-cell table:style-name="ce30" table:formula="of:=AVERAGE([.D28:.D37])" office:value-type="percentage" office:value="0.35732" calcext:value-type="percentage">
            <text:p>35,73%</text:p>
          </table:table-cell>
          <table:table-cell table:style-name="ce30" table:number-columns-repeated="2"/>
          <table:table-cell table:style-name="ce30" table:formula="of:=AVERAGE([.G28:.G37])" office:value-type="percentage" office:value="0.49032" calcext:value-type="percentage">
            <text:p>49,03%</text:p>
          </table:table-cell>
          <table:table-cell table:style-name="ce30" table:formula="of:=AVERAGE([.H28:.H37])" office:value-type="percentage" office:value="0.49571" calcext:value-type="percentage">
            <text:p>49,57%</text:p>
          </table:table-cell>
          <table:table-cell table:style-name="ce30" table:formula="of:=AVERAGE([.I28:.I37])" office:value-type="percentage" office:value="0.50999" calcext:value-type="percentage">
            <text:p>51,0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4128" calcext:value-type="percentage">
            <text:p>41,2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1654" calcext:value-type="percentage">
            <text:p>16,54%</text:p>
          </table:table-cell>
          <table:table-cell office:value-type="percentage" office:value="0.2235" calcext:value-type="percentage">
            <text:p>22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692" calcext:value-type="percentage">
            <text:p>36,92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346" calcext:value-type="percentage">
            <text:p>13,46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41" calcext:value-type="percentage">
            <text:p>26,4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116" calcext:value-type="percentage">
            <text:p>1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41" calcext:value-type="percentage">
            <text:p>34,10%</text:p>
          </table:table-cell>
          <table:table-cell/>
          <table:table-cell office:value-type="string" calcext:value-type="string">
            <text:p>Heart_6</text:p>
          </table:table-cell>
          <table:table-cell table:number-columns-repeated="3"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231" calcext:value-type="percentage">
            <text:p>22,3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564" calcext:value-type="percentage">
            <text:p>25,64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897" calcext:value-type="percentage">
            <text:p>2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35717" calcext:value-type="percentage">
            <text:p>35,72%</text:p>
          </table:table-cell>
          <table:table-cell table:style-name="ce30" table:formula="of:=AVERAGE([.C41:.C50])" office:value-type="percentage" office:value="0.32307" calcext:value-type="percentage">
            <text:p>32,31%</text:p>
          </table:table-cell>
          <table:table-cell table:style-name="ce30" table:formula="of:=AVERAGE([.D41:.D50])" office:value-type="percentage" office:value="0.35333" calcext:value-type="percentage">
            <text:p>35,33%</text:p>
          </table:table-cell>
          <table:table-cell table:style-name="ce30" table:number-columns-repeated="2"/>
          <table:table-cell table:style-name="ce30" table:formula="of:=AVERAGE([.G41:.G50])" office:value-type="percentage" office:value="0.16321" calcext:value-type="percentage">
            <text:p>16,32%</text:p>
          </table:table-cell>
          <table:table-cell table:style-name="ce30" table:formula="of:=AVERAGE([.H41:.H50])" office:value-type="percentage" office:value="0.15544" calcext:value-type="percentage">
            <text:p>15,54%</text:p>
          </table:table-cell>
          <table:table-cell table:style-name="ce30" table:formula="of:=AVERAGE([.I41:.I50])" office:value-type="percentage" office:value="0.15913" calcext:value-type="percentage">
            <text:p>15,91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81" calcext:value-type="percentage">
            <text:p>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05" calcext:value-type="percentage">
            <text:p>13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48" calcext:value-type="percentage">
            <text:p>14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29" calcext:value-type="percentage">
            <text:p>0,2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43" calcext:value-type="percentage">
            <text:p>5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217" calcext:value-type="percentage">
            <text:p>2,1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435" calcext:value-type="percentage">
            <text:p>4,35%</text:p>
          </table:table-cell>
          <table:table-cell table:style-name="ce30" table:formula="of:=AVERAGE([.C54:.C63])" office:value-type="percentage" office:value="0.039" calcext:value-type="percentage">
            <text:p>3,90%</text:p>
          </table:table-cell>
          <table:table-cell table:style-name="ce30" table:formula="of:=AVERAGE([.D54:.D63])" office:value-type="percentage" office:value="0.03334" calcext:value-type="percentage">
            <text:p>3,33%</text:p>
          </table:table-cell>
          <table:table-cell table:style-name="ce30" table:number-columns-repeated="2"/>
          <table:table-cell table:style-name="ce30" table:formula="of:=AVERAGE([.G54:.G63])" office:value-type="percentage" office:value="0.12496" calcext:value-type="percentage">
            <text:p>12,50%</text:p>
          </table:table-cell>
          <table:table-cell table:style-name="ce30" table:formula="of:=AVERAGE([.H54:.H63])" office:value-type="percentage" office:value="0.11438" calcext:value-type="percentage">
            <text:p>11,44%</text:p>
          </table:table-cell>
          <table:table-cell table:style-name="ce30" table:formula="of:=AVERAGE([.I54:.I63])" office:value-type="percentage" office:value="0.09295" calcext:value-type="percentage">
            <text:p>9,3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314" calcext:value-type="percentage">
            <text:p>23,14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48" calcext:value-type="percentage">
            <text:p>24,80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118" calcext:value-type="percentage">
            <text:p>31,18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4245" calcext:value-type="percentage">
            <text:p>42,4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48" calcext:value-type="percentage">
            <text:p>19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755" calcext:value-type="percentage">
            <text:p>27,55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349" calcext:value-type="percentage">
            <text:p>13,49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02" calcext:value-type="percentage">
            <text:p>19,02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73" calcext:value-type="percentage">
            <text:p>33,73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2206" calcext:value-type="percentage">
            <text:p>22,06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314" calcext:value-type="percentage">
            <text:p>33,14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137" calcext:value-type="percentage">
            <text:p>31,37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12" calcext:value-type="percentage">
            <text:p>11,12%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426" calcext:value-type="percentage">
            <text:p>14,26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28078" calcext:value-type="percentage">
            <text:p>28,08%</text:p>
          </table:table-cell>
          <table:table-cell table:style-name="ce30" table:formula="of:=AVERAGE([.C67:.C76])" office:value-type="percentage" office:value="0.28186" calcext:value-type="percentage">
            <text:p>28,19%</text:p>
          </table:table-cell>
          <table:table-cell table:style-name="ce30" table:formula="of:=AVERAGE([.D67:.D76])" office:value-type="percentage" office:value="0.28442" calcext:value-type="percentage">
            <text:p>28,44%</text:p>
          </table:table-cell>
          <table:table-cell table:style-name="ce30" table:number-columns-repeated="2"/>
          <table:table-cell table:style-name="ce30" table:formula="of:=AVERAGE([.G67:.G76])" office:value-type="percentage" office:value="0.1749" calcext:value-type="percentage">
            <text:p>17,49%</text:p>
          </table:table-cell>
          <table:table-cell table:style-name="ce30" table:formula="of:=AVERAGE([.H67:.H76])" office:value-type="percentage" office:value="0.17147" calcext:value-type="percentage">
            <text:p>17,15%</text:p>
          </table:table-cell>
          <table:table-cell table:style-name="ce30" table:formula="of:=AVERAGE([.I67:.I76])" office:value-type="percentage" office:value="0.17715" calcext:value-type="percentage">
            <text:p>17,7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4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667" calcext:value-type="percentage">
            <text:p>16,67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27" calcext:value-type="percentage">
            <text:p>21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83" calcext:value-type="percentage">
            <text:p>25,8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18" calcext:value-type="percentage">
            <text:p>30,18%</text:p>
          </table:table-cell>
          <table:table-cell table:number-columns-repeated="2"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325" calcext:value-type="percentage">
            <text:p>2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842" calcext:value-type="percentage">
            <text:p>18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368" calcext:value-type="percentage">
            <text:p>23,68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689" calcext:value-type="percentage">
            <text:p>16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671" calcext:value-type="percentage">
            <text:p>26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526" calcext:value-type="percentage">
            <text:p>5,26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73" calcext:value-type="percentage">
            <text:p>23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64" calcext:value-type="percentage">
            <text:p>28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316" calcext:value-type="percentage">
            <text:p>13,16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19" calcext:value-type="percentage">
            <text:p>7,19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662" calcext:value-type="percentage">
            <text:p>26,6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6247" calcext:value-type="percentage">
            <text:p>16,25%</text:p>
          </table:table-cell>
          <table:table-cell table:style-name="ce30" table:formula="of:=AVERAGE([.C80:.C89])" office:value-type="percentage" office:value="0.15175" calcext:value-type="percentage">
            <text:p>15,17%</text:p>
          </table:table-cell>
          <table:table-cell table:style-name="ce30" table:formula="of:=AVERAGE([.D80:.D89])" office:value-type="percentage" office:value="0.14526" calcext:value-type="percentage">
            <text:p>14,53%</text:p>
          </table:table-cell>
          <table:table-cell table:style-name="ce30" table:number-columns-repeated="2"/>
          <table:table-cell table:style-name="ce30" table:formula="of:=AVERAGE([.G80:.G89])" office:value-type="percentage" office:value="0.23286" calcext:value-type="percentage">
            <text:p>23,29%</text:p>
          </table:table-cell>
          <table:table-cell table:style-name="ce30" table:formula="of:=AVERAGE([.H80:.H89])" office:value-type="percentage" office:value="0.23974" calcext:value-type="percentage">
            <text:p>23,97%</text:p>
          </table:table-cell>
          <table:table-cell table:style-name="ce30" table:formula="of:=AVERAGE([.I80:.I89])" office:value-type="percentage" office:value="0.23329" calcext:value-type="percentage">
            <text:p>23,3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203" calcext:value-type="percentage">
            <text:p>22,03%</text:p>
          </table:table-cell>
          <table:table-cell office:value-type="percentage" office:value="0.2572" calcext:value-type="percentage">
            <text:p>25,72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91" calcext:value-type="percentage">
            <text:p>1,91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62" calcext:value-type="percentage">
            <text:p>0,62%</text:p>
          </table:table-cell>
          <table:table-cell office:value-type="percentage" office:value="0.0099" calcext:value-type="percentage">
            <text:p>0,99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84" calcext:value-type="percentage">
            <text:p>28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5</text:p>
          </table:table-cell>
          <table:table-cell table:number-columns-repeated="2" office:value-type="percentage" office:value="0.1522" calcext:value-type="percentage">
            <text:p>15,22%</text:p>
          </table:table-cell>
          <table:table-cell office:value-type="percentage" office:value="0.2812" calcext:value-type="percentage">
            <text:p>2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685" calcext:value-type="percentage">
            <text:p>6,8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449" calcext:value-type="percentage">
            <text:p>24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51" calcext:value-type="percentage">
            <text:p>4,51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302" calcext:value-type="percentage">
            <text:p>3,02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28" calcext:value-type="percentage">
            <text:p>2,28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413" calcext:value-type="percentage">
            <text:p>24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599" calcext:value-type="percentage">
            <text:p>5,9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3" calcext:value-type="percentage">
            <text:p>26,3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309" calcext:value-type="percentage">
            <text:p>5,31%</text:p>
          </table:table-cell>
          <table:table-cell table:style-name="ce30" table:formula="of:=AVERAGE([.C93:.C102])" office:value-type="percentage" office:value="0.05863" calcext:value-type="percentage">
            <text:p>5,86%</text:p>
          </table:table-cell>
          <table:table-cell table:style-name="ce30" table:formula="of:=AVERAGE([.D93:.D102])" office:value-type="percentage" office:value="0.04684" calcext:value-type="percentage">
            <text:p>4,68%</text:p>
          </table:table-cell>
          <table:table-cell table:style-name="ce30" table:number-columns-repeated="2"/>
          <table:table-cell table:style-name="ce30" table:formula="of:=AVERAGE([.G93:.G102])" office:value-type="percentage" office:value="0.28522" calcext:value-type="percentage">
            <text:p>28,52%</text:p>
          </table:table-cell>
          <table:table-cell table:style-name="ce30" table:formula="of:=AVERAGE([.H93:.H102])" office:value-type="percentage" office:value="0.28593" calcext:value-type="percentage">
            <text:p>28,59%</text:p>
          </table:table-cell>
          <table:table-cell table:style-name="ce30" table:formula="of:=AVERAGE([.I93:.I102])" office:value-type="percentage" office:value="0.29463" calcext:value-type="percentage">
            <text:p>29,46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1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2763" calcext:value-type="percentage">
            <text:p>27,6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683" calcext:value-type="percentage">
            <text:p>26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2338" calcext:value-type="percentage">
            <text:p>23,3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2195" calcext:value-type="percentage">
            <text:p>21,9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96" calcext:value-type="percentage">
            <text:p>19,60%</text:p>
          </table:table-cell>
          <table:table-cell office:value-type="percentage" office:value="0.2322" calcext:value-type="percentage">
            <text:p>23,2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1603" calcext:value-type="percentage">
            <text:p>16,03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2335" calcext:value-type="percentage">
            <text:p>23,3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25" calcext:value-type="percentage">
            <text:p>20,2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1497" calcext:value-type="percentage">
            <text:p>14,97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21" calcext:value-type="percentage">
            <text:p>21,0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2287" calcext:value-type="percentage">
            <text:p>22,8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927" calcext:value-type="percentage">
            <text:p>29,2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69" calcext:value-type="percentage">
            <text:p>16,90%</text:p>
          </table:table-cell>
          <table:table-cell office:value-type="percentage" office:value="0.2283" calcext:value-type="percentage">
            <text:p>22,8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1283" calcext:value-type="percentage">
            <text:p>21,28%</text:p>
          </table:table-cell>
          <table:table-cell table:style-name="ce26" table:formula="of:=AVERAGE([.C106:.C115])" office:value-type="percentage" office:value="0.20036" calcext:value-type="percentage">
            <text:p>20,04%</text:p>
          </table:table-cell>
          <table:table-cell table:style-name="ce26" table:formula="of:=AVERAGE([.D106:.D115])" office:value-type="percentage" office:value="0.20532" calcext:value-type="percentage">
            <text:p>20,53%</text:p>
          </table:table-cell>
          <table:table-cell table:style-name="ce26" table:number-columns-repeated="2"/>
          <table:table-cell table:style-name="ce26" table:formula="of:=AVERAGE([.G106:.G115])" office:value-type="percentage" office:value="0.15489" calcext:value-type="percentage">
            <text:p>15,49%</text:p>
          </table:table-cell>
          <table:table-cell table:style-name="ce26" table:formula="of:=AVERAGE([.H106:.H115])" office:value-type="percentage" office:value="0.18192" calcext:value-type="percentage">
            <text:p>18,19%</text:p>
          </table:table-cell>
          <table:table-cell table:style-name="ce26" table:formula="of:=AVERAGE([.I106:.I115])" office:value-type="percentage" office:value="0.23575" calcext:value-type="percentage">
            <text:p>23,58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3511" calcext:value-type="percentage">
            <text:p>35,11%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46" calcext:value-type="percentage">
            <text:p>46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12" calcext:value-type="percentage">
            <text:p>1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232" calcext:value-type="percentage">
            <text:p>2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156" calcext:value-type="percentage">
            <text:p>61,56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69" calcext:value-type="percentage">
            <text:p>3,69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356" calcext:value-type="percentage">
            <text:p>73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679" calcext:value-type="percentage">
            <text:p>6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62" calcext:value-type="percentage">
            <text:p>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911" calcext:value-type="percentage">
            <text:p>39,11%</text:p>
          </table:table-cell>
          <table:table-cell office:value-type="percentage" office:value="0.3756" calcext:value-type="percentage">
            <text:p>37,56%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5" calcext:value-type="percentage">
            <text:p>2,5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2445" calcext:value-type="percentage">
            <text:p>52,45%</text:p>
          </table:table-cell>
          <table:table-cell table:style-name="ce26" table:formula="of:=AVERAGE([.C119:.C128])" office:value-type="percentage" office:value="0.53177" calcext:value-type="percentage">
            <text:p>53,18%</text:p>
          </table:table-cell>
          <table:table-cell table:style-name="ce26" table:formula="of:=AVERAGE([.D119:.D128])" office:value-type="percentage" office:value="0.54891" calcext:value-type="percentage">
            <text:p>54,89%</text:p>
          </table:table-cell>
          <table:table-cell table:style-name="ce26" table:number-columns-repeated="2"/>
          <table:table-cell table:style-name="ce26" table:formula="of:=AVERAGE([.G119:.G128])" office:value-type="percentage" office:value="0.05428" calcext:value-type="percentage">
            <text:p>5,43%</text:p>
          </table:table-cell>
          <table:table-cell table:style-name="ce26" table:formula="of:=AVERAGE([.H119:.H128])" office:value-type="percentage" office:value="0.05013" calcext:value-type="percentage">
            <text:p>5,01%</text:p>
          </table:table-cell>
          <table:table-cell table:style-name="ce26" table:formula="of:=AVERAGE([.I119:.I128])" office:value-type="percentage" office:value="0.05203" calcext:value-type="percentage">
            <text:p>5,2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059" calcext:value-type="percentage">
            <text:p>10,59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678" calcext:value-type="percentage">
            <text:p>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098" calcext:value-type="percentage">
            <text:p>0,9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2" calcext:value-type="percentage">
            <text:p>4,1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022" calcext:value-type="percentage">
            <text:p>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1222" calcext:value-type="percentage">
            <text:p>1,22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78" calcext:value-type="percentage">
            <text:p>8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022" calcext:value-type="percentage">
            <text:p>0,22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07587" calcext:value-type="percentage">
            <text:p>7,59%</text:p>
          </table:table-cell>
          <table:table-cell table:style-name="ce26" table:formula="of:=AVERAGE([.C132:.C141])" office:value-type="percentage" office:value="0.08391" calcext:value-type="percentage">
            <text:p>8,39%</text:p>
          </table:table-cell>
          <table:table-cell table:style-name="ce26" table:formula="of:=AVERAGE([.D132:.D141])" office:value-type="percentage" office:value="0.05627" calcext:value-type="percentage">
            <text:p>5,63%</text:p>
          </table:table-cell>
          <table:table-cell table:style-name="ce26" table:number-columns-repeated="2"/>
          <table:table-cell table:style-name="ce26" table:formula="of:=AVERAGE([.G132:.G141])" office:value-type="percentage" office:value="0.04367" calcext:value-type="percentage">
            <text:p>4,37%</text:p>
          </table:table-cell>
          <table:table-cell table:style-name="ce26" table:formula="of:=AVERAGE([.H132:.H141])" office:value-type="percentage" office:value="0.042562" calcext:value-type="percentage">
            <text:p>4,26%</text:p>
          </table:table-cell>
          <table:table-cell table:style-name="ce26" table:formula="of:=AVERAGE([.I132:.I141])" office:value-type="percentage" office:value="0.039" calcext:value-type="percentage">
            <text:p>3,9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2</text:p>
          </table:table-cell>
          <table:table-cell table:number-columns-repeated="2" office:value-type="percentage" office:value="0.018" calcext:value-type="percentage">
            <text:p>1,80%</text:p>
          </table:table-cell>
          <table:table-cell office:value-type="percentage" office:value="0.0133" calcext:value-type="percentage">
            <text:p>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4" calcext:value-type="percentage">
            <text:p>3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6" calcext:value-type="percentage">
            <text:p>3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6" calcext:value-type="percentage">
            <text:p>5,60%</text:p>
          </table:table-cell>
          <table:table-cell table:number-columns-repeated="2" office:value-type="percentage" office:value="0.0673" calcext:value-type="percentage">
            <text:p>6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67" calcext:value-type="percentage">
            <text:p>11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6" calcext:value-type="percentage">
            <text:p>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93" calcext:value-type="percentage">
            <text:p>6,9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19" calcext:value-type="percentage">
            <text:p>11,90%</text:p>
          </table:table-cell>
          <table:table-cell table:style-name="ce26" table:formula="of:=AVERAGE([.C145:.C154])" office:value-type="percentage" office:value="0.10499" calcext:value-type="percentage">
            <text:p>10,50%</text:p>
          </table:table-cell>
          <table:table-cell table:style-name="ce26" table:formula="of:=AVERAGE([.D145:.D154])" office:value-type="percentage" office:value="0.09334" calcext:value-type="percentage">
            <text:p>9,33%</text:p>
          </table:table-cell>
          <table:table-cell table:style-name="ce26" table:number-columns-repeated="2"/>
          <table:table-cell table:style-name="ce26" table:formula="of:=AVERAGE([.G145:.G154])" office:value-type="percentage" office:value="0.03793" calcext:value-type="percentage">
            <text:p>3,79%</text:p>
          </table:table-cell>
          <table:table-cell table:style-name="ce26" table:formula="of:=AVERAGE([.H145:.H154])" office:value-type="percentage" office:value="0.04214" calcext:value-type="percentage">
            <text:p>4,21%</text:p>
          </table:table-cell>
          <table:table-cell table:style-name="ce26" table:formula="of:=AVERAGE([.I145:.I154])" office:value-type="percentage" office:value="0.03986" calcext:value-type="percentage">
            <text:p>3,99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23" calcext:value-type="percentage">
            <text:p>62,30%</text:p>
          </table:table-cell>
          <table:table-cell office:value-type="percentage" office:value="0.6218" calcext:value-type="percentage">
            <text:p>62,18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4157" calcext:value-type="percentage">
            <text:p>41,57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5161" calcext:value-type="percentage">
            <text:p>51,61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5138" calcext:value-type="percentage">
            <text:p>51,38%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546" calcext:value-type="percentage">
            <text:p>5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4417" calcext:value-type="percentage">
            <text:p>44,17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471" calcext:value-type="percentage">
            <text:p>44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4426" calcext:value-type="percentage">
            <text:p>44,26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287" calcext:value-type="percentage">
            <text:p>5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table:number-columns-repeated="2" office:value-type="percentage" office:value="0.3611" calcext:value-type="percentage">
            <text:p>36,11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3218" calcext:value-type="percentage">
            <text:p>32,18%</text:p>
          </table:table-cell>
          <table:table-cell office:value-type="percentage" office:value="0.3172" calcext:value-type="percentage">
            <text:p>3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4908" calcext:value-type="percentage">
            <text:p>49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972" calcext:value-type="percentage">
            <text:p>39,72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4816" calcext:value-type="percentage">
            <text:p>4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552" calcext:value-type="percentage">
            <text:p>45,52%</text:p>
          </table:table-cell>
          <table:table-cell office:value-type="percentage" office:value="0.4782" calcext:value-type="percentage">
            <text:p>47,82%</text:p>
          </table:table-cell>
          <table:table-cell office:value-type="percentage" office:value="0.5046" calcext:value-type="percentage">
            <text:p>50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6517" calcext:value-type="percentage">
            <text:p>65,17%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5805" calcext:value-type="percentage">
            <text:p>58,05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6741" calcext:value-type="percentage">
            <text:p>36,74%</text:p>
          </table:table-cell>
          <table:table-cell table:style-name="ce26" table:formula="of:=AVERAGE([.C158:.C167])" office:value-type="percentage" office:value="0.36536" calcext:value-type="percentage">
            <text:p>36,54%</text:p>
          </table:table-cell>
          <table:table-cell table:style-name="ce26" table:formula="of:=AVERAGE([.D158:.D167])" office:value-type="percentage" office:value="0.3738" calcext:value-type="percentage">
            <text:p>37,38%</text:p>
          </table:table-cell>
          <table:table-cell table:style-name="ce26" table:number-columns-repeated="2"/>
          <table:table-cell table:style-name="ce26" table:formula="of:=AVERAGE([.G158:.G167])" office:value-type="percentage" office:value="0.52091" calcext:value-type="percentage">
            <text:p>52,09%</text:p>
          </table:table-cell>
          <table:table-cell table:style-name="ce26" table:formula="of:=AVERAGE([.H158:.H167])" office:value-type="percentage" office:value="0.51654" calcext:value-type="percentage">
            <text:p>51,65%</text:p>
          </table:table-cell>
          <table:table-cell table:style-name="ce26" table:formula="of:=AVERAGE([.I158:.I167])" office:value-type="percentage" office:value="0.50365" calcext:value-type="percentage">
            <text:p>50,37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419" calcext:value-type="percentage">
            <text:p>24,19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table:number-columns-repeated="3"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table:number-columns-repeated="2" office:value-type="percentage" office:value="0.2903" calcext:value-type="percentage">
            <text:p>29,03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78" calcext:value-type="percentage">
            <text:p>17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9</text:p>
          </table:table-cell>
          <table:table-cell table:number-columns-repeated="3" office:value-type="percentage" office:value="0.2258" calcext:value-type="percentage">
            <text:p>2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10</text:p>
          </table:table-cell>
          <table:table-cell table:number-columns-repeated="3"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19405" calcext:value-type="percentage">
            <text:p>19,41%</text:p>
          </table:table-cell>
          <table:table-cell table:style-name="ce26" table:formula="of:=AVERAGE([.C171:.C180])" office:value-type="percentage" office:value="0.26333" calcext:value-type="percentage">
            <text:p>26,33%</text:p>
          </table:table-cell>
          <table:table-cell table:style-name="ce26" table:formula="of:=AVERAGE([.D171:.D180])" office:value-type="percentage" office:value="0.1926" calcext:value-type="percentage">
            <text:p>19,26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5973" calcext:value-type="percentage">
            <text:p>25,97%</text:p>
          </table:table-cell>
          <table:table-cell table:style-name="ce26" table:formula="of:=AVERAGE([.H171:.H180])" office:value-type="percentage" office:value="0.2629" calcext:value-type="percentage">
            <text:p>26,29%</text:p>
          </table:table-cell>
          <table:table-cell table:style-name="ce26" table:formula="of:=AVERAGE([.I171:.I180])" office:value-type="percentage" office:value="0.25179" calcext:value-type="percentage">
            <text:p>25,18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5102" calcext:value-type="percentage">
            <text:p>51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5649" calcext:value-type="percentage">
            <text:p>56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199" calcext:value-type="percentage">
            <text:p>41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27" calcext:value-type="percentage">
            <text:p>1,2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277" calcext:value-type="percentage">
            <text:p>52,77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932" calcext:value-type="percentage">
            <text:p>49,32%</text:p>
          </table:table-cell>
          <table:table-cell office:value-type="percentage" office:value="0.4501" calcext:value-type="percentage">
            <text:p>45,01%</text:p>
          </table:table-cell>
          <table:table-cell office:value-type="percentage" office:value="0.4242" calcext:value-type="percentage">
            <text:p>42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3628" calcext:value-type="percentage">
            <text:p>36,28%</text:p>
          </table:table-cell>
          <table:table-cell office:value-type="percentage" office:value="0.5801" calcext:value-type="percentage">
            <text:p>58,01%</text:p>
          </table:table-cell>
          <table:table-cell office:value-type="percentage" office:value="0.4113" calcext:value-type="percentage">
            <text:p>4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182" calcext:value-type="percentage">
            <text:p>51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.002" calcext:value-type="percentage">
            <text:p>0,2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951" calcext:value-type="percentage">
            <text:p>59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465" calcext:value-type="percentage">
            <text:p>34,65%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93" calcext:value-type="percentage">
            <text:p>3,93%</text:p>
          </table:table-cell>
          <table:table-cell office:value-type="string" calcext:value-type="string">
            <text:p>x</text:p>
          </table:table-cell>
          <table:table-cell table:style-name="ce26" table:number-columns-repeated="2"/>
          <table:table-cell table:style-name="ce26" table:formula="of:=AVERAGE([.G183:.G192])" office:value-type="percentage" office:value="0.4495" calcext:value-type="percentage">
            <text:p>44,95%</text:p>
          </table:table-cell>
          <table:table-cell table:style-name="ce26" table:formula="of:=AVERAGE([.H183:.H192])" office:value-type="percentage" office:value="0.48766" calcext:value-type="percentage">
            <text:p>48,77%</text:p>
          </table:table-cell>
          <table:table-cell table:style-name="ce26" table:formula="of:=AVERAGE([.I183:.I192])" office:value-type="percentage" office:value="0.49219" calcext:value-type="percentage">
            <text:p>49,2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2341" calcext:value-type="percentage">
            <text:p>2,34%</text:p>
          </table:table-cell>
          <table:table-cell table:style-name="ce26" table:formula="of:=AVERAGE([.C184:.C193])" office:value-type="percentage" office:value="0.02261" calcext:value-type="percentage">
            <text:p>2,26%</text:p>
          </table:table-cell>
          <table:table-cell table:style-name="ce26" table:formula="of:=AVERAGE([.D184:.D193])" office:value-type="percentage" office:value="0.0166555555555556" calcext:value-type="percentage">
            <text:p>1,67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3"/>
          <table:table-cell table:style-name="ce31" office:value-type="string" calcext:value-type="string">
            <text:p>F=5</text:p>
          </table:table-cell>
          <table:table-cell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office:value-type="float" office:value="2042.71" calcext:value-type="float">
            <text:p>2042,71</text:p>
          </table:table-cell>
          <table:table-cell table:style-name="ce31" office:value-type="float" office:value="1800.14" calcext:value-type="float">
            <text:p>1800,14</text:p>
          </table:table-cell>
          <table:table-cell table:style-name="ce31"/>
          <table:table-cell table:style-name="ce31" office:value-type="string" calcext:value-type="string">
            <text:p>Airfoil_2</text:p>
          </table:table-cell>
          <table:table-cell table:style-name="ce31"/>
          <table:table-cell table:style-name="ce31" office:value-type="float" office:value="0.646" calcext:value-type="float">
            <text:p>0,646</text:p>
          </table:table-cell>
          <table:table-cell table:style-name="ce31" office:value-type="float" office:value="0.66239" calcext:value-type="float">
            <text:p>0,662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office:value-type="float" office:value="2450.15" calcext:value-type="float">
            <text:p>2450,15</text:p>
          </table:table-cell>
          <table:table-cell table:style-name="ce31" office:value-type="float" office:value="2195.58" calcext:value-type="float">
            <text:p>2195,58</text:p>
          </table:table-cell>
          <table:table-cell table:style-name="ce31"/>
          <table:table-cell table:style-name="ce31" office:value-type="string" calcext:value-type="string">
            <text:p>Airfoil_3</text:p>
          </table:table-cell>
          <table:table-cell table:style-name="ce31"/>
          <table:table-cell table:style-name="ce31" office:value-type="float" office:value="0.588" calcext:value-type="float">
            <text:p>0,588</text:p>
          </table:table-cell>
          <table:table-cell table:style-name="ce31" office:value-type="float" office:value="0.564" calcext:value-type="float">
            <text:p>0,5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office:value-type="float" office:value="2654.45" calcext:value-type="float">
            <text:p>2654,45</text:p>
          </table:table-cell>
          <table:table-cell table:style-name="ce31" office:value-type="float" office:value="2222.71" calcext:value-type="float">
            <text:p>2222,71</text:p>
          </table:table-cell>
          <table:table-cell table:style-name="ce31"/>
          <table:table-cell table:style-name="ce31" office:value-type="string" calcext:value-type="string">
            <text:p>Airfoil_4</text:p>
          </table:table-cell>
          <table:table-cell table:style-name="ce31"/>
          <table:table-cell table:style-name="ce31" office:value-type="float" office:value="0.567" calcext:value-type="float">
            <text:p>0,567</text:p>
          </table:table-cell>
          <table:table-cell table:style-name="ce31" office:value-type="float" office:value="0.589" calcext:value-type="float">
            <text:p>0,5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office:value-type="float" office:value="2095.49" calcext:value-type="float">
            <text:p>2095,49</text:p>
          </table:table-cell>
          <table:table-cell table:style-name="ce31" office:value-type="float" office:value="1998.77" calcext:value-type="float">
            <text:p>1998,77</text:p>
          </table:table-cell>
          <table:table-cell table:style-name="ce31"/>
          <table:table-cell table:style-name="ce31" office:value-type="string" calcext:value-type="string">
            <text:p>Airfoil_5</text:p>
          </table:table-cell>
          <table:table-cell table:style-name="ce31"/>
          <table:table-cell table:style-name="ce31" office:value-type="float" office:value="0.453" calcext:value-type="float">
            <text:p>0,453</text:p>
          </table:table-cell>
          <table:table-cell table:style-name="ce31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office:value-type="float" office:value="2766.14" calcext:value-type="float">
            <text:p>2766,14</text:p>
          </table:table-cell>
          <table:table-cell table:style-name="ce31" office:value-type="float" office:value="2272.69" calcext:value-type="float">
            <text:p>2272,69</text:p>
          </table:table-cell>
          <table:table-cell table:style-name="ce31"/>
          <table:table-cell table:style-name="ce31" office:value-type="string" calcext:value-type="string">
            <text:p>Airfoil_6</text:p>
          </table:table-cell>
          <table:table-cell table:style-name="ce31"/>
          <table:table-cell table:style-name="ce31" office:value-type="float" office:value="0.512" calcext:value-type="float">
            <text:p>0,512</text:p>
          </table:table-cell>
          <table:table-cell table:style-name="ce31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office:value-type="float" office:value="2363.76" calcext:value-type="float">
            <text:p>2363,76</text:p>
          </table:table-cell>
          <table:table-cell table:style-name="ce31" office:value-type="float" office:value="2369.14" calcext:value-type="float">
            <text:p>2369,14</text:p>
          </table:table-cell>
          <table:table-cell table:style-name="ce31"/>
          <table:table-cell table:style-name="ce31" office:value-type="string" calcext:value-type="string">
            <text:p>Airfoil_7</text:p>
          </table:table-cell>
          <table:table-cell table:style-name="ce31"/>
          <table:table-cell table:style-name="ce31" office:value-type="float" office:value="0.496" calcext:value-type="float">
            <text:p>0,496</text:p>
          </table:table-cell>
          <table:table-cell table:style-name="ce31" office:value-type="float" office:value="0.538" calcext:value-type="float">
            <text:p>0,5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office:value-type="float" office:value="2714.97" calcext:value-type="float">
            <text:p>2714,97</text:p>
          </table:table-cell>
          <table:table-cell table:style-name="ce31" office:value-type="float" office:value="2073.19" calcext:value-type="float">
            <text:p>2073,19</text:p>
          </table:table-cell>
          <table:table-cell table:style-name="ce31"/>
          <table:table-cell table:style-name="ce31" office:value-type="string" calcext:value-type="string">
            <text:p>Airfoil_8</text:p>
          </table:table-cell>
          <table:table-cell table:style-name="ce31"/>
          <table:table-cell table:style-name="ce31" office:value-type="float" office:value="0.537" calcext:value-type="float">
            <text:p>0,537</text:p>
          </table:table-cell>
          <table:table-cell table:style-name="ce31" office:value-type="float" office:value="0.573" calcext:value-type="float">
            <text:p>0,5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office:value-type="float" office:value="2340.1" calcext:value-type="float">
            <text:p>2340,1</text:p>
          </table:table-cell>
          <table:table-cell table:style-name="ce31" office:value-type="float" office:value="2221.86" calcext:value-type="float">
            <text:p>2221,86</text:p>
          </table:table-cell>
          <table:table-cell table:style-name="ce31"/>
          <table:table-cell table:style-name="ce31" office:value-type="string" calcext:value-type="string">
            <text:p>Airfoil_9</text:p>
          </table:table-cell>
          <table:table-cell table:style-name="ce31"/>
          <table:table-cell table:style-name="ce31" office:value-type="float" office:value="0.776" calcext:value-type="float">
            <text:p>0,776</text:p>
          </table:table-cell>
          <table:table-cell table:style-name="ce31" office:value-type="float" office:value="0.747" calcext:value-type="float">
            <text:p>0,7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office:value-type="float" office:value="2386.84" calcext:value-type="float">
            <text:p>2386,84</text:p>
          </table:table-cell>
          <table:table-cell table:style-name="ce31" office:value-type="float" office:value="2220.87" calcext:value-type="float">
            <text:p>2220,87</text:p>
          </table:table-cell>
          <table:table-cell table:style-name="ce31"/>
          <table:table-cell table:style-name="ce31" office:value-type="string" calcext:value-type="string">
            <text:p>Airfoil_10</text:p>
          </table:table-cell>
          <table:table-cell table:style-name="ce31"/>
          <table:table-cell table:style-name="ce31" office:value-type="float" office:value="0.623" calcext:value-type="float">
            <text:p>0,623</text:p>
          </table:table-cell>
          <table:table-cell table:style-name="ce31" office:value-type="float" office:value="0.61" calcext:value-type="float">
            <text:p>0,6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197:.C205])" office:value-type="float" office:value="2423.84555555556" calcext:value-type="float">
            <text:p>2423,84555555556</text:p>
          </table:table-cell>
          <table:table-cell table:style-name="ce32" table:formula="of:=AVERAGE([.D197:.D205])" office:value-type="float" office:value="2152.77222222222" calcext:value-type="float">
            <text:p>2152,77222222222</text:p>
          </table:table-cell>
          <table:table-cell table:style-name="ce32" table:number-columns-repeated="3"/>
          <table:table-cell table:style-name="ce32" table:formula="of:=AVERAGE([.H197:.H205])" office:value-type="float" office:value="0.577555555555556" calcext:value-type="float">
            <text:p>0,577555555555556</text:p>
          </table:table-cell>
          <table:table-cell table:style-name="ce32" table:formula="of:=AVERAGE([.I197:.I205])" office:value-type="float" office:value="0.58771" calcext:value-type="float">
            <text:p>0,58771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office:value-type="float" office:value="2360.58" calcext:value-type="float">
            <text:p>2360,58</text:p>
          </table:table-cell>
          <table:table-cell table:style-name="ce31" office:value-type="float" office:value="1983.35" calcext:value-type="float">
            <text:p>1983,35</text:p>
          </table:table-cell>
          <table:table-cell table:style-name="ce31"/>
          <table:table-cell table:style-name="ce31" office:value-type="string" calcext:value-type="string">
            <text:p>BK_1</text:p>
          </table:table-cell>
          <table:table-cell table:style-name="ce31"/>
          <table:table-cell table:style-name="ce31" office:value-type="float" office:value="0.221" calcext:value-type="float">
            <text:p>0,221</text:p>
          </table:table-cell>
          <table:table-cell table:style-name="ce31" office:value-type="float" office:value="0.154" calcext:value-type="float">
            <text:p>0,1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office:value-type="float" office:value="1688.19" calcext:value-type="float">
            <text:p>1688,19</text:p>
          </table:table-cell>
          <table:table-cell table:style-name="ce31" office:value-type="float" office:value="1402.07" calcext:value-type="float">
            <text:p>1402,07</text:p>
          </table:table-cell>
          <table:table-cell table:style-name="ce31"/>
          <table:table-cell table:style-name="ce31" office:value-type="string" calcext:value-type="string">
            <text:p>BK_2</text:p>
          </table:table-cell>
          <table:table-cell table:style-name="ce31"/>
          <table:table-cell table:style-name="ce31" office:value-type="float" office:value="0.169" calcext:value-type="float">
            <text:p>0,169</text:p>
          </table:table-cell>
          <table:table-cell table:style-name="ce31" office:value-type="float" office:value="0.171" calcext:value-type="float">
            <text:p>0,1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office:value-type="float" office:value="2645.34" calcext:value-type="float">
            <text:p>2645,34</text:p>
          </table:table-cell>
          <table:table-cell table:style-name="ce31" office:value-type="float" office:value="2210.62" calcext:value-type="float">
            <text:p>2210,62</text:p>
          </table:table-cell>
          <table:table-cell table:style-name="ce31"/>
          <table:table-cell table:style-name="ce31" office:value-type="string" calcext:value-type="string">
            <text:p>BK_3</text:p>
          </table:table-cell>
          <table:table-cell table:style-name="ce31"/>
          <table:table-cell table:style-name="ce31" office:value-type="float" office:value="0.246" calcext:value-type="float">
            <text:p>0,246</text:p>
          </table:table-cell>
          <table:table-cell table:style-name="ce31" office:value-type="float" office:value="0.33" calcext:value-type="float">
            <text:p>0,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office:value-type="float" office:value="3258.97" calcext:value-type="float">
            <text:p>3258,97</text:p>
          </table:table-cell>
          <table:table-cell table:style-name="ce31" office:value-type="float" office:value="3180.3" calcext:value-type="float">
            <text:p>3180,3</text:p>
          </table:table-cell>
          <table:table-cell table:style-name="ce31"/>
          <table:table-cell table:style-name="ce31" office:value-type="string" calcext:value-type="string">
            <text:p>BK_4</text:p>
          </table:table-cell>
          <table:table-cell table:style-name="ce31"/>
          <table:table-cell table:style-name="ce31" office:value-type="float" office:value="0.461" calcext:value-type="float">
            <text:p>0,461</text:p>
          </table:table-cell>
          <table:table-cell table:style-name="ce31" office:value-type="float" office:value="0.357" calcext:value-type="float">
            <text:p>0,3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office:value-type="float" office:value="4036.9" calcext:value-type="float">
            <text:p>4036,9</text:p>
          </table:table-cell>
          <table:table-cell table:style-name="ce31" office:value-type="float" office:value="3986.88" calcext:value-type="float">
            <text:p>3986,88</text:p>
          </table:table-cell>
          <table:table-cell table:style-name="ce31"/>
          <table:table-cell table:style-name="ce31" office:value-type="string" calcext:value-type="string">
            <text:p>BK_5</text:p>
          </table:table-cell>
          <table:table-cell table:style-name="ce31"/>
          <table:table-cell table:style-name="ce31" office:value-type="float" office:value="0.278" calcext:value-type="float">
            <text:p>0,278</text:p>
          </table:table-cell>
          <table:table-cell table:style-name="ce31" office:value-type="float" office:value="0.275" calcext:value-type="float">
            <text:p>0,2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office:value-type="float" office:value="1446.58" calcext:value-type="float">
            <text:p>1446,58</text:p>
          </table:table-cell>
          <table:table-cell table:style-name="ce31" office:value-type="float" office:value="883.5" calcext:value-type="float">
            <text:p>883,5</text:p>
          </table:table-cell>
          <table:table-cell table:style-name="ce31"/>
          <table:table-cell table:style-name="ce31" office:value-type="string" calcext:value-type="string">
            <text:p>BK_6</text:p>
          </table:table-cell>
          <table:table-cell table:style-name="ce31"/>
          <table:table-cell table:style-name="ce31" office:value-type="float" office:value="0.19" calcext:value-type="float">
            <text:p>0,19</text:p>
          </table:table-cell>
          <table:table-cell table:style-name="ce31" office:value-type="float" office:value="0.173" calcext:value-type="float">
            <text:p>0,1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office:value-type="float" office:value="1809.3" calcext:value-type="float">
            <text:p>1809,3</text:p>
          </table:table-cell>
          <table:table-cell table:style-name="ce31" office:value-type="float" office:value="1301.86" calcext:value-type="float">
            <text:p>1301,86</text:p>
          </table:table-cell>
          <table:table-cell table:style-name="ce31"/>
          <table:table-cell table:style-name="ce31" office:value-type="string" calcext:value-type="string">
            <text:p>BK_7</text:p>
          </table:table-cell>
          <table:table-cell table:style-name="ce31"/>
          <table:table-cell table:style-name="ce31" office:value-type="float" office:value="0.118" calcext:value-type="float">
            <text:p>0,118</text:p>
          </table:table-cell>
          <table:table-cell table:style-name="ce31" office:value-type="float" office:value="0.094" calcext:value-type="float">
            <text:p>0,0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office:value-type="float" office:value="4346.71" calcext:value-type="float">
            <text:p>4346,71</text:p>
          </table:table-cell>
          <table:table-cell table:style-name="ce31" office:value-type="float" office:value="5688.9" calcext:value-type="float">
            <text:p>5688,9</text:p>
          </table:table-cell>
          <table:table-cell table:style-name="ce31"/>
          <table:table-cell table:style-name="ce31" office:value-type="string" calcext:value-type="string">
            <text:p>BK_8</text:p>
          </table:table-cell>
          <table:table-cell table:style-name="ce31"/>
          <table:table-cell table:style-name="ce31" office:value-type="float" office:value="0.68" calcext:value-type="float">
            <text:p>0,68</text:p>
          </table:table-cell>
          <table:table-cell table:style-name="ce31" office:value-type="float" office:value="0.158" calcext:value-type="float">
            <text:p>0,1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office:value-type="float" office:value="3233.34" calcext:value-type="float">
            <text:p>3233,34</text:p>
          </table:table-cell>
          <table:table-cell table:style-name="ce31" office:value-type="float" office:value="3091.6" calcext:value-type="float">
            <text:p>3091,6</text:p>
          </table:table-cell>
          <table:table-cell table:style-name="ce31"/>
          <table:table-cell table:style-name="ce31" office:value-type="string" calcext:value-type="string">
            <text:p>BK_9</text:p>
          </table:table-cell>
          <table:table-cell table:style-name="ce31"/>
          <table:table-cell table:style-name="ce31" office:value-type="float" office:value="1.682" calcext:value-type="float">
            <text:p>1,682</text:p>
          </table:table-cell>
          <table:table-cell table:style-name="ce31" office:value-type="float" office:value="0.44" calcext:value-type="float">
            <text:p>0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office:value-type="float" office:value="2765.22" calcext:value-type="float">
            <text:p>2765,22</text:p>
          </table:table-cell>
          <table:table-cell table:style-name="ce31" office:value-type="float" office:value="3087.53" calcext:value-type="float">
            <text:p>3087,53</text:p>
          </table:table-cell>
          <table:table-cell table:style-name="ce31"/>
          <table:table-cell table:style-name="ce31" office:value-type="string" calcext:value-type="string">
            <text:p>BK_10</text:p>
          </table:table-cell>
          <table:table-cell table:style-name="ce31"/>
          <table:table-cell table:style-name="ce31" office:value-type="float" office:value="0.348" calcext:value-type="float">
            <text:p>0,348</text:p>
          </table:table-cell>
          <table:table-cell table:style-name="ce31" office:value-type="float" office:value="0.123" calcext:value-type="float">
            <text:p>0,123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09:.C218])" office:value-type="float" office:value="2759.113" calcext:value-type="float">
            <text:p>2759,113</text:p>
          </table:table-cell>
          <table:table-cell table:style-name="ce32" table:formula="of:=AVERAGE([.D209:.D218])" office:value-type="float" office:value="2681.661" calcext:value-type="float">
            <text:p>2681,661</text:p>
          </table:table-cell>
          <table:table-cell table:style-name="ce32" table:number-columns-repeated="3"/>
          <table:table-cell table:style-name="ce32" table:formula="of:=AVERAGE([.H209:.H218])" office:value-type="float" office:value="0.4393" calcext:value-type="float">
            <text:p>0,4393</text:p>
          </table:table-cell>
          <table:table-cell table:style-name="ce32" table:formula="of:=AVERAGE([.I209:.I218])" office:value-type="float" office:value="0.2275" calcext:value-type="float">
            <text:p>0,2275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office:value-type="float" office:value="0.00097" calcext:value-type="float">
            <text:p>0,00097</text:p>
          </table:table-cell>
          <table:table-cell table:style-name="ce31" office:value-type="float" office:value="0.0025" calcext:value-type="float">
            <text:p>0,0025</text:p>
          </table:table-cell>
          <table:table-cell table:style-name="ce31"/>
          <table:table-cell table:style-name="ce31" office:value-type="string" calcext:value-type="string">
            <text:p>Concrete_1</text:p>
          </table:table-cell>
          <table:table-cell table:style-name="ce31"/>
          <table:table-cell table:style-name="ce31" office:value-type="float" office:value="0.64" calcext:value-type="float">
            <text:p>0,64</text:p>
          </table:table-cell>
          <table:table-cell table:style-name="ce31" office:value-type="float" office:value="0.696" calcext:value-type="float">
            <text:p>0,6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office:value-type="float" office:value="0.0000369" calcext:value-type="float">
            <text:p>3,69E-05</text:p>
          </table:table-cell>
          <table:table-cell table:style-name="ce33" office:value-type="float" office:value="0.0000139" calcext:value-type="float">
            <text:p>1,39E-05</text:p>
          </table:table-cell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/>
          <table:table-cell table:style-name="ce31" office:value-type="float" office:value="0.56" calcext:value-type="float">
            <text:p>0,56</text:p>
          </table:table-cell>
          <table:table-cell table:style-name="ce31" office:value-type="float" office:value="0.57" calcext:value-type="float">
            <text:p>0,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office:value-type="float" office:value="0.002" calcext:value-type="float">
            <text:p>0,002</text:p>
          </table:table-cell>
          <table:table-cell table:style-name="ce31" office:value-type="float" office:value="0.0045" calcext:value-type="float">
            <text:p>0,0045</text:p>
          </table:table-cell>
          <table:table-cell table:style-name="ce31"/>
          <table:table-cell table:style-name="ce31" office:value-type="string" calcext:value-type="string">
            <text:p>Concrete_3</text:p>
          </table:table-cell>
          <table:table-cell table:style-name="ce31"/>
          <table:table-cell table:style-name="ce31" office:value-type="float" office:value="0.59" calcext:value-type="float">
            <text:p>0,59</text:p>
          </table:table-cell>
          <table:table-cell table:style-name="ce31" office:value-type="float" office:value="0.596" calcext:value-type="float">
            <text:p>0,5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office:value-type="float" office:value="0.00098" calcext:value-type="float">
            <text:p>0,00098</text:p>
          </table:table-cell>
          <table:table-cell table:style-name="ce31" office:value-type="float" office:value="0.00026" calcext:value-type="float">
            <text:p>0,00026</text:p>
          </table:table-cell>
          <table:table-cell table:style-name="ce31"/>
          <table:table-cell table:style-name="ce31" office:value-type="string" calcext:value-type="string">
            <text:p>Concrete_4</text:p>
          </table:table-cell>
          <table:table-cell table:style-name="ce31"/>
          <table:table-cell table:style-name="ce31" office:value-type="float" office:value="0.709" calcext:value-type="float">
            <text:p>0,709</text:p>
          </table:table-cell>
          <table:table-cell table:style-name="ce31" office:value-type="float" office:value="0.591" calcext:value-type="float">
            <text:p>0,5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office:value-type="float" office:value="0.0179" calcext:value-type="float">
            <text:p>0,0179</text:p>
          </table:table-cell>
          <table:table-cell table:style-name="ce31" office:value-type="float" office:value="0.0048" calcext:value-type="float">
            <text:p>0,0048</text:p>
          </table:table-cell>
          <table:table-cell table:style-name="ce31"/>
          <table:table-cell table:style-name="ce31" office:value-type="string" calcext:value-type="string">
            <text:p>Concrete_5</text:p>
          </table:table-cell>
          <table:table-cell table:style-name="ce31"/>
          <table:table-cell table:style-name="ce31" office:value-type="float" office:value="0.763" calcext:value-type="float">
            <text:p>0,763</text:p>
          </table:table-cell>
          <table:table-cell table:style-name="ce31" office:value-type="float" office:value="0.787" calcext:value-type="float">
            <text:p>0,7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office:value-type="float" office:value="0.002" calcext:value-type="float">
            <text:p>0,002</text:p>
          </table:table-cell>
          <table:table-cell table:style-name="ce31" office:value-type="float" office:value="0.00066" calcext:value-type="float">
            <text:p>0,00066</text:p>
          </table:table-cell>
          <table:table-cell table:style-name="ce31"/>
          <table:table-cell table:style-name="ce31" office:value-type="string" calcext:value-type="string">
            <text:p>Concrete_6</text:p>
          </table:table-cell>
          <table:table-cell table:style-name="ce31"/>
          <table:table-cell table:style-name="ce31" office:value-type="float" office:value="0.904" calcext:value-type="float">
            <text:p>0,904</text:p>
          </table:table-cell>
          <table:table-cell table:style-name="ce31" office:value-type="float" office:value="0.688" calcext:value-type="float">
            <text:p>0,6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office:value-type="float" office:value="0.0002" calcext:value-type="float">
            <text:p>0,0002</text:p>
          </table:table-cell>
          <table:table-cell table:style-name="ce31" office:value-type="float" office:value="0.0011" calcext:value-type="float">
            <text:p>0,0011</text:p>
          </table:table-cell>
          <table:table-cell table:style-name="ce31"/>
          <table:table-cell table:style-name="ce31" office:value-type="string" calcext:value-type="string">
            <text:p>Concrete_7</text:p>
          </table:table-cell>
          <table:table-cell table:style-name="ce31"/>
          <table:table-cell table:style-name="ce31" office:value-type="float" office:value="0.631" calcext:value-type="float">
            <text:p>0,631</text:p>
          </table:table-cell>
          <table:table-cell table:style-name="ce31" office:value-type="float" office:value="0.684" calcext:value-type="float">
            <text:p>0,6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office:value-type="float" office:value="0.0021" calcext:value-type="float">
            <text:p>0,0021</text:p>
          </table:table-cell>
          <table:table-cell table:style-name="ce31" office:value-type="float" office:value="0.00038" calcext:value-type="float">
            <text:p>0,00038</text:p>
          </table:table-cell>
          <table:table-cell table:style-name="ce31"/>
          <table:table-cell table:style-name="ce31" office:value-type="string" calcext:value-type="string">
            <text:p>Concrete_8</text:p>
          </table:table-cell>
          <table:table-cell table:style-name="ce31"/>
          <table:table-cell table:style-name="ce31" office:value-type="float" office:value="0.536" calcext:value-type="float">
            <text:p>0,536</text:p>
          </table:table-cell>
          <table:table-cell table:style-name="ce31" office:value-type="float" office:value="0.607" calcext:value-type="float">
            <text:p>0,6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 office:value-type="float" office:value="0.00017" calcext:value-type="float">
            <text:p>0,00017</text:p>
          </table:table-cell>
          <table:table-cell table:style-name="ce33" office:value-type="float" office:value="0.0000971" calcext:value-type="float">
            <text:p>9,71E-05</text:p>
          </table:table-cell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/>
          <table:table-cell table:style-name="ce31" office:value-type="float" office:value="0.502" calcext:value-type="float">
            <text:p>0,502</text:p>
          </table:table-cell>
          <table:table-cell table:style-name="ce31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 office:value-type="float" office:value="0.0000983" calcext:value-type="float">
            <text:p>9,83E-05</text:p>
          </table:table-cell>
          <table:table-cell table:style-name="ce31" office:value-type="float" office:value="0.00036" calcext:value-type="float">
            <text:p>0,00036</text:p>
          </table:table-cell>
          <table:table-cell table:style-name="ce31"/>
          <table:table-cell table:style-name="ce31" office:value-type="string" calcext:value-type="string">
            <text:p>Concrete_10</text:p>
          </table:table-cell>
          <table:table-cell table:style-name="ce31"/>
          <table:table-cell table:style-name="ce31" office:value-type="float" office:value="0.662" calcext:value-type="float">
            <text:p>0,662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22:.C231])" office:value-type="float" office:value="0.00264552" calcext:value-type="float">
            <text:p>0,00264552</text:p>
          </table:table-cell>
          <table:table-cell table:style-name="ce32" table:formula="of:=AVERAGE([.D222:.D231])" office:value-type="float" office:value="0.0014671" calcext:value-type="float">
            <text:p>0,0014671</text:p>
          </table:table-cell>
          <table:table-cell table:style-name="ce32" table:number-columns-repeated="3"/>
          <table:table-cell table:style-name="ce32" table:formula="of:=AVERAGE([.H222:.H231])" office:value-type="float" office:value="0.6497" calcext:value-type="float">
            <text:p>0,6497</text:p>
          </table:table-cell>
          <table:table-cell table:style-name="ce32" table:formula="of:=AVERAGE([.I222:.I231])" office:value-type="float" office:value="0.636555555555556" calcext:value-type="float">
            <text:p>0,636555555555556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office:value-type="float" office:value="4.63" calcext:value-type="float">
            <text:p>4,63</text:p>
          </table:table-cell>
          <table:table-cell table:style-name="ce31" office:value-type="float" office:value="4.51" calcext:value-type="float">
            <text:p>4,51</text:p>
          </table:table-cell>
          <table:table-cell table:style-name="ce31"/>
          <table:table-cell table:style-name="ce31" office:value-type="string" calcext:value-type="string">
            <text:p>Diabetes_1</text:p>
          </table:table-cell>
          <table:table-cell table:style-name="ce31"/>
          <table:table-cell table:style-name="ce31" office:value-type="float" office:value="2.89" calcext:value-type="float">
            <text:p>2,89</text:p>
          </table:table-cell>
          <table:table-cell table:style-name="ce31" office:value-type="float" office:value="2.196" calcext:value-type="float">
            <text:p>2,1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office:value-type="float" office:value="6.18" calcext:value-type="float">
            <text:p>6,18</text:p>
          </table:table-cell>
          <table:table-cell table:style-name="ce31" office:value-type="float" office:value="5.99" calcext:value-type="float">
            <text:p>5,99</text:p>
          </table:table-cell>
          <table:table-cell table:style-name="ce31"/>
          <table:table-cell table:style-name="ce31" office:value-type="string" calcext:value-type="string">
            <text:p>Diabetes_2</text:p>
          </table:table-cell>
          <table:table-cell table:style-name="ce31"/>
          <table:table-cell table:style-name="ce31" office:value-type="float" office:value="0.77" calcext:value-type="float">
            <text:p>0,77</text:p>
          </table:table-cell>
          <table:table-cell table:style-name="ce31" office:value-type="float" office:value="2.052" calcext:value-type="float">
            <text:p>2,0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office:value-type="float" office:value="4.39" calcext:value-type="float">
            <text:p>4,39</text:p>
          </table:table-cell>
          <table:table-cell table:style-name="ce31" office:value-type="float" office:value="4.95" calcext:value-type="float">
            <text:p>4,95</text:p>
          </table:table-cell>
          <table:table-cell table:style-name="ce31"/>
          <table:table-cell table:style-name="ce31" office:value-type="string" calcext:value-type="string">
            <text:p>Diabetes_3</text:p>
          </table:table-cell>
          <table:table-cell table:style-name="ce31"/>
          <table:table-cell table:style-name="ce31" office:value-type="float" office:value="26.09" calcext:value-type="float">
            <text:p>26,09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office:value-type="float" office:value="7.32" calcext:value-type="float">
            <text:p>7,32</text:p>
          </table:table-cell>
          <table:table-cell table:style-name="ce31" office:value-type="float" office:value="7.67" calcext:value-type="float">
            <text:p>7,67</text:p>
          </table:table-cell>
          <table:table-cell table:style-name="ce31"/>
          <table:table-cell table:style-name="ce31" office:value-type="string" calcext:value-type="string">
            <text:p>Diabetes_4</text:p>
          </table:table-cell>
          <table:table-cell table:style-name="ce31"/>
          <table:table-cell table:style-name="ce31" office:value-type="float" office:value="3.04" calcext:value-type="float">
            <text:p>3,04</text:p>
          </table:table-cell>
          <table:table-cell table:style-name="ce31" office:value-type="float" office:value="4.183" calcext:value-type="float">
            <text:p>4,1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1" office:value-type="float" office:value="8.11" calcext:value-type="float">
            <text:p>8,11</text:p>
          </table:table-cell>
          <table:table-cell table:style-name="ce31"/>
          <table:table-cell table:style-name="ce31" office:value-type="string" calcext:value-type="string">
            <text:p>Diabetes_5</text:p>
          </table:table-cell>
          <table:table-cell table:style-name="ce31"/>
          <table:table-cell table:style-name="ce31" office:value-type="float" office:value="11.64" calcext:value-type="float">
            <text:p>11,64</text:p>
          </table:table-cell>
          <table:table-cell table:style-name="ce31" office:value-type="float" office:value="1.58" calcext:value-type="float">
            <text:p>1,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office:value-type="float" office:value="8.84" calcext:value-type="float">
            <text:p>8,84</text:p>
          </table:table-cell>
          <table:table-cell table:style-name="ce31" office:value-type="float" office:value="9.25" calcext:value-type="float">
            <text:p>9,25</text:p>
          </table:table-cell>
          <table:table-cell table:style-name="ce31"/>
          <table:table-cell table:style-name="ce31" office:value-type="string" calcext:value-type="string">
            <text:p>Diabetes_6</text:p>
          </table:table-cell>
          <table:table-cell table:style-name="ce31"/>
          <table:table-cell table:style-name="ce31" office:value-type="float" office:value="1.48" calcext:value-type="float">
            <text:p>1,48</text:p>
          </table:table-cell>
          <table:table-cell table:style-name="ce31" office:value-type="float" office:value="31.089" calcext:value-type="float">
            <text:p>31,0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office:value-type="float" office:value="4.23" calcext:value-type="float">
            <text:p>4,23</text:p>
          </table:table-cell>
          <table:table-cell table:style-name="ce31" office:value-type="float" office:value="4.09" calcext:value-type="float">
            <text:p>4,09</text:p>
          </table:table-cell>
          <table:table-cell table:style-name="ce31"/>
          <table:table-cell table:style-name="ce31" office:value-type="string" calcext:value-type="string">
            <text:p>Diabetes_7</text:p>
          </table:table-cell>
          <table:table-cell table:style-name="ce31"/>
          <table:table-cell table:style-name="ce31" office:value-type="float" office:value="3.46" calcext:value-type="float">
            <text:p>3,4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office:value-type="float" office:value="6.08" calcext:value-type="float">
            <text:p>6,08</text:p>
          </table:table-cell>
          <table:table-cell table:style-name="ce31" office:value-type="float" office:value="6.41" calcext:value-type="float">
            <text:p>6,41</text:p>
          </table:table-cell>
          <table:table-cell table:style-name="ce31"/>
          <table:table-cell table:style-name="ce31" office:value-type="string" calcext:value-type="string">
            <text:p>Diabetes_8</text:p>
          </table:table-cell>
          <table:table-cell table:style-name="ce31"/>
          <table:table-cell table:style-name="ce31" office:value-type="float" office:value="6.13" calcext:value-type="float">
            <text:p>6,13</text:p>
          </table:table-cell>
          <table:table-cell table:style-name="ce31" office:value-type="float" office:value="17.44" calcext:value-type="float">
            <text:p>17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office:value-type="float" office:value="3.2" calcext:value-type="float">
            <text:p>3,2</text:p>
          </table:table-cell>
          <table:table-cell table:style-name="ce31" office:value-type="float" office:value="3.37" calcext:value-type="float">
            <text:p>3,37</text:p>
          </table:table-cell>
          <table:table-cell table:style-name="ce31"/>
          <table:table-cell table:style-name="ce31" office:value-type="string" calcext:value-type="string">
            <text:p>Diabetes_9</text:p>
          </table:table-cell>
          <table:table-cell table:style-name="ce31"/>
          <table:table-cell table:style-name="ce31" office:value-type="float" office:value="15.19" calcext:value-type="float">
            <text:p>15,19</text:p>
          </table:table-cell>
          <table:table-cell table:style-name="ce31" office:value-type="float" office:value="7.88" calcext:value-type="float">
            <text:p>7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office:value-type="float" office:value="5.01" calcext:value-type="float">
            <text:p>5,01</text:p>
          </table:table-cell>
          <table:table-cell table:style-name="ce31" office:value-type="float" office:value="4.98" calcext:value-type="float">
            <text:p>4,98</text:p>
          </table:table-cell>
          <table:table-cell table:style-name="ce31"/>
          <table:table-cell table:style-name="ce31" office:value-type="string" calcext:value-type="string">
            <text:p>Diabetes_10</text:p>
          </table:table-cell>
          <table:table-cell table:style-name="ce31"/>
          <table:table-cell table:style-name="ce31" office:value-type="float" office:value="34.37" calcext:value-type="float">
            <text:p>34,3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35:.C244])" office:value-type="float" office:value="5.788" calcext:value-type="float">
            <text:p>5,788</text:p>
          </table:table-cell>
          <table:table-cell table:style-name="ce32" table:formula="of:=AVERAGE([.D235:.D244])" office:value-type="float" office:value="5.933" calcext:value-type="float">
            <text:p>5,933</text:p>
          </table:table-cell>
          <table:table-cell table:style-name="ce32" table:number-columns-repeated="3"/>
          <table:table-cell table:style-name="ce32" table:formula="of:=AVERAGE([.H235:.H244])" office:value-type="float" office:value="10.506" calcext:value-type="float">
            <text:p>10,506</text:p>
          </table:table-cell>
          <table:table-cell table:style-name="ce32" table:formula="of:=AVERAGE([.I235:.I244])" office:value-type="float" office:value="6.942" calcext:value-type="float">
            <text:p>6,942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office:value-type="float" office:value="729.42" calcext:value-type="float">
            <text:p>729,42</text:p>
          </table:table-cell>
          <table:table-cell table:style-name="ce31" office:value-type="float" office:value="765.55" calcext:value-type="float">
            <text:p>765,55</text:p>
          </table:table-cell>
          <table:table-cell table:style-name="ce31"/>
          <table:table-cell table:style-name="ce31" office:value-type="string" calcext:value-type="string">
            <text:p>FA_1</text:p>
          </table:table-cell>
          <table:table-cell table:style-name="ce31"/>
          <table:table-cell table:style-name="ce31" office:value-type="float" office:value="0.246" calcext:value-type="float">
            <text:p>0,246</text:p>
          </table:table-cell>
          <table:table-cell table:style-name="ce31" office:value-type="float" office:value="0.233" calcext:value-type="float">
            <text:p>0,2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office:value-type="float" office:value="887.44" calcext:value-type="float">
            <text:p>887,44</text:p>
          </table:table-cell>
          <table:table-cell table:style-name="ce31" office:value-type="float" office:value="915.86" calcext:value-type="float">
            <text:p>915,86</text:p>
          </table:table-cell>
          <table:table-cell table:style-name="ce31"/>
          <table:table-cell table:style-name="ce31" office:value-type="string" calcext:value-type="string">
            <text:p>FA_2</text:p>
          </table:table-cell>
          <table:table-cell table:style-name="ce31"/>
          <table:table-cell table:style-name="ce31" office:value-type="float" office:value="0.251" calcext:value-type="float">
            <text:p>0,251</text:p>
          </table:table-cell>
          <table:table-cell table:style-name="ce31" office:value-type="float" office:value="0.267" calcext:value-type="float">
            <text:p>0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office:value-type="float" office:value="897.59" calcext:value-type="float">
            <text:p>897,59</text:p>
          </table:table-cell>
          <table:table-cell table:style-name="ce31" office:value-type="float" office:value="1028.13" calcext:value-type="float">
            <text:p>1028,13</text:p>
          </table:table-cell>
          <table:table-cell table:style-name="ce31"/>
          <table:table-cell table:style-name="ce31" office:value-type="string" calcext:value-type="string">
            <text:p>FA_3</text:p>
          </table:table-cell>
          <table:table-cell table:style-name="ce31"/>
          <table:table-cell table:style-name="ce31" office:value-type="float" office:value="0.243" calcext:value-type="float">
            <text:p>0,243</text:p>
          </table:table-cell>
          <table:table-cell table:style-name="ce31" office:value-type="float" office:value="1.347" calcext:value-type="float">
            <text:p>1,3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office:value-type="float" office:value="1047.8" calcext:value-type="float">
            <text:p>1047,8</text:p>
          </table:table-cell>
          <table:table-cell table:style-name="ce31" office:value-type="float" office:value="1376.03" calcext:value-type="float">
            <text:p>1376,03</text:p>
          </table:table-cell>
          <table:table-cell table:style-name="ce31"/>
          <table:table-cell table:style-name="ce31" office:value-type="string" calcext:value-type="string">
            <text:p>FA_4</text:p>
          </table:table-cell>
          <table:table-cell table:style-name="ce31"/>
          <table:table-cell table:style-name="ce31" office:value-type="float" office:value="6.603" calcext:value-type="float">
            <text:p>6,603</text:p>
          </table:table-cell>
          <table:table-cell table:style-name="ce31" office:value-type="float" office:value="4.86" calcext:value-type="float">
            <text:p>4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office:value-type="float" office:value="1486.92" calcext:value-type="float">
            <text:p>1486,92</text:p>
          </table:table-cell>
          <table:table-cell table:style-name="ce31" office:value-type="float" office:value="1128.84" calcext:value-type="float">
            <text:p>1128,84</text:p>
          </table:table-cell>
          <table:table-cell table:style-name="ce31"/>
          <table:table-cell table:style-name="ce31" office:value-type="string" calcext:value-type="string">
            <text:p>FA_5</text:p>
          </table:table-cell>
          <table:table-cell table:style-name="ce31"/>
          <table:table-cell table:style-name="ce31" office:value-type="float" office:value="0.209" calcext:value-type="float">
            <text:p>0,209</text:p>
          </table:table-cell>
          <table:table-cell table:style-name="ce31" office:value-type="float" office:value="0.262" calcext:value-type="float">
            <text:p>0,2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office:value-type="float" office:value="1119.43" calcext:value-type="float">
            <text:p>1119,43</text:p>
          </table:table-cell>
          <table:table-cell table:style-name="ce31" office:value-type="float" office:value="1883.28" calcext:value-type="float">
            <text:p>1883,28</text:p>
          </table:table-cell>
          <table:table-cell table:style-name="ce31"/>
          <table:table-cell table:style-name="ce31" office:value-type="string" calcext:value-type="string">
            <text:p>FA_6</text:p>
          </table:table-cell>
          <table:table-cell table:style-name="ce31"/>
          <table:table-cell table:style-name="ce31" office:value-type="float" office:value="0.198" calcext:value-type="float">
            <text:p>0,198</text:p>
          </table:table-cell>
          <table:table-cell table:style-name="ce31" office:value-type="float" office:value="0.208" calcext:value-type="float">
            <text:p>0,2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office:value-type="float" office:value="776.07" calcext:value-type="float">
            <text:p>776,07</text:p>
          </table:table-cell>
          <table:table-cell table:style-name="ce31" office:value-type="float" office:value="760.58" calcext:value-type="float">
            <text:p>760,58</text:p>
          </table:table-cell>
          <table:table-cell table:style-name="ce31"/>
          <table:table-cell table:style-name="ce31" office:value-type="string" calcext:value-type="string">
            <text:p>FA_7</text:p>
          </table:table-cell>
          <table:table-cell table:style-name="ce31"/>
          <table:table-cell table:style-name="ce31" office:value-type="float" office:value="0.279" calcext:value-type="float">
            <text:p>0,279</text:p>
          </table:table-cell>
          <table:table-cell table:style-name="ce31" office:value-type="float" office:value="0.202" calcext:value-type="float">
            <text:p>0,2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office:value-type="float" office:value="1063.01" calcext:value-type="float">
            <text:p>1063,01</text:p>
          </table:table-cell>
          <table:table-cell table:style-name="ce31" office:value-type="float" office:value="1117.88" calcext:value-type="float">
            <text:p>1117,88</text:p>
          </table:table-cell>
          <table:table-cell table:style-name="ce31"/>
          <table:table-cell table:style-name="ce31" office:value-type="string" calcext:value-type="string">
            <text:p>FA_8</text:p>
          </table:table-cell>
          <table:table-cell table:style-name="ce31"/>
          <table:table-cell table:style-name="ce31" office:value-type="float" office:value="0.372" calcext:value-type="float">
            <text:p>0,372</text:p>
          </table:table-cell>
          <table:table-cell table:style-name="ce31" office:value-type="float" office:value="0.309" calcext:value-type="float">
            <text:p>0,3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office:value-type="float" office:value="612.51" calcext:value-type="float">
            <text:p>612,51</text:p>
          </table:table-cell>
          <table:table-cell table:style-name="ce31" office:value-type="float" office:value="934.04" calcext:value-type="float">
            <text:p>934,04</text:p>
          </table:table-cell>
          <table:table-cell table:style-name="ce31"/>
          <table:table-cell table:style-name="ce31" office:value-type="string" calcext:value-type="string">
            <text:p>FA_9</text:p>
          </table:table-cell>
          <table:table-cell table:style-name="ce31"/>
          <table:table-cell table:style-name="ce31" office:value-type="float" office:value="0.213" calcext:value-type="float">
            <text:p>0,213</text:p>
          </table:table-cell>
          <table:table-cell table:style-name="ce31" office:value-type="float" office:value="0.207" calcext:value-type="float">
            <text:p>0,2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office:value-type="float" office:value="490.42" calcext:value-type="float">
            <text:p>490,42</text:p>
          </table:table-cell>
          <table:table-cell table:style-name="ce31" office:value-type="float" office:value="643.55" calcext:value-type="float">
            <text:p>643,55</text:p>
          </table:table-cell>
          <table:table-cell table:style-name="ce31"/>
          <table:table-cell table:style-name="ce31" office:value-type="string" calcext:value-type="string">
            <text:p>FA_10</text:p>
          </table:table-cell>
          <table:table-cell table:style-name="ce31"/>
          <table:table-cell table:style-name="ce31" office:value-type="float" office:value="0.268" calcext:value-type="float">
            <text:p>0,268</text:p>
          </table:table-cell>
          <table:table-cell table:style-name="ce31" office:value-type="float" office:value="0.331" calcext:value-type="float">
            <text:p>0,33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48:.C257])" office:value-type="float" office:value="911.061" calcext:value-type="float">
            <text:p>911,061</text:p>
          </table:table-cell>
          <table:table-cell table:style-name="ce32" table:formula="of:=AVERAGE([.D248:.D257])" office:value-type="float" office:value="1055.374" calcext:value-type="float">
            <text:p>1055,374</text:p>
          </table:table-cell>
          <table:table-cell table:style-name="ce32" table:number-columns-repeated="3"/>
          <table:table-cell table:style-name="ce32" table:formula="of:=AVERAGE([.H248:.H257])" office:value-type="float" office:value="0.8882" calcext:value-type="float">
            <text:p>0,8882</text:p>
          </table:table-cell>
          <table:table-cell table:style-name="ce32" table:formula="of:=AVERAGE([.I248:.I257])" office:value-type="float" office:value="0.8226" calcext:value-type="float">
            <text:p>0,8226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office:value-type="float" office:value="0.503" calcext:value-type="float">
            <text:p>0,503</text:p>
          </table:table-cell>
          <table:table-cell table:style-name="ce31" office:value-type="float" office:value="0.452" calcext:value-type="float">
            <text:p>0,452</text:p>
          </table:table-cell>
          <table:table-cell table:style-name="ce31"/>
          <table:table-cell table:style-name="ce31" office:value-type="string" calcext:value-type="string">
            <text:p>Mortgage_1</text:p>
          </table:table-cell>
          <table:table-cell table:style-name="ce31"/>
          <table:table-cell table:style-name="ce31" office:value-type="float" office:value="1.68" calcext:value-type="float">
            <text:p>1,68</text:p>
          </table:table-cell>
          <table:table-cell table:style-name="ce31" office:value-type="float" office:value="1.919" calcext:value-type="float">
            <text:p>1,9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office:value-type="float" office:value="0.951" calcext:value-type="float">
            <text:p>0,951</text:p>
          </table:table-cell>
          <table:table-cell table:style-name="ce31" office:value-type="float" office:value="0.896" calcext:value-type="float">
            <text:p>0,896</text:p>
          </table:table-cell>
          <table:table-cell table:style-name="ce31"/>
          <table:table-cell table:style-name="ce31" office:value-type="string" calcext:value-type="string">
            <text:p>Mortgage_2</text:p>
          </table:table-cell>
          <table:table-cell table:style-name="ce31"/>
          <table:table-cell table:style-name="ce31" office:value-type="float" office:value="67.98" calcext:value-type="float">
            <text:p>67,98</text:p>
          </table:table-cell>
          <table:table-cell table:style-name="ce31" office:value-type="float" office:value="1.315" calcext:value-type="float">
            <text:p>1,3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office:value-type="float" office:value="0.333" calcext:value-type="float">
            <text:p>0,333</text:p>
          </table:table-cell>
          <table:table-cell table:style-name="ce31" office:value-type="float" office:value="0.275" calcext:value-type="float">
            <text:p>0,275</text:p>
          </table:table-cell>
          <table:table-cell table:style-name="ce31"/>
          <table:table-cell table:style-name="ce31" office:value-type="string" calcext:value-type="string">
            <text:p>Mortgage_3</text:p>
          </table:table-cell>
          <table:table-cell table:style-name="ce31"/>
          <table:table-cell table:style-name="ce31" office:value-type="float" office:value="26.37" calcext:value-type="float">
            <text:p>26,37</text:p>
          </table:table-cell>
          <table:table-cell table:style-name="ce31" office:value-type="float" office:value="1.142" calcext:value-type="float">
            <text:p>1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office:value-type="float" office:value="0.602" calcext:value-type="float">
            <text:p>0,602</text:p>
          </table:table-cell>
          <table:table-cell table:style-name="ce31" office:value-type="float" office:value="0.532" calcext:value-type="float">
            <text:p>0,532</text:p>
          </table:table-cell>
          <table:table-cell table:style-name="ce31"/>
          <table:table-cell table:style-name="ce31" office:value-type="string" calcext:value-type="string">
            <text:p>Mortgage_4</text:p>
          </table:table-cell>
          <table:table-cell table:style-name="ce31"/>
          <table:table-cell table:style-name="ce31" office:value-type="float" office:value="80.28" calcext:value-type="float">
            <text:p>80,28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office:value-type="float" office:value="2.203" calcext:value-type="float">
            <text:p>2,203</text:p>
          </table:table-cell>
          <table:table-cell table:style-name="ce31" office:value-type="float" office:value="0.612" calcext:value-type="float">
            <text:p>0,612</text:p>
          </table:table-cell>
          <table:table-cell table:style-name="ce31"/>
          <table:table-cell table:style-name="ce31" office:value-type="string" calcext:value-type="string">
            <text:p>Mortgage_5</text:p>
          </table:table-cell>
          <table:table-cell table:style-name="ce31"/>
          <table:table-cell table:style-name="ce31" office:value-type="float" office:value="74.57" calcext:value-type="float">
            <text:p>74,5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office:value-type="float" office:value="0.171" calcext:value-type="float">
            <text:p>0,171</text:p>
          </table:table-cell>
          <table:table-cell table:style-name="ce31" office:value-type="float" office:value="0.13" calcext:value-type="float">
            <text:p>0,13</text:p>
          </table:table-cell>
          <table:table-cell table:style-name="ce31"/>
          <table:table-cell table:style-name="ce31" office:value-type="string" calcext:value-type="string">
            <text:p>Mortgage_6</text:p>
          </table:table-cell>
          <table:table-cell table:style-name="ce31"/>
          <table:table-cell table:style-name="ce31" office:value-type="float" office:value="1.44" calcext:value-type="float">
            <text:p>1,4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office:value-type="float" office:value="0.88" calcext:value-type="float">
            <text:p>0,88</text:p>
          </table:table-cell>
          <table:table-cell table:style-name="ce31" office:value-type="float" office:value="0.74" calcext:value-type="float">
            <text:p>0,74</text:p>
          </table:table-cell>
          <table:table-cell table:style-name="ce31"/>
          <table:table-cell table:style-name="ce31" office:value-type="string" calcext:value-type="string">
            <text:p>Mortgage_7</text:p>
          </table:table-cell>
          <table:table-cell table:style-name="ce31"/>
          <table:table-cell table:style-name="ce31" office:value-type="float" office:value="14.49" calcext:value-type="float">
            <text:p>14,49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office:value-type="float" office:value="19.78" calcext:value-type="float">
            <text:p>19,78</text:p>
          </table:table-cell>
          <table:table-cell table:style-name="ce31" office:value-type="float" office:value="7.38" calcext:value-type="float">
            <text:p>7,38</text:p>
          </table:table-cell>
          <table:table-cell table:style-name="ce31"/>
          <table:table-cell table:style-name="ce31" office:value-type="string" calcext:value-type="string">
            <text:p>Mortgage_8</text:p>
          </table:table-cell>
          <table:table-cell table:style-name="ce31"/>
          <table:table-cell table:style-name="ce31" office:value-type="float" office:value="1.252" calcext:value-type="float">
            <text:p>1,252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office:value-type="float" office:value="0.271" calcext:value-type="float">
            <text:p>0,271</text:p>
          </table:table-cell>
          <table:table-cell table:style-name="ce31" office:value-type="float" office:value="0.268" calcext:value-type="float">
            <text:p>0,268</text:p>
          </table:table-cell>
          <table:table-cell table:style-name="ce31"/>
          <table:table-cell table:style-name="ce31" office:value-type="string" calcext:value-type="string">
            <text:p>Mortgage_9</text:p>
          </table:table-cell>
          <table:table-cell table:style-name="ce31"/>
          <table:table-cell table:style-name="ce31" office:value-type="float" office:value="1.29" calcext:value-type="float">
            <text:p>1,29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office:value-type="float" office:value="0.191" calcext:value-type="float">
            <text:p>0,191</text:p>
          </table:table-cell>
          <table:table-cell table:style-name="ce31" office:value-type="float" office:value="0.214" calcext:value-type="float">
            <text:p>0,214</text:p>
          </table:table-cell>
          <table:table-cell table:style-name="ce31"/>
          <table:table-cell table:style-name="ce31" office:value-type="string" calcext:value-type="string">
            <text:p>Mortgage_10</text:p>
          </table:table-cell>
          <table:table-cell table:style-name="ce31"/>
          <table:table-cell table:style-name="ce31" office:value-type="float" office:value="6.28" calcext:value-type="float">
            <text:p>6,28</text:p>
          </table:table-cell>
          <table:table-cell table:style-name="ce31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61:.C270])" office:value-type="float" office:value="2.5885" calcext:value-type="float">
            <text:p>2,5885</text:p>
          </table:table-cell>
          <table:table-cell table:style-name="ce32" table:formula="of:=AVERAGE([.D261:.D270])" office:value-type="float" office:value="1.1499" calcext:value-type="float">
            <text:p>1,1499</text:p>
          </table:table-cell>
          <table:table-cell table:style-name="ce32" table:number-columns-repeated="3"/>
          <table:table-cell table:style-name="ce32" table:formula="of:=AVERAGE([.H261:.H270])" office:value-type="float" office:value="27.5632" calcext:value-type="float">
            <text:p>27,5632</text:p>
          </table:table-cell>
          <table:table-cell table:style-name="ce32" table:formula="of:=AVERAGE([.I261:.I270])" office:value-type="float" office:value="1.45866666666667" calcext:value-type="float">
            <text:p>1,45866666666667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office:value-type="float" office:value="0.096" calcext:value-type="float">
            <text:p>0,096</text:p>
          </table:table-cell>
          <table:table-cell table:style-name="ce31" office:value-type="float" office:value="0.094" calcext:value-type="float">
            <text:p>0,094</text:p>
          </table:table-cell>
          <table:table-cell table:style-name="ce31"/>
          <table:table-cell table:style-name="ce31" office:value-type="string" calcext:value-type="string">
            <text:p>PY_1</text:p>
          </table:table-cell>
          <table:table-cell table:style-name="ce31"/>
          <table:table-cell table:style-name="ce31" office:value-type="float" office:value="0.87" calcext:value-type="float">
            <text:p>0,87</text:p>
          </table:table-cell>
          <table:table-cell table:style-name="ce31" office:value-type="float" office:value="0.533" calcext:value-type="float">
            <text:p>0,5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office:value-type="float" office:value="0.061" calcext:value-type="float">
            <text:p>0,061</text:p>
          </table:table-cell>
          <table:table-cell table:style-name="ce31" office:value-type="float" office:value="0.056" calcext:value-type="float">
            <text:p>0,056</text:p>
          </table:table-cell>
          <table:table-cell table:style-name="ce31"/>
          <table:table-cell table:style-name="ce31" office:value-type="string" calcext:value-type="string">
            <text:p>PY_2</text:p>
          </table:table-cell>
          <table:table-cell table:style-name="ce31"/>
          <table:table-cell table:style-name="ce31" office:value-type="float" office:value="0.054" calcext:value-type="float">
            <text:p>0,054</text:p>
          </table:table-cell>
          <table:table-cell table:style-name="ce31" office:value-type="float" office:value="0.093" calcext:value-type="float">
            <text:p>0,0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office:value-type="float" office:value="0.114" calcext:value-type="float">
            <text:p>0,114</text:p>
          </table:table-cell>
          <table:table-cell table:style-name="ce31" office:value-type="float" office:value="0.111" calcext:value-type="float">
            <text:p>0,111</text:p>
          </table:table-cell>
          <table:table-cell table:style-name="ce31"/>
          <table:table-cell table:style-name="ce31" office:value-type="string" calcext:value-type="string">
            <text:p>PY_3</text:p>
          </table:table-cell>
          <table:table-cell table:style-name="ce31"/>
          <table:table-cell table:style-name="ce31" office:value-type="float" office:value="0.042" calcext:value-type="float">
            <text:p>0,042</text:p>
          </table:table-cell>
          <table:table-cell table:style-name="ce31" office:value-type="float" office:value="0.026" calcext:value-type="float">
            <text:p>0,0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office:value-type="float" office:value="0.094" calcext:value-type="float">
            <text:p>0,094</text:p>
          </table:table-cell>
          <table:table-cell table:style-name="ce31" office:value-type="float" office:value="0.091" calcext:value-type="float">
            <text:p>0,091</text:p>
          </table:table-cell>
          <table:table-cell table:style-name="ce31"/>
          <table:table-cell table:style-name="ce31" office:value-type="string" calcext:value-type="string">
            <text:p>PY_4</text:p>
          </table:table-cell>
          <table:table-cell table:style-name="ce31"/>
          <table:table-cell table:style-name="ce31" office:value-type="float" office:value="0.101" calcext:value-type="float">
            <text:p>0,101</text:p>
          </table:table-cell>
          <table:table-cell table:style-name="ce31" office:value-type="float" office:value="0.073" calcext:value-type="float">
            <text:p>0,0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office:value-type="float" office:value="0.13" calcext:value-type="float">
            <text:p>0,13</text:p>
          </table:table-cell>
          <table:table-cell table:style-name="ce31" office:value-type="float" office:value="0.135" calcext:value-type="float">
            <text:p>0,135</text:p>
          </table:table-cell>
          <table:table-cell table:style-name="ce31"/>
          <table:table-cell table:style-name="ce31" office:value-type="string" calcext:value-type="string">
            <text:p>PY_5</text:p>
          </table:table-cell>
          <table:table-cell table:style-name="ce31"/>
          <table:table-cell table:style-name="ce31" office:value-type="float" office:value="0.042" calcext:value-type="float">
            <text:p>0,042</text:p>
          </table:table-cell>
          <table:table-cell table:style-name="ce31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office:value-type="float" office:value="0.048" calcext:value-type="float">
            <text:p>0,048</text:p>
          </table:table-cell>
          <table:table-cell table:style-name="ce31" office:value-type="float" office:value="0.059" calcext:value-type="float">
            <text:p>0,059</text:p>
          </table:table-cell>
          <table:table-cell table:style-name="ce31"/>
          <table:table-cell table:style-name="ce31" office:value-type="string" calcext:value-type="string">
            <text:p>PY_6</text:p>
          </table:table-cell>
          <table:table-cell table:style-name="ce31"/>
          <table:table-cell table:style-name="ce31" office:value-type="float" office:value="0.178" calcext:value-type="float">
            <text:p>0,178</text:p>
          </table:table-cell>
          <table:table-cell table:style-name="ce31" office:value-type="float" office:value="0.16" calcext:value-type="float">
            <text:p>0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office:value-type="float" office:value="0.035" calcext:value-type="float">
            <text:p>0,035</text:p>
          </table:table-cell>
          <table:table-cell table:style-name="ce31" office:value-type="float" office:value="0.029" calcext:value-type="float">
            <text:p>0,029</text:p>
          </table:table-cell>
          <table:table-cell table:style-name="ce31"/>
          <table:table-cell table:style-name="ce31" office:value-type="string" calcext:value-type="string">
            <text:p>PY_7</text:p>
          </table:table-cell>
          <table:table-cell table:style-name="ce31"/>
          <table:table-cell table:style-name="ce31" office:value-type="float" office:value="0.152" calcext:value-type="float">
            <text:p>0,152</text:p>
          </table:table-cell>
          <table:table-cell table:style-name="ce31" office:value-type="float" office:value="0.241" calcext:value-type="float">
            <text:p>0,2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office:value-type="float" office:value="0.068" calcext:value-type="float">
            <text:p>0,068</text:p>
          </table:table-cell>
          <table:table-cell table:style-name="ce31" office:value-type="float" office:value="0.073" calcext:value-type="float">
            <text:p>0,073</text:p>
          </table:table-cell>
          <table:table-cell table:style-name="ce31"/>
          <table:table-cell table:style-name="ce31" office:value-type="string" calcext:value-type="string">
            <text:p>PY_8</text:p>
          </table:table-cell>
          <table:table-cell table:style-name="ce31"/>
          <table:table-cell table:style-name="ce31" office:value-type="float" office:value="0.028" calcext:value-type="float">
            <text:p>0,028</text:p>
          </table:table-cell>
          <table:table-cell table:style-name="ce31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office:value-type="float" office:value="0.153" calcext:value-type="float">
            <text:p>0,153</text:p>
          </table:table-cell>
          <table:table-cell table:style-name="ce31" office:value-type="float" office:value="0.142" calcext:value-type="float">
            <text:p>0,142</text:p>
          </table:table-cell>
          <table:table-cell table:style-name="ce31"/>
          <table:table-cell table:style-name="ce31" office:value-type="string" calcext:value-type="string">
            <text:p>PY_9</text:p>
          </table:table-cell>
          <table:table-cell table:style-name="ce31"/>
          <table:table-cell table:style-name="ce31" office:value-type="float" office:value="0.108" calcext:value-type="float">
            <text:p>0,108</text:p>
          </table:table-cell>
          <table:table-cell table:style-name="ce31" office:value-type="float" office:value="0.022" calcext:value-type="float">
            <text:p>0,0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office:value-type="float" office:value="0.073" calcext:value-type="float">
            <text:p>0,073</text:p>
          </table:table-cell>
          <table:table-cell table:style-name="ce31" office:value-type="float" office:value="0.1" calcext:value-type="float">
            <text:p>0,1</text:p>
          </table:table-cell>
          <table:table-cell table:style-name="ce31"/>
          <table:table-cell table:style-name="ce31" office:value-type="string" calcext:value-type="string">
            <text:p>PY_10</text:p>
          </table:table-cell>
          <table:table-cell table:style-name="ce31"/>
          <table:table-cell table:style-name="ce31" office:value-type="float" office:value="0.278" calcext:value-type="float">
            <text:p>0,278</text:p>
          </table:table-cell>
          <table:table-cell table:style-name="ce31" office:value-type="float" office:value="0.086" calcext:value-type="float">
            <text:p>0,086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73:.C282])" office:value-type="float" office:value="0.0872" calcext:value-type="float">
            <text:p>0,0872</text:p>
          </table:table-cell>
          <table:table-cell table:style-name="ce32" table:formula="of:=AVERAGE([.D273:.D282])" office:value-type="float" office:value="0.089" calcext:value-type="float">
            <text:p>0,089</text:p>
          </table:table-cell>
          <table:table-cell table:style-name="ce32" table:number-columns-repeated="3"/>
          <table:table-cell table:style-name="ce32" table:formula="of:=AVERAGE([.H273:.H282])" office:value-type="float" office:value="0.1853" calcext:value-type="float">
            <text:p>0,1853</text:p>
          </table:table-cell>
          <table:table-cell table:style-name="ce32" table:formula="of:=AVERAGE([.I273:.I282])" office:value-type="float" office:value="0.1298" calcext:value-type="float">
            <text:p>0,1298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office:value-type="float" office:value="8.64" calcext:value-type="float">
            <text:p>8,64</text:p>
          </table:table-cell>
          <table:table-cell table:style-name="ce31" office:value-type="float" office:value="8.62" calcext:value-type="float">
            <text:p>8,62</text:p>
          </table:table-cell>
          <table:table-cell table:style-name="ce31"/>
          <table:table-cell table:style-name="ce31" office:value-type="string" calcext:value-type="string">
            <text:p>TREASURY_1</text:p>
          </table:table-cell>
          <table:table-cell table:style-name="ce31"/>
          <table:table-cell table:style-name="ce31" office:value-type="float" office:value="3.811" calcext:value-type="float">
            <text:p>3,811</text:p>
          </table:table-cell>
          <table:table-cell table:style-name="ce31" office:value-type="float" office:value="14.89" calcext:value-type="float">
            <text:p>1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office:value-type="float" office:value="7.5" calcext:value-type="float">
            <text:p>7,5</text:p>
          </table:table-cell>
          <table:table-cell table:style-name="ce31" office:value-type="float" office:value="7.39" calcext:value-type="float">
            <text:p>7,39</text:p>
          </table:table-cell>
          <table:table-cell table:style-name="ce31"/>
          <table:table-cell table:style-name="ce31" office:value-type="string" calcext:value-type="string">
            <text:p>TREASURY_2</text:p>
          </table:table-cell>
          <table:table-cell table:style-name="ce31"/>
          <table:table-cell table:style-name="ce31" office:value-type="float" office:value="39.02" calcext:value-type="float">
            <text:p>39,02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office:value-type="float" office:value="8.97" calcext:value-type="float">
            <text:p>8,97</text:p>
          </table:table-cell>
          <table:table-cell table:style-name="ce31" office:value-type="float" office:value="8.94" calcext:value-type="float">
            <text:p>8,94</text:p>
          </table:table-cell>
          <table:table-cell table:style-name="ce31"/>
          <table:table-cell table:style-name="ce31" office:value-type="string" calcext:value-type="string">
            <text:p>TREASURY_3</text:p>
          </table:table-cell>
          <table:table-cell table:style-name="ce31"/>
          <table:table-cell table:style-name="ce31" office:value-type="float" office:value="13.72" calcext:value-type="float">
            <text:p>13,72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office:value-type="float" office:value="7.66" calcext:value-type="float">
            <text:p>7,66</text:p>
          </table:table-cell>
          <table:table-cell table:style-name="ce31" office:value-type="float" office:value="7.46" calcext:value-type="float">
            <text:p>7,46</text:p>
          </table:table-cell>
          <table:table-cell table:style-name="ce31"/>
          <table:table-cell table:style-name="ce31" office:value-type="string" calcext:value-type="string">
            <text:p>TREASURY_4</text:p>
          </table:table-cell>
          <table:table-cell table:style-name="ce31"/>
          <table:table-cell table:style-name="ce31" office:value-type="float" office:value="34.34" calcext:value-type="float">
            <text:p>34,3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office:value-type="float" office:value="7.26" calcext:value-type="float">
            <text:p>7,26</text:p>
          </table:table-cell>
          <table:table-cell table:style-name="ce31" office:value-type="float" office:value="7.24" calcext:value-type="float">
            <text:p>7,24</text:p>
          </table:table-cell>
          <table:table-cell table:style-name="ce31"/>
          <table:table-cell table:style-name="ce31" office:value-type="string" calcext:value-type="string">
            <text:p>TREASURY_5</text:p>
          </table:table-cell>
          <table:table-cell table:style-name="ce31"/>
          <table:table-cell table:style-name="ce31" office:value-type="float" office:value="12.84" calcext:value-type="float">
            <text:p>12,8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office:value-type="float" office:value="7.73" calcext:value-type="float">
            <text:p>7,73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6</text:p>
          </table:table-cell>
          <table:table-cell table:style-name="ce31"/>
          <table:table-cell table:style-name="ce31" office:value-type="float" office:value="7.74" calcext:value-type="float">
            <text:p>7,7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office:value-type="float" office:value="9.08" calcext:value-type="float">
            <text:p>9,08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7</text:p>
          </table:table-cell>
          <table:table-cell table:style-name="ce31"/>
          <table:table-cell table:style-name="ce31" office:value-type="float" office:value="23.77" calcext:value-type="float">
            <text:p>23,7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office:value-type="float" office:value="7.38" calcext:value-type="float">
            <text:p>7,38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8</text:p>
          </table:table-cell>
          <table:table-cell table:style-name="ce31"/>
          <table:table-cell table:style-name="ce31" office:value-type="float" office:value="5.797" calcext:value-type="float">
            <text:p>5,79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office:value-type="float" office:value="6.48" calcext:value-type="float">
            <text:p>6,48</text:p>
          </table:table-cell>
          <table:table-cell table:style-name="ce31" office:value-type="float" office:value="6.53" calcext:value-type="float">
            <text:p>6,53</text:p>
          </table:table-cell>
          <table:table-cell table:style-name="ce31"/>
          <table:table-cell table:style-name="ce31" office:value-type="string" calcext:value-type="string">
            <text:p>TREASURY_9</text:p>
          </table:table-cell>
          <table:table-cell table:style-name="ce31"/>
          <table:table-cell table:style-name="ce31" office:value-type="float" office:value="4.39" calcext:value-type="float">
            <text:p>4,39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office:value-type="float" office:value="7.098" calcext:value-type="float">
            <text:p>7,098</text:p>
          </table:table-cell>
          <table:table-cell table:style-name="ce31" office:value-type="float" office:value="7.12" calcext:value-type="float">
            <text:p>7,12</text:p>
          </table:table-cell>
          <table:table-cell table:style-name="ce31"/>
          <table:table-cell table:style-name="ce31" office:value-type="string" calcext:value-type="string">
            <text:p>TREASURY_10</text:p>
          </table:table-cell>
          <table:table-cell table:style-name="ce31"/>
          <table:table-cell table:style-name="ce31" office:value-type="float" office:value="54.53" calcext:value-type="float">
            <text:p>54,53</text:p>
          </table:table-cell>
          <table:table-cell table:style-name="ce31" office:value-type="float" office:value="5.407" calcext:value-type="float">
            <text:p>5,407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86:.C295])" office:value-type="float" office:value="7.7798" calcext:value-type="float">
            <text:p>7,7798</text:p>
          </table:table-cell>
          <table:table-cell table:style-name="ce32" table:formula="of:=AVERAGE([.D286:.D295])" office:value-type="float" office:value="7.574" calcext:value-type="float">
            <text:p>7,574</text:p>
          </table:table-cell>
          <table:table-cell table:style-name="ce32" table:number-columns-repeated="3"/>
          <table:table-cell table:style-name="ce32" table:formula="of:=AVERAGE([.H286:.H295])" office:value-type="float" office:value="19.9958" calcext:value-type="float">
            <text:p>19,9958</text:p>
          </table:table-cell>
          <table:table-cell table:style-name="ce32" table:formula="of:=AVERAGE([.I286:.I295])" office:value-type="float" office:value="10.1485" calcext:value-type="float">
            <text:p>10,1485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office:value-type="float" office:value="0.657" calcext:value-type="float">
            <text:p>0,657</text:p>
          </table:table-cell>
          <table:table-cell table:style-name="ce31" office:value-type="float" office:value="0.488" calcext:value-type="float">
            <text:p>0,48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office:value-type="float" office:value="0.361" calcext:value-type="float">
            <text:p>0,361</text:p>
          </table:table-cell>
          <table:table-cell table:style-name="ce31" office:value-type="float" office:value="0.308" calcext:value-type="float">
            <text:p>0,30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office:value-type="float" office:value="0.447" calcext:value-type="float">
            <text:p>0,447</text:p>
          </table:table-cell>
          <table:table-cell table:style-name="ce31" office:value-type="float" office:value="0.584" calcext:value-type="float">
            <text:p>0,58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office:value-type="float" office:value="0.472" calcext:value-type="float">
            <text:p>0,472</text:p>
          </table:table-cell>
          <table:table-cell table:style-name="ce31" office:value-type="float" office:value="0.504" calcext:value-type="float">
            <text:p>0,50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office:value-type="float" office:value="0.525" calcext:value-type="float">
            <text:p>0,525</text:p>
          </table:table-cell>
          <table:table-cell table:style-name="ce31" office:value-type="float" office:value="0.498" calcext:value-type="float">
            <text:p>0,49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office:value-type="float" office:value="0.414" calcext:value-type="float">
            <text:p>0,414</text:p>
          </table:table-cell>
          <table:table-cell table:style-name="ce31" office:value-type="float" office:value="0.562" calcext:value-type="float">
            <text:p>0,562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office:value-type="float" office:value="0.479" calcext:value-type="float">
            <text:p>0,479</text:p>
          </table:table-cell>
          <table:table-cell table:style-name="ce31" office:value-type="float" office:value="0.438" calcext:value-type="float">
            <text:p>0,43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office:value-type="float" office:value="0.453" calcext:value-type="float">
            <text:p>0,453</text:p>
          </table:table-cell>
          <table:table-cell table:style-name="ce31" office:value-type="float" office:value="0.467" calcext:value-type="float">
            <text:p>0,467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office:value-type="float" office:value="0.746" calcext:value-type="float">
            <text:p>0,746</text:p>
          </table:table-cell>
          <table:table-cell table:style-name="ce31" office:value-type="float" office:value="0.541" calcext:value-type="float">
            <text:p>0,541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office:value-type="float" office:value="0.566" calcext:value-type="float">
            <text:p>0,566</text:p>
          </table:table-cell>
          <table:table-cell table:style-name="ce31" office:value-type="float" office:value="0.595" calcext:value-type="float">
            <text:p>0,59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99:.C308])" office:value-type="float" office:value="0.512" calcext:value-type="float">
            <text:p>0,512</text:p>
          </table:table-cell>
          <table:table-cell table:style-name="ce32" table:formula="of:=AVERAGE([.D299:.D308])" office:value-type="float" office:value="0.4985" calcext:value-type="float">
            <text:p>0,4985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rbf_averages" table:style-name="ta1">
        <table:table-column table:style-name="co5" table:default-cell-style-name="Default"/>
        <table:table-column table:style-name="co2" table:default-cell-style-name="ce45"/>
        <table:table-column table:style-name="co6" table:number-columns-repeated="2" table:default-cell-style-name="ce45"/>
        <table:table-column table:style-name="co3" table:number-columns-repeated="2" table:default-cell-style-name="ce45"/>
        <table:table-column table:style-name="co3" table:number-columns-repeated="16376" table:default-cell-style-name="Default"/>
        <table:table-row table:style-name="ro1">
          <table:table-cell table:style-name="ce9"/>
          <table:table-cell table:style-name="ce12" office:value-type="string" calcext:value-type="string" table:number-columns-spanned="4" table:number-rows-spanned="1">
            <text:p>CLASSIFICATION DATASETS</text:p>
          </table:table-cell>
          <table:covered-table-cell table:number-columns-repeated="2" table:style-name="ce12"/>
          <table:covered-table-cell table:style-name="ce9"/>
          <table:table-cell table:style-name="ce9"/>
          <table:table-cell table:style-name="ce47" table:number-columns-repeated="16376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F=3</text:p>
          </table:table-cell>
          <table:table-cell table:style-name="ce9" office:value-type="string" calcext:value-type="string">
            <text:p>F=5</text:p>
          </table:table-cell>
          <table:table-cell table:style-name="ce9" office:value-type="string" calcext:value-type="string">
            <text:p>F=10</text:p>
          </table:table-cell>
          <table:table-cell table:style-name="ce9" table:number-columns-repeated="2"/>
          <table:table-cell table:style-name="ce47" table:number-columns-repeated="16376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557" calcext:value-type="percentage">
            <text:p>15,57%</text:p>
          </table:table-cell>
          <table:table-cell table:style-name="ce44" office:value-type="percentage" office:value="0.166" calcext:value-type="percentage">
            <text:p>16,60%</text:p>
          </table:table-cell>
          <table:table-cell table:style-name="ce44" office:value-type="percentage" office:value="0.1577" calcext:value-type="percentage">
            <text:p>15,77%</text:p>
          </table:table-cell>
          <table:table-cell table:style-name="ce41" table:number-columns-repeated="16378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394" calcext:value-type="percentage">
            <text:p>23,94%</text:p>
          </table:table-cell>
          <table:table-cell office:value-type="percentage" office:value="0.224" calcext:value-type="percentage">
            <text:p>22,4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5209" calcext:value-type="percentage">
            <text:p>52,09%</text:p>
          </table:table-cell>
          <table:table-cell office:value-type="percentage" office:value="0.5165" calcext:value-type="percentage">
            <text:p>51,65%</text:p>
          </table:table-cell>
          <table:table-cell office:value-type="percentage" office:value="0.5037" calcext:value-type="percentage">
            <text:p>50,3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723" calcext:value-type="percentage">
            <text:p>37,23%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573" calcext:value-type="percentage">
            <text:p>35,7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1" calcext:value-type="percentage">
            <text:p>51,0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3572" calcext:value-type="percentage">
            <text:p>35,72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533" calcext:value-type="percentage">
            <text:p>35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591" calcext:value-type="percentage">
            <text:p>15,9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144" calcext:value-type="percentage">
            <text:p>11,44%</text:p>
          </table:table-cell>
          <table:table-cell office:value-type="percentage" office:value="0.093" calcext:value-type="percentage">
            <text:p>9,3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2844" calcext:value-type="percentage">
            <text:p>28,4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453" calcext:value-type="percentage">
            <text:p>14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397" calcext:value-type="percentage">
            <text:p>23,9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468" calcext:value-type="percentage">
            <text:p>4,6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518" calcext:value-type="percentage">
            <text:p>25,1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2852" calcext:value-type="percentage">
            <text:p>28,52%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922" calcext:value-type="percentage">
            <text:p>49,2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358" calcext:value-type="percentage">
            <text:p>23,5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5245" calcext:value-type="percentage">
            <text:p>52,45%</text:p>
          </table:table-cell>
          <table:table-cell office:value-type="percentage" office:value="0.5318" calcext:value-type="percentage">
            <text:p>53,18%</text:p>
          </table:table-cell>
          <table:table-cell office:value-type="percentage" office:value="0.5489" calcext:value-type="percentage">
            <text:p>54,8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01" calcext:value-type="percentage">
            <text:p>5,01%</text:p>
          </table:table-cell>
          <table:table-cell office:value-type="percentage" office:value="0.052" calcext:value-type="percentage">
            <text:p>5,2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563" calcext:value-type="percentage">
            <text:p>5,6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9" calcext:value-type="percentage">
            <text:p>3,9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379" calcext:value-type="percentage">
            <text:p>3,79%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234" calcext:value-type="percentage">
            <text:p>2,34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05" calcext:value-type="percentage">
            <text:p>10,5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78"/>
        </table:table-row>
        <table:table-row table:style-name="ro2">
          <table:table-cell table:style-name="ce42"/>
          <table:table-cell table:style-name="ce46" table:formula="of:=AVERAGE([.B3:.B31])" office:value-type="percentage" office:value="0.218955172413793" calcext:value-type="percentage">
            <text:p>21,90%</text:p>
          </table:table-cell>
          <table:table-cell table:style-name="ce46" table:formula="of:=AVERAGE([.C3:.C31])" office:value-type="percentage" office:value="0.220706896551724" calcext:value-type="percentage">
            <text:p>22,07%</text:p>
          </table:table-cell>
          <table:table-cell table:style-name="ce46" table:formula="of:=AVERAGE([.D3:.D31])" office:value-type="percentage" office:value="0.218165517241379" calcext:value-type="percentage">
            <text:p>21,82%</text:p>
          </table:table-cell>
          <table:table-cell table:style-name="ce46" table:number-columns-repeated="2"/>
          <table:table-cell table:style-name="ce42" table:number-columns-repeated="16376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REGRESSION DATASETS</text:p>
          </table:table-cell>
          <table:covered-table-cell table:number-columns-repeated="2" table:style-name="ce42"/>
          <table:covered-table-cell table:number-columns-repeated="2" table:style-name="Default"/>
          <table:table-cell table:number-columns-repeated="16376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/>
          <table:table-cell table:style-name="Default" table:formula="of:=2423.84555555556/417" office:value-type="float" office:value="5.81257926991741" calcext:value-type="float">
            <text:p>5,81257926991741</text:p>
          </table:table-cell>
          <table:table-cell table:style-name="Default" table:formula="of:=2152.77222222222/417" office:value-type="float" office:value="5.16252331468158" calcext:value-type="float">
            <text:p>5,16252331468158</text:p>
          </table:table-cell>
          <table:table-cell table:style-name="Default" table:number-columns-repeated="2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/>
          <table:table-cell table:style-name="Default" table:formula="of:=0.577555555555556/150" office:value-type="float" office:value="0.00385037037037037" calcext:value-type="float">
            <text:p>0,00385037037037037</text:p>
          </table:table-cell>
          <table:table-cell table:style-name="Default" table:formula="of:=0.550294615384615/150" office:value-type="float" office:value="0.00366863076923077" calcext:value-type="float">
            <text:p>0,00366863076923077</text:p>
          </table:table-cell>
          <table:table-cell table:style-name="Default" table:number-columns-repeated="2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/>
          <table:table-cell table:style-name="Default" table:formula="of:=2759.113/33" office:value-type="float" office:value="83.6094848484848" calcext:value-type="float">
            <text:p>83,6094848484848</text:p>
          </table:table-cell>
          <table:table-cell table:style-name="Default" table:formula="of:=2681.661/33" office:value-type="float" office:value="81.2624545454546" calcext:value-type="float">
            <text:p>81,2624545454546</text:p>
          </table:table-cell>
          <table:table-cell table:style-name="Default" table:number-columns-repeated="2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/>
          <table:table-cell table:style-name="Default" table:formula="of:=0.4393/9" office:value-type="float" office:value="0.0488111111111111" calcext:value-type="float">
            <text:p>0,0488111111111111</text:p>
          </table:table-cell>
          <table:table-cell table:style-name="Default" table:formula="of:=0.2275/9" office:value-type="float" office:value="0.0252777777777778" calcext:value-type="float">
            <text:p>0,0252777777777778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/>
          <table:table-cell table:style-name="Default" table:formula="of:=0.00264552/4" office:value-type="float" office:value="0.00066138" calcext:value-type="float">
            <text:p>0,00066138</text:p>
          </table:table-cell>
          <table:table-cell table:style-name="Default" table:formula="of:=0.0014671/4" office:value-type="float" office:value="0.000366775" calcext:value-type="float">
            <text:p>0,00036677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/>
          <table:table-cell table:style-name="Default" table:formula="of:=0.6497/103" office:value-type="float" office:value="0.00630776699029126" calcext:value-type="float">
            <text:p>0,00630776699029126</text:p>
          </table:table-cell>
          <table:table-cell table:style-name="Default" table:formula="of:=0.636555555555556/103" office:value-type="float" office:value="0.00618015102481122" calcext:value-type="float">
            <text:p>0,00618015102481122</text:p>
          </table:table-cell>
          <table:table-cell table:style-name="Default" table:number-columns-repeated="2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/>
          <table:table-cell table:style-name="Default" table:formula="of:=5.788/36" office:value-type="float" office:value="0.160777777777778" calcext:value-type="float">
            <text:p>0,160777777777778</text:p>
          </table:table-cell>
          <table:table-cell table:style-name="Default" table:formula="of:=5.933/36" office:value-type="float" office:value="0.164805555555556" calcext:value-type="float">
            <text:p>0,164805555555556</text:p>
          </table:table-cell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/>
          <table:table-cell table:style-name="Default" table:formula="of:=10.506/4" office:value-type="float" office:value="2.6265" calcext:value-type="float">
            <text:p>2,6265</text:p>
          </table:table-cell>
          <table:table-cell table:style-name="Default" table:formula="of:=6.942/4" office:value-type="float" office:value="1.7355" calcext:value-type="float">
            <text:p>1,735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/>
          <table:table-cell table:style-name="Default" table:formula="of:=911.061/50" office:value-type="float" office:value="18.22122" calcext:value-type="float">
            <text:p>18,22122</text:p>
          </table:table-cell>
          <table:table-cell table:style-name="Default" table:formula="of:=1055.374/50" office:value-type="float" office:value="21.10748" calcext:value-type="float">
            <text:p>21,10748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/>
          <table:table-cell table:style-name="Default" table:formula="of:=0.8882/25" office:value-type="float" office:value="0.035528" calcext:value-type="float">
            <text:p>0,035528</text:p>
          </table:table-cell>
          <table:table-cell table:style-name="Default" table:formula="of:=0.8226/25" office:value-type="float" office:value="0.032904" calcext:value-type="float">
            <text:p>0,032904</text:p>
          </table:table-cell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/>
          <table:table-cell table:style-name="Default" table:formula="of:=2.5885/6" office:value-type="float" office:value="0.431416666666667" calcext:value-type="float">
            <text:p>0,431416666666667</text:p>
          </table:table-cell>
          <table:table-cell table:style-name="Default" table:formula="of:=1.1499/6" office:value-type="float" office:value="0.19165" calcext:value-type="float">
            <text:p>0,19165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/>
          <table:table-cell table:style-name="Default" table:formula="of:=27.5632/104" office:value-type="float" office:value="0.265030769230769" calcext:value-type="float">
            <text:p>0,265030769230769</text:p>
          </table:table-cell>
          <table:table-cell table:style-name="Default" table:formula="of:=1.45866666666667/104" office:value-type="float" office:value="0.0140256410256411" calcext:value-type="float">
            <text:p>0,0140256410256411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/>
          <table:table-cell table:style-name="Default" table:formula="of:=0.0872/13" office:value-type="float" office:value="0.00670769230769231" calcext:value-type="float">
            <text:p>0,00670769230769231</text:p>
          </table:table-cell>
          <table:table-cell table:style-name="Default" table:formula="of:=0.089/13" office:value-type="float" office:value="0.00684615384615385" calcext:value-type="float">
            <text:p>0,00684615384615385</text:p>
          </table:table-cell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/>
          <table:table-cell table:style-name="Default" table:formula="of:=0.1853/7" office:value-type="float" office:value="0.0264714285714286" calcext:value-type="float">
            <text:p>0,0264714285714286</text:p>
          </table:table-cell>
          <table:table-cell table:style-name="Default" table:formula="of:=0.1298/7" office:value-type="float" office:value="0.0185428571428571" calcext:value-type="float">
            <text:p>0,0185428571428571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/>
          <table:table-cell table:style-name="Default" table:formula="of:=7.7798/217" office:value-type="float" office:value="0.0358516129032258" calcext:value-type="float">
            <text:p>0,0358516129032258</text:p>
          </table:table-cell>
          <table:table-cell table:style-name="Default" table:formula="of:=7.574/217" office:value-type="float" office:value="0.0349032258064516" calcext:value-type="float">
            <text:p>0,0349032258064516</text:p>
          </table:table-cell>
          <table:table-cell table:style-name="Default" table:number-columns-repeated="2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/>
          <table:table-cell table:style-name="Default" table:formula="of:=19.9958/104" office:value-type="float" office:value="0.192267307692308" calcext:value-type="float">
            <text:p>0,192267307692308</text:p>
          </table:table-cell>
          <table:table-cell table:style-name="Default" table:formula="of:=10.1485/104" office:value-type="float" office:value="0.0975817307692308" calcext:value-type="float">
            <text:p>0,0975817307692308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/>
          <table:table-cell table:style-name="Default" table:formula="of:=0.512/160" office:value-type="float" office:value="0.0032" calcext:value-type="float">
            <text:p>0,0032</text:p>
          </table:table-cell>
          <table:table-cell table:style-name="Default" table:formula="of:=0.4985/160" office:value-type="float" office:value="0.003115625" calcext:value-type="float">
            <text:p>0,003115625</text:p>
          </table:table-cell>
          <table:table-cell table:style-name="Default" table:number-columns-repeated="2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5">
          <table:table-cell table:style-name="ce42"/>
          <table:table-cell table:style-name="ce42" table:formula="of:=AVERAGE([.B34:.B50])" office:value-type="string" office:string-value="" calcext:value-type="error">
            <text:p>#DIV/0!</text:p>
          </table:table-cell>
          <table:table-cell table:style-name="ce42" table:formula="of:=AVERAGE([.C34:.C50])" office:value-type="float" office:value="6.55803917658964" calcext:value-type="float">
            <text:p>6,55803917658964</text:p>
          </table:table-cell>
          <table:table-cell table:style-name="ce42" table:formula="of:=AVERAGE([.D34:.D50])" office:value-type="float" office:value="6.46281329316787" calcext:value-type="float">
            <text:p>6,46281329316787</text:p>
          </table:table-cell>
          <table:table-cell table:style-name="ce42" table:number-columns-repeated="3"/>
          <table:table-cell table:number-columns-repeated="16375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2" table:number-columns-repeated="16375"/>
        </table:table-row>
      </table:table>
      <table:table table:name="NodesRbf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26" table:number-columns-repeated="2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1966" calcext:value-type="percentage">
            <text:p>11,97%</text:p>
          </table:table-cell>
          <table:table-cell table:style-name="ce30" table:formula="of:=AVERAGE([.H2:.H11])" office:value-type="percentage" office:value="0.13734" calcext:value-type="percentage">
            <text:p>13,73%</text:p>
          </table:table-cell>
          <table:table-cell table:style-name="ce30" table:formula="of:=AVERAGE([.I2:.I11])" office:value-type="percentage" office:value="0.14567" calcext:value-type="percentage">
            <text:p>14,5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34" calcext:value-type="percentage">
            <text:p>40,3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005" calcext:value-type="percentage">
            <text:p>20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184" calcext:value-type="percentage">
            <text:p>41,84%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3986" calcext:value-type="percentage">
            <text:p>39,8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2656" calcext:value-type="percentage">
            <text:p>26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599" calcext:value-type="percentage">
            <text:p>35,9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274" calcext:value-type="percentage">
            <text:p>2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2961" calcext:value-type="percentage">
            <text:p>29,6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3113" calcext:value-type="percentage">
            <text:p>3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565" calcext:value-type="percentage">
            <text:p>35,6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3" calcext:value-type="percentage">
            <text:p>40,53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14" calcext:value-type="percentage">
            <text:p>41,4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898" calcext:value-type="percentage">
            <text:p>2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841" calcext:value-type="percentage">
            <text:p>28,41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441" calcext:value-type="percentage">
            <text:p>24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15" calcext:value-type="percentage">
            <text:p>41,5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968" calcext:value-type="percentage">
            <text:p>3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266" calcext:value-type="percentage">
            <text:p>32,66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348" calcext:value-type="percentage">
            <text:p>33,4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3925" calcext:value-type="percentage">
            <text:p>39,25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6803" calcext:value-type="percentage">
            <text:p>36,80%</text:p>
          </table:table-cell>
          <table:table-cell table:style-name="ce30" table:formula="of:=AVERAGE([.C15:.C24])" office:value-type="percentage" office:value="0.34903" calcext:value-type="percentage">
            <text:p>34,90%</text:p>
          </table:table-cell>
          <table:table-cell table:style-name="ce30" table:formula="of:=AVERAGE([.D15:.D24])" office:value-type="percentage" office:value="0.35793" calcext:value-type="percentage">
            <text:p>35,79%</text:p>
          </table:table-cell>
          <table:table-cell table:style-name="ce30" table:number-columns-repeated="2"/>
          <table:table-cell table:style-name="ce30" table:formula="of:=AVERAGE([.G15:.G24])" office:value-type="percentage" office:value="0.33086" calcext:value-type="percentage">
            <text:p>33,09%</text:p>
          </table:table-cell>
          <table:table-cell table:style-name="ce30" table:formula="of:=AVERAGE([.H15:.H24])" office:value-type="percentage" office:value="0.31382" calcext:value-type="percentage">
            <text:p>31,38%</text:p>
          </table:table-cell>
          <table:table-cell table:style-name="ce30" table:formula="of:=AVERAGE([.I15:.I24])" office:value-type="percentage" office:value="0.26425" calcext:value-type="percentage">
            <text:p>26,4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8867" calcext:value-type="percentage">
            <text:p>88,67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4276" calcext:value-type="percentage">
            <text:p>42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5171" calcext:value-type="percentage">
            <text:p>51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6921" calcext:value-type="percentage">
            <text:p>6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8467" calcext:value-type="percentage">
            <text:p>84,67%</text:p>
          </table:table-cell>
          <table:table-cell office:value-type="percentage" office:value="0.6019" calcext:value-type="percentage">
            <text:p>60,19%</text:p>
          </table:table-cell>
          <table:table-cell office:value-type="percentage" office:value="0.5314" calcext:value-type="percentage">
            <text:p>53,14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8505" calcext:value-type="percentage">
            <text:p>85,05%</text:p>
          </table:table-cell>
          <table:table-cell office:value-type="percentage" office:value="0.5514" calcext:value-type="percentage">
            <text:p>55,1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825" calcext:value-type="percentage">
            <text:p>58,25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8133" calcext:value-type="percentage">
            <text:p>81,33%</text:p>
          </table:table-cell>
          <table:table-cell office:value-type="percentage" office:value="0.5219" calcext:value-type="percentage">
            <text:p>52,19%</text:p>
          </table:table-cell>
          <table:table-cell office:value-type="percentage" office:value="0.4581" calcext:value-type="percentage">
            <text:p>45,81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9105" calcext:value-type="percentage">
            <text:p>91,05%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8876" calcext:value-type="percentage">
            <text:p>88,76%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4981" calcext:value-type="percentage">
            <text:p>49,8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175" calcext:value-type="percentage">
            <text:p>41,75%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473" calcext:value-type="percentage">
            <text:p>4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8724" calcext:value-type="percentage">
            <text:p>87,24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4962" calcext:value-type="percentage">
            <text:p>49,62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175" calcext:value-type="percentage">
            <text:p>41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8905" calcext:value-type="percentage">
            <text:p>89,05%</text:p>
          </table:table-cell>
          <table:table-cell office:value-type="percentage" office:value="0.5257" calcext:value-type="percentage">
            <text:p>52,57%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937" calcext:value-type="percentage">
            <text:p>29,37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8838" calcext:value-type="percentage">
            <text:p>88,38%</text:p>
          </table:table-cell>
          <table:table-cell office:value-type="percentage" office:value="0.5552" calcext:value-type="percentage">
            <text:p>55,52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8761" calcext:value-type="percentage">
            <text:p>87,61%</text:p>
          </table:table-cell>
          <table:table-cell table:style-name="ce30" table:formula="of:=AVERAGE([.C28:.C37])" office:value-type="percentage" office:value="0.5617" calcext:value-type="percentage">
            <text:p>56,17%</text:p>
          </table:table-cell>
          <table:table-cell table:style-name="ce30" table:formula="of:=AVERAGE([.D28:.D37])" office:value-type="percentage" office:value="0.49152" calcext:value-type="percentage">
            <text:p>49,15%</text:p>
          </table:table-cell>
          <table:table-cell table:style-name="ce30" table:number-columns-repeated="2"/>
          <table:table-cell table:style-name="ce30" table:formula="of:=AVERAGE([.G28:.G37])" office:value-type="percentage" office:value="0.48413" calcext:value-type="percentage">
            <text:p>48,41%</text:p>
          </table:table-cell>
          <table:table-cell table:style-name="ce30" table:formula="of:=AVERAGE([.H28:.H37])" office:value-type="percentage" office:value="0.50237" calcext:value-type="percentage">
            <text:p>50,24%</text:p>
          </table:table-cell>
          <table:table-cell table:style-name="ce30" table:formula="of:=AVERAGE([.I28:.I37])" office:value-type="percentage" office:value="0.52096" calcext:value-type="percentage">
            <text:p>52,1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72" calcext:value-type="percentage">
            <text:p>57,20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363" calcext:value-type="percentage">
            <text:p>36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6795" calcext:value-type="percentage">
            <text:p>67,9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802" calcext:value-type="percentage">
            <text:p>18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5128" calcext:value-type="percentage">
            <text:p>51,28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47" calcext:value-type="percentage">
            <text:p>22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615" calcext:value-type="percentage">
            <text:p>56,15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802" calcext:value-type="percentage">
            <text:p>28,02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256" calcext:value-type="percentage">
            <text:p>62,56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49" calcext:value-type="percentage">
            <text:p>59,49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897" calcext:value-type="percentage">
            <text:p>58,97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03" calcext:value-type="percentage">
            <text:p>61,03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231" calcext:value-type="percentage">
            <text:p>62,31%</text:p>
          </table:table-cell>
          <table:table-cell office:value-type="percentage" office:value="0.5897" calcext:value-type="percentage">
            <text:p>5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099" calcext:value-type="percentage">
            <text:p>30,99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6308" calcext:value-type="percentage">
            <text:p>63,08%</text:p>
          </table:table-cell>
          <table:table-cell office:value-type="percentage" office:value="0.6462" calcext:value-type="percentage">
            <text:p>6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642" calcext:value-type="percentage">
            <text:p>26,4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61514" calcext:value-type="percentage">
            <text:p>61,51%</text:p>
          </table:table-cell>
          <table:table-cell table:style-name="ce30" table:formula="of:=AVERAGE([.C41:.C50])" office:value-type="percentage" office:value="0.62103" calcext:value-type="percentage">
            <text:p>62,10%</text:p>
          </table:table-cell>
          <table:table-cell table:style-name="ce30" table:formula="of:=AVERAGE([.D41:.D50])" office:value-type="percentage" office:value="0.59361" calcext:value-type="percentage">
            <text:p>59,36%</text:p>
          </table:table-cell>
          <table:table-cell table:style-name="ce30" table:number-columns-repeated="2"/>
          <table:table-cell table:style-name="ce30" table:formula="of:=AVERAGE([.G41:.G50])" office:value-type="percentage" office:value="0.32727" calcext:value-type="percentage">
            <text:p>32,73%</text:p>
          </table:table-cell>
          <table:table-cell table:style-name="ce30" table:formula="of:=AVERAGE([.H41:.H50])" office:value-type="percentage" office:value="0.2932" calcext:value-type="percentage">
            <text:p>29,32%</text:p>
          </table:table-cell>
          <table:table-cell table:style-name="ce30" table:formula="of:=AVERAGE([.I41:.I50])" office:value-type="percentage" office:value="0.27655" calcext:value-type="percentage">
            <text:p>27,65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83" calcext:value-type="percentage">
            <text:p>7,8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771" calcext:value-type="percentage">
            <text:p>27,71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229" calcext:value-type="percentage">
            <text:p>12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8595" calcext:value-type="percentage">
            <text:p>8,60%</text:p>
          </table:table-cell>
          <table:table-cell table:style-name="ce30" table:formula="of:=AVERAGE([.C54:.C63])" office:value-type="percentage" office:value="0.05158" calcext:value-type="percentage">
            <text:p>5,16%</text:p>
          </table:table-cell>
          <table:table-cell table:style-name="ce30" table:formula="of:=AVERAGE([.D54:.D63])" office:value-type="percentage" office:value="0.05973" calcext:value-type="percentage">
            <text:p>5,97%</text:p>
          </table:table-cell>
          <table:table-cell table:style-name="ce30" table:number-columns-repeated="2"/>
          <table:table-cell table:style-name="ce30" table:formula="of:=AVERAGE([.G54:.G63])" office:value-type="percentage" office:value="0.20935" calcext:value-type="percentage">
            <text:p>20,94%</text:p>
          </table:table-cell>
          <table:table-cell table:style-name="ce30" table:formula="of:=AVERAGE([.H54:.H63])" office:value-type="percentage" office:value="0.14381" calcext:value-type="percentage">
            <text:p>14,38%</text:p>
          </table:table-cell>
          <table:table-cell table:style-name="ce30" table:formula="of:=AVERAGE([.I54:.I63])" office:value-type="percentage" office:value="0.13132" calcext:value-type="percentage">
            <text:p>13,1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2249" calcext:value-type="percentage">
            <text:p>22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779" calcext:value-type="percentage">
            <text:p>27,79%</text:p>
          </table:table-cell>
          <table:table-cell office:value-type="percentage" office:value="0.2064" calcext:value-type="percentage">
            <text:p>20,64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1574" calcext:value-type="percentage">
            <text:p>15,74%</text:p>
          </table:table-cell>
          <table:table-cell office:value-type="percentage" office:value="0.1594" calcext:value-type="percentage">
            <text:p>1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2363" calcext:value-type="percentage">
            <text:p>2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951" calcext:value-type="percentage">
            <text:p>29,5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602" calcext:value-type="percentage">
            <text:p>36,0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703" calcext:value-type="percentage">
            <text:p>17,03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41294" calcext:value-type="percentage">
            <text:p>41,29%</text:p>
          </table:table-cell>
          <table:table-cell table:style-name="ce30" table:formula="of:=AVERAGE([.C67:.C76])" office:value-type="percentage" office:value="0.28324" calcext:value-type="percentage">
            <text:p>28,32%</text:p>
          </table:table-cell>
          <table:table-cell table:style-name="ce30" table:formula="of:=AVERAGE([.D67:.D76])" office:value-type="percentage" office:value="0.27832" calcext:value-type="percentage">
            <text:p>27,83%</text:p>
          </table:table-cell>
          <table:table-cell table:style-name="ce30" table:number-columns-repeated="2"/>
          <table:table-cell table:style-name="ce30" table:formula="of:=AVERAGE([.G67:.G76])" office:value-type="percentage" office:value="0.31344" calcext:value-type="percentage">
            <text:p>31,34%</text:p>
          </table:table-cell>
          <table:table-cell table:style-name="ce30" table:formula="of:=AVERAGE([.H67:.H76])" office:value-type="percentage" office:value="0.19046" calcext:value-type="percentage">
            <text:p>19,05%</text:p>
          </table:table-cell>
          <table:table-cell table:style-name="ce30" table:formula="of:=AVERAGE([.I67:.I76])" office:value-type="percentage" office:value="0.18972" calcext:value-type="percentage">
            <text:p>18,9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404" calcext:value-type="percentage">
            <text:p>24,04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1991" calcext:value-type="percentage">
            <text:p>19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2035" calcext:value-type="percentage">
            <text:p>20,35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26" calcext:value-type="percentage">
            <text:p>25,26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368" calcext:value-type="percentage">
            <text:p>13,68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18" calcext:value-type="percentage">
            <text:p>21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2351" calcext:value-type="percentage">
            <text:p>23,51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654" calcext:value-type="percentage">
            <text:p>16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14" calcext:value-type="percentage">
            <text:p>11,40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579" calcext:value-type="percentage">
            <text:p>25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51" calcext:value-type="percentage">
            <text:p>13,51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303" calcext:value-type="percentage">
            <text:p>23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37" calcext:value-type="percentage">
            <text:p>17,37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491" calcext:value-type="percentage">
            <text:p>14,91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759" calcext:value-type="percentage">
            <text:p>2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86" calcext:value-type="percentage">
            <text:p>8,60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3289" calcext:value-type="percentage">
            <text:p>32,89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72" calcext:value-type="percentage">
            <text:p>27,7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8315" calcext:value-type="percentage">
            <text:p>18,32%</text:p>
          </table:table-cell>
          <table:table-cell table:style-name="ce30" table:formula="of:=AVERAGE([.C80:.C89])" office:value-type="percentage" office:value="0.17035" calcext:value-type="percentage">
            <text:p>17,04%</text:p>
          </table:table-cell>
          <table:table-cell table:style-name="ce30" table:formula="of:=AVERAGE([.D80:.D89])" office:value-type="percentage" office:value="0.17263" calcext:value-type="percentage">
            <text:p>17,26%</text:p>
          </table:table-cell>
          <table:table-cell table:style-name="ce30" table:number-columns-repeated="2"/>
          <table:table-cell table:style-name="ce30" table:formula="of:=AVERAGE([.G80:.G89])" office:value-type="percentage" office:value="0.29797" calcext:value-type="percentage">
            <text:p>29,80%</text:p>
          </table:table-cell>
          <table:table-cell table:style-name="ce30" table:formula="of:=AVERAGE([.H80:.H89])" office:value-type="percentage" office:value="0.23903" calcext:value-type="percentage">
            <text:p>23,90%</text:p>
          </table:table-cell>
          <table:table-cell table:style-name="ce30" table:formula="of:=AVERAGE([.I80:.I89])" office:value-type="percentage" office:value="0.23895" calcext:value-type="percentage">
            <text:p>23,9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358" calcext:value-type="percentage">
            <text:p>3,58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3913" calcext:value-type="percentage">
            <text:p>3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1761" calcext:value-type="percentage">
            <text:p>1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616" calcext:value-type="percentage">
            <text:p>36,16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2913" calcext:value-type="percentage">
            <text:p>2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761" calcext:value-type="percentage">
            <text:p>3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326" calcext:value-type="percentage">
            <text:p>33,2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84" calcext:value-type="percentage">
            <text:p>33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507" calcext:value-type="percentage">
            <text:p>25,07%</text:p>
          </table:table-cell>
          <table:table-cell office:value-type="percentage" office:value="0.2783" calcext:value-type="percentage">
            <text:p>27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587" calcext:value-type="percentage">
            <text:p>25,87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7038" calcext:value-type="percentage">
            <text:p>7,04%</text:p>
          </table:table-cell>
          <table:table-cell table:style-name="ce30" table:formula="of:=AVERAGE([.C93:.C102])" office:value-type="percentage" office:value="0.07018" calcext:value-type="percentage">
            <text:p>7,02%</text:p>
          </table:table-cell>
          <table:table-cell table:style-name="ce30" table:formula="of:=AVERAGE([.D93:.D102])" office:value-type="percentage" office:value="0.07007" calcext:value-type="percentage">
            <text:p>7,01%</text:p>
          </table:table-cell>
          <table:table-cell table:style-name="ce30" table:number-columns-repeated="2"/>
          <table:table-cell table:style-name="ce30" table:formula="of:=AVERAGE([.G93:.G102])" office:value-type="percentage" office:value="0.34124" calcext:value-type="percentage">
            <text:p>34,12%</text:p>
          </table:table-cell>
          <table:table-cell table:style-name="ce30" table:formula="of:=AVERAGE([.H93:.H102])" office:value-type="percentage" office:value="0.32022" calcext:value-type="percentage">
            <text:p>32,02%</text:p>
          </table:table-cell>
          <table:table-cell table:style-name="ce30" table:formula="of:=AVERAGE([.I93:.I102])" office:value-type="percentage" office:value="0.31218" calcext:value-type="percentage">
            <text:p>31,22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447" calcext:value-type="percentage">
            <text:p>54,47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333" calcext:value-type="percentage">
            <text:p>43,3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4683" calcext:value-type="percentage">
            <text:p>46,83%</text:p>
          </table:table-cell>
          <table:table-cell table:number-columns-repeated="2" office:value-type="percentage" office:value="0.4017" calcext:value-type="percentage">
            <text:p>40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4603" calcext:value-type="percentage">
            <text:p>46,03%</text:p>
          </table:table-cell>
          <table:table-cell office:value-type="percentage" office:value="0.4702" calcext:value-type="percentage">
            <text:p>47,0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4262" calcext:value-type="percentage">
            <text:p>42,6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4017" calcext:value-type="percentage">
            <text:p>40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4192" calcext:value-type="percentage">
            <text:p>41,92%</text:p>
          </table:table-cell>
          <table:table-cell office:value-type="percentage" office:value="0.4588" calcext:value-type="percentage">
            <text:p>45,8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4962" calcext:value-type="percentage">
            <text:p>49,6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95" calcext:value-type="percentage">
            <text:p>29,50%</text:p>
          </table:table-cell>
          <table:table-cell office:value-type="percentage" office:value="0.2717" calcext:value-type="percentage">
            <text:p>27,1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5155" calcext:value-type="percentage">
            <text:p>51,55%</text:p>
          </table:table-cell>
          <table:table-cell office:value-type="percentage" office:value="0.4252" calcext:value-type="percentage">
            <text:p>42,52%</text:p>
          </table:table-cell>
          <table:table-cell office:value-type="percentage" office:value="0.4293" calcext:value-type="percentage">
            <text:p>42,9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4468" calcext:value-type="percentage">
            <text:p>44,6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492" calcext:value-type="percentage">
            <text:p>44,9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4868" calcext:value-type="percentage">
            <text:p>48,6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773" calcext:value-type="percentage">
            <text:p>47,7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38434" calcext:value-type="percentage">
            <text:p>38,43%</text:p>
          </table:table-cell>
          <table:table-cell table:style-name="ce26" table:formula="of:=AVERAGE([.C106:.C115])" office:value-type="percentage" office:value="0.2615" calcext:value-type="percentage">
            <text:p>26,15%</text:p>
          </table:table-cell>
          <table:table-cell table:style-name="ce26" table:formula="of:=AVERAGE([.D106:.D115])" office:value-type="percentage" office:value="0.23667" calcext:value-type="percentage">
            <text:p>23,67%</text:p>
          </table:table-cell>
          <table:table-cell table:style-name="ce26" table:number-columns-repeated="2"/>
          <table:table-cell table:style-name="ce26" table:formula="of:=AVERAGE([.G106:.G115])" office:value-type="percentage" office:value="0.49547" calcext:value-type="percentage">
            <text:p>49,55%</text:p>
          </table:table-cell>
          <table:table-cell table:style-name="ce26" table:formula="of:=AVERAGE([.H106:.H115])" office:value-type="percentage" office:value="0.44787" calcext:value-type="percentage">
            <text:p>44,79%</text:p>
          </table:table-cell>
          <table:table-cell table:style-name="ce26" table:formula="of:=AVERAGE([.I106:.I115])" office:value-type="percentage" office:value="0.45741" calcext:value-type="percentage">
            <text:p>45,74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444" calcext:value-type="percentage">
            <text:p>64,44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5356" calcext:value-type="percentage">
            <text:p>53,56%</text:p>
          </table:table-cell>
          <table:table-cell office:value-type="percentage" office:value="0.4422" calcext:value-type="percentage">
            <text:p>44,22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956" calcext:value-type="percentage">
            <text:p>69,56%</text:p>
          </table:table-cell>
          <table:table-cell office:value-type="percentage" office:value="0.6911" calcext:value-type="percentage">
            <text:p>69,11%</text:p>
          </table:table-cell>
          <table:table-cell office:value-type="percentage" office:value="0.6711" calcext:value-type="percentage">
            <text:p>67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238" calcext:value-type="percentage">
            <text:p>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7556" calcext:value-type="percentage">
            <text:p>75,56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044" calcext:value-type="percentage">
            <text:p>60,44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512" calcext:value-type="percentage">
            <text:p>5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867" calcext:value-type="percentage">
            <text:p>68,67%</text:p>
          </table:table-cell>
          <table:table-cell office:value-type="percentage" office:value="0.6622" calcext:value-type="percentage">
            <text:p>66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978" calcext:value-type="percentage">
            <text:p>69,78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607" calcext:value-type="percentage">
            <text:p>16,07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935" calcext:value-type="percentage">
            <text:p>9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5" calcext:value-type="percentage">
            <text:p>5,0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60511" calcext:value-type="percentage">
            <text:p>60,51%</text:p>
          </table:table-cell>
          <table:table-cell table:style-name="ce26" table:formula="of:=AVERAGE([.C119:.C128])" office:value-type="percentage" office:value="0.626" calcext:value-type="percentage">
            <text:p>62,60%</text:p>
          </table:table-cell>
          <table:table-cell table:style-name="ce26" table:formula="of:=AVERAGE([.D119:.D128])" office:value-type="percentage" office:value="0.5991" calcext:value-type="percentage">
            <text:p>59,91%</text:p>
          </table:table-cell>
          <table:table-cell table:style-name="ce26" table:number-columns-repeated="2"/>
          <table:table-cell table:style-name="ce26" table:formula="of:=AVERAGE([.G119:.G128])" office:value-type="percentage" office:value="0.09106" calcext:value-type="percentage">
            <text:p>9,11%</text:p>
          </table:table-cell>
          <table:table-cell table:style-name="ce26" table:formula="of:=AVERAGE([.H119:.H128])" office:value-type="percentage" office:value="0.06314" calcext:value-type="percentage">
            <text:p>6,31%</text:p>
          </table:table-cell>
          <table:table-cell table:style-name="ce26" table:formula="of:=AVERAGE([.I119:.I128])" office:value-type="percentage" office:value="0.06304" calcext:value-type="percentage">
            <text:p>6,3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275" calcext:value-type="percentage">
            <text:p>22,7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911" calcext:value-type="percentage">
            <text:p>19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878" calcext:value-type="percentage">
            <text:p>18,7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922" calcext:value-type="percentage">
            <text:p>9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96" calcext:value-type="percentage">
            <text:p>21,9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608" calcext:value-type="percentage">
            <text:p>16,0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489" calcext:value-type="percentage">
            <text:p>4,89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392" calcext:value-type="percentage">
            <text:p>23,92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29353" calcext:value-type="percentage">
            <text:p>29,35%</text:p>
          </table:table-cell>
          <table:table-cell table:style-name="ce26" table:formula="of:=AVERAGE([.C132:.C141])" office:value-type="percentage" office:value="0.27863" calcext:value-type="percentage">
            <text:p>27,86%</text:p>
          </table:table-cell>
          <table:table-cell table:style-name="ce26" table:formula="of:=AVERAGE([.D132:.D141])" office:value-type="percentage" office:value="0.22882" calcext:value-type="percentage">
            <text:p>22,88%</text:p>
          </table:table-cell>
          <table:table-cell table:style-name="ce26" table:number-columns-repeated="2"/>
          <table:table-cell table:style-name="ce26" table:formula="of:=AVERAGE([.G132:.G141])" office:value-type="percentage" office:value="0.22166" calcext:value-type="percentage">
            <text:p>22,17%</text:p>
          </table:table-cell>
          <table:table-cell table:style-name="ce26" table:formula="of:=AVERAGE([.H132:.H141])" office:value-type="percentage" office:value="0.073" calcext:value-type="percentage">
            <text:p>7,30%</text:p>
          </table:table-cell>
          <table:table-cell table:style-name="ce26" table:formula="of:=AVERAGE([.I132:.I141])" office:value-type="percentage" office:value="0.15021" calcext:value-type="percentage">
            <text:p>15,02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02" calcext:value-type="percentage">
            <text:p>10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58" calcext:value-type="percentage">
            <text:p>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2087" calcext:value-type="percentage">
            <text:p>20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867" calcext:value-type="percentage">
            <text:p>28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993" calcext:value-type="percentage">
            <text:p>19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5133" calcext:value-type="percentage">
            <text:p>51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68" calcext:value-type="percentage">
            <text:p>6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233" calcext:value-type="percentage">
            <text:p>22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6" calcext:value-type="percentage">
            <text:p>16,6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2327" calcext:value-type="percentage">
            <text:p>23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52" calcext:value-type="percentage">
            <text:p>15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1393" calcext:value-type="percentage">
            <text:p>13,9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28366" calcext:value-type="percentage">
            <text:p>28,37%</text:p>
          </table:table-cell>
          <table:table-cell table:style-name="ce26" table:formula="of:=AVERAGE([.C145:.C154])" office:value-type="percentage" office:value="0.23766" calcext:value-type="percentage">
            <text:p>23,77%</text:p>
          </table:table-cell>
          <table:table-cell table:style-name="ce26" table:formula="of:=AVERAGE([.D145:.D154])" office:value-type="percentage" office:value="0.31834" calcext:value-type="percentage">
            <text:p>31,83%</text:p>
          </table:table-cell>
          <table:table-cell table:style-name="ce26" table:number-columns-repeated="2"/>
          <table:table-cell table:style-name="ce26" table:formula="of:=AVERAGE([.G145:.G154])" office:value-type="percentage" office:value="0.15408" calcext:value-type="percentage">
            <text:p>15,41%</text:p>
          </table:table-cell>
          <table:table-cell table:style-name="ce26" table:formula="of:=AVERAGE([.H145:.H154])" office:value-type="percentage" office:value="0.06618" calcext:value-type="percentage">
            <text:p>6,62%</text:p>
          </table:table-cell>
          <table:table-cell table:style-name="ce26" table:formula="of:=AVERAGE([.I145:.I154])" office:value-type="percentage" office:value="0.12393" calcext:value-type="percentage">
            <text:p>12,39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3676" calcext:value-type="percentage">
            <text:p>36,76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6989" calcext:value-type="percentage">
            <text:p>6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6885" calcext:value-type="percentage">
            <text:p>68,85%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76" calcext:value-type="percentage">
            <text:p>51,76%</text:p>
          </table:table-cell>
          <table:table-cell office:value-type="percentage" office:value="0.4509" calcext:value-type="percentage">
            <text:p>45,09%</text:p>
          </table:table-cell>
          <table:table-cell office:value-type="percentage" office:value="0.4241" calcext:value-type="percentage">
            <text:p>42,4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615" calcext:value-type="percentage">
            <text:p>61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4222" calcext:value-type="percentage">
            <text:p>42,22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6954" calcext:value-type="percentage">
            <text:p>69,54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592" calcext:value-type="percentage">
            <text:p>5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48" calcext:value-type="percentage">
            <text:p>41,48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115" calcext:value-type="percentage">
            <text:p>61,15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7552" calcext:value-type="percentage">
            <text:p>75,52%</text:p>
          </table:table-cell>
          <table:table-cell office:value-type="percentage" office:value="0.7161" calcext:value-type="percentage">
            <text:p>71,61%</text:p>
          </table:table-cell>
          <table:table-cell office:value-type="percentage" office:value="0.5793" calcext:value-type="percentage">
            <text:p>5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157" calcext:value-type="percentage">
            <text:p>31,57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598" calcext:value-type="percentage">
            <text:p>75,98%</text:p>
          </table:table-cell>
          <table:table-cell office:value-type="percentage" office:value="0.631" calcext:value-type="percentage">
            <text:p>63,10%</text:p>
          </table:table-cell>
          <table:table-cell office:value-type="percentage" office:value="0.5598" calcext:value-type="percentage">
            <text:p>55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741" calcext:value-type="percentage">
            <text:p>37,41%</text:p>
          </table:table-cell>
          <table:table-cell office:value-type="percentage" office:value="0.4269" calcext:value-type="percentage">
            <text:p>4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3028" calcext:value-type="percentage">
            <text:p>30,28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4426" calcext:value-type="percentage">
            <text:p>44,26%</text:p>
          </table:table-cell>
          <table:table-cell office:value-type="percentage" office:value="0.4343" calcext:value-type="percentage">
            <text:p>43,4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713" calcext:value-type="percentage">
            <text:p>57,1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51" calcext:value-type="percentage">
            <text:p>58,51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7371" calcext:value-type="percentage">
            <text:p>37,37%</text:p>
          </table:table-cell>
          <table:table-cell table:style-name="ce26" table:formula="of:=AVERAGE([.C158:.C167])" office:value-type="percentage" office:value="0.37741" calcext:value-type="percentage">
            <text:p>37,74%</text:p>
          </table:table-cell>
          <table:table-cell table:style-name="ce26" table:formula="of:=AVERAGE([.D158:.D167])" office:value-type="percentage" office:value="0.38473" calcext:value-type="percentage">
            <text:p>38,47%</text:p>
          </table:table-cell>
          <table:table-cell table:style-name="ce26" table:number-columns-repeated="2"/>
          <table:table-cell table:style-name="ce26" table:formula="of:=AVERAGE([.G158:.G167])" office:value-type="percentage" office:value="0.67897" calcext:value-type="percentage">
            <text:p>67,90%</text:p>
          </table:table-cell>
          <table:table-cell table:style-name="ce26" table:formula="of:=AVERAGE([.H158:.H167])" office:value-type="percentage" office:value="0.65517" calcext:value-type="percentage">
            <text:p>65,52%</text:p>
          </table:table-cell>
          <table:table-cell table:style-name="ce26" table:formula="of:=AVERAGE([.I158:.I167])" office:value-type="percentage" office:value="0.58886" calcext:value-type="percentage">
            <text:p>58,89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3753" calcext:value-type="percentage">
            <text:p>37,53%</text:p>
          </table:table-cell>
          <table:table-cell office:value-type="percentage" office:value="0.6478" calcext:value-type="percentage">
            <text:p>6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6774" calcext:value-type="percentage">
            <text:p>6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226" calcext:value-type="percentage">
            <text:p>42,26%</text:p>
          </table:table-cell>
          <table:table-cell office:value-type="percentage" office:value="0.6177" calcext:value-type="percentage">
            <text:p>61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281" calcext:value-type="percentage">
            <text:p>28,10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6462" calcext:value-type="percentage">
            <text:p>6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786" calcext:value-type="percentage">
            <text:p>37,86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4429" calcext:value-type="percentage">
            <text:p>4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6785" calcext:value-type="percentage">
            <text:p>67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881" calcext:value-type="percentage">
            <text:p>18,8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7043" calcext:value-type="percentage">
            <text:p>7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381" calcext:value-type="percentage">
            <text:p>13,81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301" calcext:value-type="percentage">
            <text:p>43,01%</text:p>
          </table:table-cell>
          <table:table-cell office:value-type="percentage" office:value="0.6597" calcext:value-type="percentage">
            <text:p>65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024" calcext:value-type="percentage">
            <text:p>10,2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6145" calcext:value-type="percentage">
            <text:p>61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786" calcext:value-type="percentage">
            <text:p>27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6183" calcext:value-type="percentage">
            <text:p>61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1238" calcext:value-type="percentage">
            <text:p>12,38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6425" calcext:value-type="percentage">
            <text:p>64,25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25975" calcext:value-type="percentage">
            <text:p>25,97%</text:p>
          </table:table-cell>
          <table:table-cell table:style-name="ce26" table:formula="of:=AVERAGE([.C171:.C180])" office:value-type="percentage" office:value="0.22309" calcext:value-type="percentage">
            <text:p>22,31%</text:p>
          </table:table-cell>
          <table:table-cell table:style-name="ce26" table:formula="of:=AVERAGE([.D171:.D180])" office:value-type="percentage" office:value="0.19954" calcext:value-type="percentage">
            <text:p>19,95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42241" calcext:value-type="percentage">
            <text:p>42,24%</text:p>
          </table:table-cell>
          <table:table-cell table:style-name="ce26" table:formula="of:=AVERAGE([.H171:.H180])" office:value-type="percentage" office:value="0.42322" calcext:value-type="percentage">
            <text:p>42,32%</text:p>
          </table:table-cell>
          <table:table-cell table:style-name="ce26" table:formula="of:=AVERAGE([.I171:.I180])" office:value-type="percentage" office:value="0.65069" calcext:value-type="percentage">
            <text:p>65,07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596" calcext:value-type="percentage">
            <text:p>65,9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5869" calcext:value-type="percentage">
            <text:p>58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53" calcext:value-type="percentage">
            <text:p>5,53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675" calcext:value-type="percentage">
            <text:p>66,75%</text:p>
          </table:table-cell>
          <table:table-cell office:value-type="percentage" office:value="0.6039" calcext:value-type="percentage">
            <text:p>60,39%</text:p>
          </table:table-cell>
          <table:table-cell office:value-type="percentage" office:value="0.6088" calcext:value-type="percentage">
            <text:p>60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247" calcext:value-type="percentage">
            <text:p>2,4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861" calcext:value-type="percentage">
            <text:p>68,61%</text:p>
          </table:table-cell>
          <table:table-cell office:value-type="percentage" office:value="0.5737" calcext:value-type="percentage">
            <text:p>57,37%</text:p>
          </table:table-cell>
          <table:table-cell office:value-type="percentage" office:value="0.5698" calcext:value-type="percentage">
            <text:p>5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557" calcext:value-type="percentage">
            <text:p>65,57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693" calcext:value-type="percentage">
            <text:p>56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048" calcext:value-type="percentage">
            <text:p>60,48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872" calcext:value-type="percentage">
            <text:p>58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496" calcext:value-type="percentage">
            <text:p>64,96%</text:p>
          </table:table-cell>
          <table:table-cell office:value-type="percentage" office:value="0.6071" calcext:value-type="percentage">
            <text:p>60,71%</text:p>
          </table:table-cell>
          <table:table-cell office:value-type="percentage" office:value="0.6045" calcext:value-type="percentage">
            <text:p>60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026" calcext:value-type="percentage">
            <text:p>60,26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5756" calcext:value-type="percentage">
            <text:p>57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723" calcext:value-type="percentage">
            <text:p>67,23%</text:p>
          </table:table-cell>
          <table:table-cell office:value-type="percentage" office:value="0.627" calcext:value-type="percentage">
            <text:p>62,70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521" calcext:value-type="percentage">
            <text:p>65,21%</text:p>
          </table:table-cell>
          <table:table-cell office:value-type="percentage" office:value="0.5898" calcext:value-type="percentage">
            <text:p>58,98%</text:p>
          </table:table-cell>
          <table:table-cell office:value-type="percentage" office:value="0.5804" calcext:value-type="percentage">
            <text:p>58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707" calcext:value-type="percentage">
            <text:p>7,07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166" calcext:value-type="percentage">
            <text:p>61,66%</text:p>
          </table:table-cell>
          <table:table-cell office:value-type="percentage" office:value="0.6091" calcext:value-type="percentage">
            <text:p>60,91%</text:p>
          </table:table-cell>
          <table:table-cell office:value-type="percentage" office:value="0.6101" calcext:value-type="percentage">
            <text:p>61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767" calcext:value-type="percentage">
            <text:p>7,67%</text:p>
          </table:table-cell>
          <table:table-cell table:style-name="ce26" table:number-columns-repeated="2"/>
          <table:table-cell table:style-name="ce26" table:formula="of:=AVERAGE([.G183:.G192])" office:value-type="percentage" office:value="0.64669" calcext:value-type="percentage">
            <text:p>64,67%</text:p>
          </table:table-cell>
          <table:table-cell table:style-name="ce26" table:formula="of:=AVERAGE([.H183:.H192])" office:value-type="percentage" office:value="0.5922" calcext:value-type="percentage">
            <text:p>59,22%</text:p>
          </table:table-cell>
          <table:table-cell table:style-name="ce26" table:formula="of:=AVERAGE([.I183:.I192])" office:value-type="percentage" office:value="0.59121" calcext:value-type="percentage">
            <text:p>59,1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402" calcext:value-type="percentage">
            <text:p>4,02%</text:p>
          </table:table-cell>
          <table:table-cell table:style-name="ce26" table:formula="of:=AVERAGE([.C184:.C193])" office:value-type="percentage" office:value="0.03032" calcext:value-type="percentage">
            <text:p>3,03%</text:p>
          </table:table-cell>
          <table:table-cell table:style-name="ce26" table:formula="of:=AVERAGE([.D184:.D193])" office:value-type="percentage" office:value="0.06001" calcext:value-type="percentage">
            <text:p>6,00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2"/>
          <table:table-cell office:value-type="string" calcext:value-type="string">
            <text:p>RBFW=5</text:p>
          </table:table-cell>
          <table:table-cell table:style-name="ce31" office:value-type="string" calcext:value-type="string">
            <text:p>RBFW=15</text:p>
          </table:table-cell>
          <table:table-cell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dam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26" table:number-columns-repeated="2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2"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63" calcext:value-type="percentage">
            <text:p>16,30%</text:p>
          </table:table-cell>
          <table:table-cell table:style-name="ce30" table:formula="of:=AVERAGE([.H2:.H11])" office:value-type="percentage" office:value="0.18699" calcext:value-type="percentage">
            <text:p>18,70%</text:p>
          </table:table-cell>
          <table:table-cell table:style-name="ce30" table:formula="of:=AVERAGE([.I2:.I11])" office:value-type="percentage" office:value="0.18634" calcext:value-type="percentage">
            <text:p>18,6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4024" calcext:value-type="percentage">
            <text:p>40,24%</text:p>
          </table:table-cell>
          <table:table-cell office:value-type="percentage" office:value="0.4101" calcext:value-type="percentage">
            <text:p>41,0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532" calcext:value-type="percentage">
            <text:p>5,32%</text:p>
          </table:table-cell>
          <table:table-cell office:value-type="percentage" office:value="0.0505" calcext:value-type="percentage">
            <text:p>5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16" calcext:value-type="percentage">
            <text:p>10,16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89" calcext:value-type="percentage">
            <text:p>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159" calcext:value-type="percentage">
            <text:p>41,5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981" calcext:value-type="percentage">
            <text:p>39,81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3251" calcext:value-type="percentage">
            <text:p>32,51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3401" calcext:value-type="percentage">
            <text:p>34,01%</text:p>
          </table:table-cell>
          <table:table-cell office:value-type="percentage" office:value="0.3396" calcext:value-type="percentage">
            <text:p>33,96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536" calcext:value-type="percentage">
            <text:p>45,36%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435" calcext:value-type="percentage">
            <text:p>44,3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17" calcext:value-type="percentage">
            <text:p>13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8" calcext:value-type="percentage">
            <text:p>25,8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37" calcext:value-type="percentage">
            <text:p>7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787" calcext:value-type="percentage">
            <text:p>37,87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396" calcext:value-type="percentage">
            <text:p>33,96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957" calcext:value-type="percentage">
            <text:p>29,5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8671" calcext:value-type="percentage">
            <text:p>38,67%</text:p>
          </table:table-cell>
          <table:table-cell table:style-name="ce30" table:formula="of:=AVERAGE([.C15:.C24])" office:value-type="percentage" office:value="0.35333" calcext:value-type="percentage">
            <text:p>35,33%</text:p>
          </table:table-cell>
          <table:table-cell table:style-name="ce30" table:formula="of:=AVERAGE([.D15:.D24])" office:value-type="percentage" office:value="0.35334" calcext:value-type="percentage">
            <text:p>35,33%</text:p>
          </table:table-cell>
          <table:table-cell table:style-name="ce30" table:number-columns-repeated="2"/>
          <table:table-cell table:style-name="ce30" table:formula="of:=AVERAGE([.G15:.G24])" office:value-type="percentage" office:value="0.08177" calcext:value-type="percentage">
            <text:p>8,18%</text:p>
          </table:table-cell>
          <table:table-cell table:style-name="ce30" table:formula="of:=AVERAGE([.H15:.H24])" office:value-type="percentage" office:value="0.08558" calcext:value-type="percentage">
            <text:p>8,56%</text:p>
          </table:table-cell>
          <table:table-cell table:style-name="ce30" table:formula="of:=AVERAGE([.I15:.I24])" office:value-type="percentage" office:value="0.08269" calcext:value-type="percentage">
            <text:p>8,2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486" calcext:value-type="percentage">
            <text:p>14,8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846" calcext:value-type="percentage">
            <text:p>8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59" calcext:value-type="percentage">
            <text:p>15,90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016" calcext:value-type="percentage">
            <text:p>80,16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524" calcext:value-type="percentage">
            <text:p>75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14" calcext:value-type="percentage">
            <text:p>9,14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413" calcext:value-type="percentage">
            <text:p>84,13%</text:p>
          </table:table-cell>
          <table:table-cell office:value-type="percentage" office:value="0.8048" calcext:value-type="percentage">
            <text:p>80,48%</text:p>
          </table:table-cell>
          <table:table-cell office:value-type="percentage" office:value="0.7984" calcext:value-type="percentage">
            <text:p>7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05" calcext:value-type="percentage">
            <text:p>21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356" calcext:value-type="percentage">
            <text:p>83,56%</text:p>
          </table:table-cell>
          <table:table-cell office:value-type="percentage" office:value="0.7762" calcext:value-type="percentage">
            <text:p>7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495" calcext:value-type="percentage">
            <text:p>14,9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7984" calcext:value-type="percentage">
            <text:p>79,84%</text:p>
          </table:table-cell>
          <table:table-cell office:value-type="percentage" office:value="0.7825" calcext:value-type="percentage">
            <text:p>78,25%</text:p>
          </table:table-cell>
          <table:table-cell office:value-type="percentage" office:value="0.7587" calcext:value-type="percentage">
            <text:p>7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124" calcext:value-type="percentage">
            <text:p>21,2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927" calcext:value-type="percentage">
            <text:p>92,70%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676" calcext:value-type="percentage">
            <text:p>16,76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9143" calcext:value-type="percentage">
            <text:p>91,43%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457" calcext:value-type="percentage">
            <text:p>14,5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7365" calcext:value-type="percentage">
            <text:p>7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324" calcext:value-type="percentage">
            <text:p>13,24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0571" calcext:value-type="percentage">
            <text:p>30,57%</text:p>
          </table:table-cell>
          <table:table-cell table:style-name="ce30" table:formula="of:=AVERAGE([.C28:.C37])" office:value-type="percentage" office:value="0.15837" calcext:value-type="percentage">
            <text:p>15,84%</text:p>
          </table:table-cell>
          <table:table-cell table:style-name="ce30" table:formula="of:=AVERAGE([.D28:.D37])" office:value-type="percentage" office:value="0.15209" calcext:value-type="percentage">
            <text:p>15,21%</text:p>
          </table:table-cell>
          <table:table-cell table:style-name="ce30" table:number-columns-repeated="2"/>
          <table:table-cell table:style-name="ce30" table:formula="of:=AVERAGE([.G28:.G37])" office:value-type="percentage" office:value="0.85207" calcext:value-type="percentage">
            <text:p>85,21%</text:p>
          </table:table-cell>
          <table:table-cell table:style-name="ce30" table:formula="of:=AVERAGE([.H28:.H37])" office:value-type="percentage" office:value="0.83468" calcext:value-type="percentage">
            <text:p>83,47%</text:p>
          </table:table-cell>
          <table:table-cell table:style-name="ce30" table:formula="of:=AVERAGE([.I28:.I37])" office:value-type="percentage" office:value="0.78651" calcext:value-type="percentage">
            <text:p>78,65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949" calcext:value-type="percentage">
            <text:p>49,49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416" calcext:value-type="percentage">
            <text:p>4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538" calcext:value-type="percentage">
            <text:p>45,38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148" calcext:value-type="percentage">
            <text:p>31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513" calcext:value-type="percentage">
            <text:p>45,1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025" calcext:value-type="percentage">
            <text:p>30,25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564" calcext:value-type="percentage">
            <text:p>65,6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4744" calcext:value-type="percentage">
            <text:p>47,44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359" calcext:value-type="percentage">
            <text:p>53,59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691" calcext:value-type="percentage">
            <text:p>36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051" calcext:value-type="percentage">
            <text:p>40,5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642" calcext:value-type="percentage">
            <text:p>36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5026" calcext:value-type="percentage">
            <text:p>50,26%</text:p>
          </table:table-cell>
          <table:table-cell office:value-type="percentage" office:value="0.5077" calcext:value-type="percentage">
            <text:p>5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5282" calcext:value-type="percentage">
            <text:p>52,82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901" calcext:value-type="percentage">
            <text:p>39,01%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3827" calcext:value-type="percentage">
            <text:p>38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5436" calcext:value-type="percentage">
            <text:p>54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716" calcext:value-type="percentage">
            <text:p>37,16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55999" calcext:value-type="percentage">
            <text:p>56,00%</text:p>
          </table:table-cell>
          <table:table-cell table:style-name="ce30" table:formula="of:=AVERAGE([.C41:.C50])" office:value-type="percentage" office:value="0.46769" calcext:value-type="percentage">
            <text:p>46,77%</text:p>
          </table:table-cell>
          <table:table-cell table:style-name="ce30" table:formula="of:=AVERAGE([.D41:.D50])" office:value-type="percentage" office:value="0.47103" calcext:value-type="percentage">
            <text:p>47,10%</text:p>
          </table:table-cell>
          <table:table-cell table:style-name="ce30" table:number-columns-repeated="2"/>
          <table:table-cell table:style-name="ce30" table:formula="of:=AVERAGE([.G41:.G50])" office:value-type="percentage" office:value="0.37999" calcext:value-type="percentage">
            <text:p>38,00%</text:p>
          </table:table-cell>
          <table:table-cell table:style-name="ce30" table:formula="of:=AVERAGE([.H41:.H50])" office:value-type="percentage" office:value="0.35778" calcext:value-type="percentage">
            <text:p>35,78%</text:p>
          </table:table-cell>
          <table:table-cell table:style-name="ce30" table:formula="of:=AVERAGE([.I41:.I50])" office:value-type="percentage" office:value="0.35221" calcext:value-type="percentage">
            <text:p>35,2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03" calcext:value-type="percentage">
            <text:p>22,03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19" calcext:value-type="percentage">
            <text:p>26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2116" calcext:value-type="percentage">
            <text:p>21,16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826" calcext:value-type="percentage">
            <text:p>18,26%</text:p>
          </table:table-cell>
          <table:table-cell office:value-type="percentage" office:value="0.2478" calcext:value-type="percentage">
            <text:p>24,78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95" calcext:value-type="percentage">
            <text:p>22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2029" calcext:value-type="percentage">
            <text:p>20,29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48" calcext:value-type="percentage">
            <text:p>23,48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6" calcext:value-type="percentage">
            <text:p>2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2058" calcext:value-type="percentage">
            <text:p>20,5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876" calcext:value-type="percentage">
            <text:p>28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551" calcext:value-type="percentage">
            <text:p>5,51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1174" calcext:value-type="percentage">
            <text:p>11,7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6116" calcext:value-type="percentage">
            <text:p>6,12%</text:p>
          </table:table-cell>
          <table:table-cell table:style-name="ce30" table:formula="of:=AVERAGE([.C54:.C63])" office:value-type="percentage" office:value="0.15797" calcext:value-type="percentage">
            <text:p>15,80%</text:p>
          </table:table-cell>
          <table:table-cell table:style-name="ce30" table:formula="of:=AVERAGE([.D54:.D63])" office:value-type="percentage" office:value="0.20217" calcext:value-type="percentage">
            <text:p>20,22%</text:p>
          </table:table-cell>
          <table:table-cell table:style-name="ce30" table:number-columns-repeated="2"/>
          <table:table-cell table:style-name="ce30" table:formula="of:=AVERAGE([.G54:.G63])" office:value-type="percentage" office:value="0.15477" calcext:value-type="percentage">
            <text:p>15,48%</text:p>
          </table:table-cell>
          <table:table-cell table:style-name="ce30" table:formula="of:=AVERAGE([.H54:.H63])" office:value-type="percentage" office:value="0.2182" calcext:value-type="percentage">
            <text:p>21,82%</text:p>
          </table:table-cell>
          <table:table-cell table:style-name="ce30" table:formula="of:=AVERAGE([.I54:.I63])" office:value-type="percentage" office:value="0.24915" calcext:value-type="percentage">
            <text:p>24,9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647" calcext:value-type="percentage">
            <text:p>46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5049" calcext:value-type="percentage">
            <text:p>50,49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324" calcext:value-type="percentage">
            <text:p>43,24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57" calcext:value-type="percentage">
            <text:p>22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922" calcext:value-type="percentage">
            <text:p>39,22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147" calcext:value-type="percentage">
            <text:p>51,47%</text:p>
          </table:table-cell>
          <table:table-cell office:value-type="percentage" office:value="0.501" calcext:value-type="percentage">
            <text:p>50,1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2546" calcext:value-type="percentage">
            <text:p>25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814" calcext:value-type="percentage">
            <text:p>38,14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293" calcext:value-type="percentage">
            <text:p>22,93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451" calcext:value-type="percentage">
            <text:p>44,51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363" calcext:value-type="percentage">
            <text:p>3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63" calcext:value-type="percentage">
            <text:p>18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4029" calcext:value-type="percentage">
            <text:p>40,29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016" calcext:value-type="percentage">
            <text:p>40,16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41481" calcext:value-type="percentage">
            <text:p>41,48%</text:p>
          </table:table-cell>
          <table:table-cell table:style-name="ce30" table:formula="of:=AVERAGE([.C67:.C76])" office:value-type="percentage" office:value="0.41069" calcext:value-type="percentage">
            <text:p>41,07%</text:p>
          </table:table-cell>
          <table:table-cell table:style-name="ce30" table:formula="of:=AVERAGE([.D67:.D76])" office:value-type="percentage" office:value="0.40482" calcext:value-type="percentage">
            <text:p>40,48%</text:p>
          </table:table-cell>
          <table:table-cell table:style-name="ce30" table:number-columns-repeated="2"/>
          <table:table-cell table:style-name="ce30" table:formula="of:=AVERAGE([.G67:.G76])" office:value-type="percentage" office:value="0.36345" calcext:value-type="percentage">
            <text:p>36,35%</text:p>
          </table:table-cell>
          <table:table-cell table:style-name="ce30" table:formula="of:=AVERAGE([.H67:.H76])" office:value-type="percentage" office:value="0.23693" calcext:value-type="percentage">
            <text:p>23,69%</text:p>
          </table:table-cell>
          <table:table-cell table:style-name="ce30" table:formula="of:=AVERAGE([.I67:.I76])" office:value-type="percentage" office:value="0.22627" calcext:value-type="percentage">
            <text:p>22,6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53" calcext:value-type="percentage">
            <text:p>30,53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3684" calcext:value-type="percentage">
            <text:p>36,84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4491" calcext:value-type="percentage">
            <text:p>44,91%</text:p>
          </table:table-cell>
          <table:table-cell office:value-type="percentage" office:value="0.4364" calcext:value-type="percentage">
            <text:p>43,64%</text:p>
          </table:table-cell>
          <table:table-cell office:value-type="percentage" office:value="0.432" calcext:value-type="percentage">
            <text:p>43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772" calcext:value-type="percentage">
            <text:p>37,72%</text:p>
          </table:table-cell>
          <table:table-cell office:value-type="percentage" office:value="0.3649" calcext:value-type="percentage">
            <text:p>36,49%</text:p>
          </table:table-cell>
          <table:table-cell office:value-type="percentage" office:value="0.3719" calcext:value-type="percentage">
            <text:p>37,1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798" calcext:value-type="percentage">
            <text:p>37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72" calcext:value-type="percentage">
            <text:p>27,72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3544" calcext:value-type="percentage">
            <text:p>35,44%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3281" calcext:value-type="percentage">
            <text:p>32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053" calcext:value-type="percentage">
            <text:p>20,53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3298" calcext:value-type="percentage">
            <text:p>32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19" calcext:value-type="percentage">
            <text:p>7,19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807" calcext:value-type="percentage">
            <text:p>28,07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37" calcext:value-type="percentage">
            <text:p>27,37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246" calcext:value-type="percentage">
            <text:p>22,46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044" calcext:value-type="percentage">
            <text:p>40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35" calcext:value-type="percentage">
            <text:p>10,35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3149" calcext:value-type="percentage">
            <text:p>31,49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25613" calcext:value-type="percentage">
            <text:p>25,61%</text:p>
          </table:table-cell>
          <table:table-cell table:style-name="ce30" table:formula="of:=AVERAGE([.C80:.C89])" office:value-type="percentage" office:value="0.24159" calcext:value-type="percentage">
            <text:p>24,16%</text:p>
          </table:table-cell>
          <table:table-cell table:style-name="ce30" table:formula="of:=AVERAGE([.D80:.D89])" office:value-type="percentage" office:value="0.24667" calcext:value-type="percentage">
            <text:p>24,67%</text:p>
          </table:table-cell>
          <table:table-cell table:style-name="ce30" table:number-columns-repeated="2"/>
          <table:table-cell table:style-name="ce30" table:formula="of:=AVERAGE([.G80:.G89])" office:value-type="percentage" office:value="0.35307" calcext:value-type="percentage">
            <text:p>35,31%</text:p>
          </table:table-cell>
          <table:table-cell table:style-name="ce30" table:formula="of:=AVERAGE([.H80:.H89])" office:value-type="percentage" office:value="0.35711" calcext:value-type="percentage">
            <text:p>35,71%</text:p>
          </table:table-cell>
          <table:table-cell table:style-name="ce30" table:formula="of:=AVERAGE([.I80:.I89])" office:value-type="percentage" office:value="0.35983" calcext:value-type="percentage">
            <text:p>35,98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862" calcext:value-type="percentage">
            <text:p>28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265" calcext:value-type="percentage">
            <text:p>2,6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19" calcext:value-type="percentage">
            <text:p>43,19%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4283" calcext:value-type="percentage">
            <text:p>42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819" calcext:value-type="percentage">
            <text:p>38,19%</text:p>
          </table:table-cell>
          <table:table-cell office:value-type="percentage" office:value="0.3754" calcext:value-type="percentage">
            <text:p>37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364" calcext:value-type="percentage">
            <text:p>3,64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145" calcext:value-type="percentage">
            <text:p>41,45%</text:p>
          </table:table-cell>
          <table:table-cell office:value-type="percentage" office:value="0.3928" calcext:value-type="percentage">
            <text:p>3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188" calcext:value-type="percentage">
            <text:p>31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91" calcext:value-type="percentage">
            <text:p>33,9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438" calcext:value-type="percentage">
            <text:p>5,44%</text:p>
          </table:table-cell>
          <table:table-cell table:style-name="ce30" table:formula="of:=AVERAGE([.C93:.C102])" office:value-type="percentage" office:value="0.05438" calcext:value-type="percentage">
            <text:p>5,44%</text:p>
          </table:table-cell>
          <table:table-cell table:style-name="ce30" table:formula="of:=AVERAGE([.D93:.D102])" office:value-type="percentage" office:value="0.05752" calcext:value-type="percentage">
            <text:p>5,75%</text:p>
          </table:table-cell>
          <table:table-cell table:style-name="ce30" table:number-columns-repeated="2"/>
          <table:table-cell table:style-name="ce30" table:formula="of:=AVERAGE([.G93:.G102])" office:value-type="percentage" office:value="0.34696" calcext:value-type="percentage">
            <text:p>34,70%</text:p>
          </table:table-cell>
          <table:table-cell table:style-name="ce30" table:formula="of:=AVERAGE([.H93:.H102])" office:value-type="percentage" office:value="0.3548" calcext:value-type="percentage">
            <text:p>35,48%</text:p>
          </table:table-cell>
          <table:table-cell table:style-name="ce30" table:formula="of:=AVERAGE([.I93:.I102])" office:value-type="percentage" office:value="0.34718" calcext:value-type="percentage">
            <text:p>34,72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5038" calcext:value-type="percentage">
            <text:p>50,38%</text:p>
          </table:table-cell>
          <table:table-cell office:value-type="percentage" office:value="0.507" calcext:value-type="percentage">
            <text:p>50,7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538" calcext:value-type="percentage">
            <text:p>45,3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358" calcext:value-type="percentage">
            <text:p>43,5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217" calcext:value-type="percentage">
            <text:p>22,17%</text:p>
          </table:table-cell>
          <table:table-cell table:number-columns-repeated="2"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68" calcext:value-type="percentage">
            <text:p>45,68%</text:p>
          </table:table-cell>
          <table:table-cell office:value-type="percentage" office:value="0.4577" calcext:value-type="percentage">
            <text:p>45,77%</text:p>
          </table:table-cell>
          <table:table-cell office:value-type="percentage" office:value="0.4517" calcext:value-type="percentage">
            <text:p>45,1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55" calcext:value-type="percentage">
            <text:p>45,5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53" calcext:value-type="percentage">
            <text:p>45,3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12" calcext:value-type="percentage">
            <text:p>43,1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433" calcext:value-type="percentage">
            <text:p>43,3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183" calcext:value-type="percentage">
            <text:p>31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4422" calcext:value-type="percentage">
            <text:p>44,2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245" calcext:value-type="percentage">
            <text:p>42,45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145" calcext:value-type="percentage">
            <text:p>21,45%</text:p>
          </table:table-cell>
          <table:table-cell table:style-name="ce26" table:formula="of:=AVERAGE([.C106:.C115])" office:value-type="percentage" office:value="0.22667" calcext:value-type="percentage">
            <text:p>22,67%</text:p>
          </table:table-cell>
          <table:table-cell table:style-name="ce26" table:formula="of:=AVERAGE([.D106:.D115])" office:value-type="percentage" office:value="0.251" calcext:value-type="percentage">
            <text:p>25,10%</text:p>
          </table:table-cell>
          <table:table-cell table:style-name="ce26" table:number-columns-repeated="2"/>
          <table:table-cell table:style-name="ce26" table:formula="of:=AVERAGE([.G106:.G115])" office:value-type="percentage" office:value="0.46882" calcext:value-type="percentage">
            <text:p>46,88%</text:p>
          </table:table-cell>
          <table:table-cell table:style-name="ce26" table:formula="of:=AVERAGE([.H106:.H115])" office:value-type="percentage" office:value="0.4598" calcext:value-type="percentage">
            <text:p>45,98%</text:p>
          </table:table-cell>
          <table:table-cell table:style-name="ce26" table:formula="of:=AVERAGE([.I106:.I115])" office:value-type="percentage" office:value="0.44872" calcext:value-type="percentage">
            <text:p>44,87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378" calcext:value-type="percentage">
            <text:p>43,78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4202" calcext:value-type="percentage">
            <text:p>42,0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2304" calcext:value-type="percentage">
            <text:p>23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268" calcext:value-type="percentage">
            <text:p>22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533" calcext:value-type="percentage">
            <text:p>55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2571" calcext:value-type="percentage">
            <text:p>2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6422" calcext:value-type="percentage">
            <text:p>64,22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494" calcext:value-type="percentage">
            <text:p>24,94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844" calcext:value-type="percentage">
            <text:p>68,44%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733" calcext:value-type="percentage">
            <text:p>37,33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881" calcext:value-type="percentage">
            <text:p>38,81%</text:p>
          </table:table-cell>
          <table:table-cell office:value-type="percentage" office:value="0.2958" calcext:value-type="percentage">
            <text:p>29,58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958" calcext:value-type="percentage">
            <text:p>39,5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422" calcext:value-type="percentage">
            <text:p>34,22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494" calcext:value-type="percentage">
            <text:p>34,94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024" calcext:value-type="percentage">
            <text:p>20,24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6733" calcext:value-type="percentage">
            <text:p>56,73%</text:p>
          </table:table-cell>
          <table:table-cell table:style-name="ce26" table:formula="of:=AVERAGE([.C119:.C128])" office:value-type="percentage" office:value="0.52844" calcext:value-type="percentage">
            <text:p>52,84%</text:p>
          </table:table-cell>
          <table:table-cell table:style-name="ce26" table:formula="of:=AVERAGE([.D119:.D128])" office:value-type="percentage" office:value="0.50534" calcext:value-type="percentage">
            <text:p>50,53%</text:p>
          </table:table-cell>
          <table:table-cell table:style-name="ce26" table:number-columns-repeated="2"/>
          <table:table-cell table:style-name="ce26" table:formula="of:=AVERAGE([.G119:.G128])" office:value-type="percentage" office:value="0.38939" calcext:value-type="percentage">
            <text:p>38,94%</text:p>
          </table:table-cell>
          <table:table-cell table:style-name="ce26" table:formula="of:=AVERAGE([.H119:.H128])" office:value-type="percentage" office:value="0.28958" calcext:value-type="percentage">
            <text:p>28,96%</text:p>
          </table:table-cell>
          <table:table-cell table:style-name="ce26" table:formula="of:=AVERAGE([.I119:.I128])" office:value-type="percentage" office:value="0.22862" calcext:value-type="percentage">
            <text:p>22,86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table:number-columns-repeated="2" office:value-type="percentage" office:value="0.7529" calcext:value-type="percentage">
            <text:p>75,29%</text:p>
          </table:table-cell>
          <table:table-cell office:value-type="percentage" office:value="0.7627" calcext:value-type="percentage">
            <text:p>76,27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189" calcext:value-type="percentage">
            <text:p>3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647" calcext:value-type="percentage">
            <text:p>56,47%</text:p>
          </table:table-cell>
          <table:table-cell office:value-type="percentage" office:value="0.5863" calcext:value-type="percentage">
            <text:p>58,63%</text:p>
          </table:table-cell>
          <table:table-cell office:value-type="percentage" office:value="0.5843" calcext:value-type="percentage">
            <text:p>58,4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811" calcext:value-type="percentage">
            <text:p>58,11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589" calcext:value-type="percentage">
            <text:p>2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5255" calcext:value-type="percentage">
            <text:p>52,55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902" calcext:value-type="percentage">
            <text:p>69,02%</text:p>
          </table:table-cell>
          <table:table-cell office:value-type="percentage" office:value="0.6765" calcext:value-type="percentage">
            <text:p>67,65%</text:p>
          </table:table-cell>
          <table:table-cell office:value-type="percentage" office:value="0.698" calcext:value-type="percentage">
            <text:p>69,8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356" calcext:value-type="percentage">
            <text:p>2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255" calcext:value-type="percentage">
            <text:p>62,55%</text:p>
          </table:table-cell>
          <table:table-cell office:value-type="percentage" office:value="0.6157" calcext:value-type="percentage">
            <text:p>61,57%</text:p>
          </table:table-cell>
          <table:table-cell office:value-type="percentage" office:value="0.6314" calcext:value-type="percentage">
            <text:p>63,14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059" calcext:value-type="percentage">
            <text:p>60,59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392" calcext:value-type="percentage">
            <text:p>63,92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189" calcext:value-type="percentage">
            <text:p>2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784" calcext:value-type="percentage">
            <text:p>57,84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57784" calcext:value-type="percentage">
            <text:p>57,78%</text:p>
          </table:table-cell>
          <table:table-cell table:style-name="ce26" table:formula="of:=AVERAGE([.C132:.C141])" office:value-type="percentage" office:value="0.58" calcext:value-type="percentage">
            <text:p>58,00%</text:p>
          </table:table-cell>
          <table:table-cell table:style-name="ce26" table:formula="of:=AVERAGE([.D132:.D141])" office:value-type="percentage" office:value="0.58842" calcext:value-type="percentage">
            <text:p>58,84%</text:p>
          </table:table-cell>
          <table:table-cell table:style-name="ce26" table:number-columns-repeated="2"/>
          <table:table-cell table:style-name="ce26" table:formula="of:=AVERAGE([.G132:.G141])" office:value-type="percentage" office:value="0.52032" calcext:value-type="percentage">
            <text:p>52,03%</text:p>
          </table:table-cell>
          <table:table-cell table:style-name="ce26" table:formula="of:=AVERAGE([.H132:.H141])" office:value-type="percentage" office:value="0.29832" calcext:value-type="percentage">
            <text:p>29,83%</text:p>
          </table:table-cell>
          <table:table-cell table:style-name="ce26" table:formula="of:=AVERAGE([.I132:.I141])" office:value-type="percentage" office:value="0.23823" calcext:value-type="percentage">
            <text:p>23,82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867" calcext:value-type="percentage">
            <text:p>28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367" calcext:value-type="percentage">
            <text:p>53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4" calcext:value-type="percentage">
            <text:p>27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298" calcext:value-type="percentage">
            <text:p>29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4" calcext:value-type="percentage">
            <text:p>24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3427" calcext:value-type="percentage">
            <text:p>34,27%</text:p>
          </table:table-cell>
          <table:table-cell office:value-type="percentage" office:value="0.304" calcext:value-type="percentage">
            <text:p>30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2653" calcext:value-type="percentage">
            <text:p>26,53%</text:p>
          </table:table-cell>
          <table:table-cell office:value-type="percentage" office:value="0.2793" calcext:value-type="percentage">
            <text:p>2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67" calcext:value-type="percentage">
            <text:p>33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2813" calcext:value-type="percentage">
            <text:p>28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92" calcext:value-type="percentage">
            <text:p>2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587" calcext:value-type="percentage">
            <text:p>25,8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1932" calcext:value-type="percentage">
            <text:p>11,93%</text:p>
          </table:table-cell>
          <table:table-cell table:style-name="ce26" table:formula="of:=AVERAGE([.C145:.C154])" office:value-type="percentage" office:value="0.20567" calcext:value-type="percentage">
            <text:p>20,57%</text:p>
          </table:table-cell>
          <table:table-cell table:style-name="ce26" table:formula="of:=AVERAGE([.D145:.D154])" office:value-type="percentage" office:value="0.22636" calcext:value-type="percentage">
            <text:p>22,64%</text:p>
          </table:table-cell>
          <table:table-cell table:style-name="ce26" table:number-columns-repeated="2"/>
          <table:table-cell table:style-name="ce26" table:formula="of:=AVERAGE([.G145:.G154])" office:value-type="percentage" office:value="0.49841" calcext:value-type="percentage">
            <text:p>49,84%</text:p>
          </table:table-cell>
          <table:table-cell table:style-name="ce26" table:formula="of:=AVERAGE([.H145:.H154])" office:value-type="percentage" office:value="0.30093" calcext:value-type="percentage">
            <text:p>30,09%</text:p>
          </table:table-cell>
          <table:table-cell table:style-name="ce26" table:formula="of:=AVERAGE([.I145:.I154])" office:value-type="percentage" office:value="0.2842" calcext:value-type="percentage">
            <text:p>28,42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115" calcext:value-type="percentage">
            <text:p>81,15%</text:p>
          </table:table-cell>
          <table:table-cell office:value-type="percentage" office:value="0.7851" calcext:value-type="percentage">
            <text:p>78,51%</text:p>
          </table:table-cell>
          <table:table-cell office:value-type="percentage" office:value="0.7494" calcext:value-type="percentage">
            <text:p>7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602" calcext:value-type="percentage">
            <text:p>36,0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7943" calcext:value-type="percentage">
            <text:p>79,43%</text:p>
          </table:table-cell>
          <table:table-cell office:value-type="percentage" office:value="0.7908" calcext:value-type="percentage">
            <text:p>79,08%</text:p>
          </table:table-cell>
          <table:table-cell office:value-type="percentage" office:value="0.7379" calcext:value-type="percentage">
            <text:p>73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269" calcext:value-type="percentage">
            <text:p>52,69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213" calcext:value-type="percentage">
            <text:p>52,13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7425" calcext:value-type="percentage">
            <text:p>74,25%</text:p>
          </table:table-cell>
          <table:table-cell office:value-type="percentage" office:value="0.7115" calcext:value-type="percentage">
            <text:p>71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office:value-type="percentage" office:value="0.4583" calcext:value-type="percentage">
            <text:p>45,83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241" calcext:value-type="percentage">
            <text:p>82,41%</text:p>
          </table:table-cell>
          <table:table-cell office:value-type="percentage" office:value="0.7621" calcext:value-type="percentage">
            <text:p>76,21%</text:p>
          </table:table-cell>
          <table:table-cell office:value-type="percentage" office:value="0.7724" calcext:value-type="percentage">
            <text:p>77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02" calcext:value-type="percentage">
            <text:p>46,02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77" calcext:value-type="percentage">
            <text:p>67,7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06" calcext:value-type="percentage">
            <text:p>65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6</text:p>
          </table:table-cell>
          <table:table-cell table:number-columns-repeated="2" office:value-type="percentage" office:value="0.8414" calcext:value-type="percentage">
            <text:p>84,14%</text:p>
          </table:table-cell>
          <table:table-cell office:value-type="percentage" office:value="0.8276" calcext:value-type="percentage">
            <text:p>82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897" calcext:value-type="percentage">
            <text:p>78,97%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21" calcext:value-type="percentage">
            <text:p>66,21%</text:p>
          </table:table-cell>
          <table:table-cell office:value-type="percentage" office:value="0.6632" calcext:value-type="percentage">
            <text:p>6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office:value-type="percentage" office:value="0.2769" calcext:value-type="percentage">
            <text:p>27,69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9" calcext:value-type="percentage">
            <text:p>66,90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7092" calcext:value-type="percentage">
            <text:p>70,9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6769" calcext:value-type="percentage">
            <text:p>36,77%</text:p>
          </table:table-cell>
          <table:table-cell table:style-name="ce26" table:formula="of:=AVERAGE([.C158:.C167])" office:value-type="percentage" office:value="0.36677" calcext:value-type="percentage">
            <text:p>36,68%</text:p>
          </table:table-cell>
          <table:table-cell table:style-name="ce26" table:formula="of:=AVERAGE([.D158:.D167])" office:value-type="percentage" office:value="0.3675" calcext:value-type="percentage">
            <text:p>36,75%</text:p>
          </table:table-cell>
          <table:table-cell table:style-name="ce26" table:number-columns-repeated="2"/>
          <table:table-cell table:style-name="ce26" table:formula="of:=AVERAGE([.G158:.G167])" office:value-type="percentage" office:value="0.76519" calcext:value-type="percentage">
            <text:p>76,52%</text:p>
          </table:table-cell>
          <table:table-cell table:style-name="ce26" table:formula="of:=AVERAGE([.H158:.H167])" office:value-type="percentage" office:value="0.74381" calcext:value-type="percentage">
            <text:p>74,38%</text:p>
          </table:table-cell>
          <table:table-cell table:style-name="ce26" table:formula="of:=AVERAGE([.I158:.I167])" office:value-type="percentage" office:value="0.71974" calcext:value-type="percentage">
            <text:p>71,97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714" calcext:value-type="percentage">
            <text:p>2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2989" calcext:value-type="percentage">
            <text:p>2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887" calcext:value-type="percentage">
            <text:p>28,87%</text:p>
          </table:table-cell>
          <table:table-cell office:value-type="percentage" office:value="0.2881" calcext:value-type="percentage">
            <text:p>28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3074" calcext:value-type="percentage">
            <text:p>30,7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414" calcext:value-type="percentage">
            <text:p>3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71" calcext:value-type="percentage">
            <text:p>40,71%</text:p>
          </table:table-cell>
          <table:table-cell office:value-type="percentage" office:value="0.3857" calcext:value-type="percentage">
            <text:p>3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172" calcext:value-type="percentage">
            <text:p>31,72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71" calcext:value-type="percentage">
            <text:p>45,7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42" calcext:value-type="percentage">
            <text:p>32,42%</text:p>
          </table:table-cell>
          <table:table-cell office:value-type="percentage" office:value="0.3403" calcext:value-type="percentage">
            <text:p>34,03%</text:p>
          </table:table-cell>
          <table:table-cell office:value-type="percentage" office:value="0.357" calcext:value-type="percentage">
            <text:p>3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369" calcext:value-type="percentage">
            <text:p>36,90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476" calcext:value-type="percentage">
            <text:p>34,76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28" calcext:value-type="percentage">
            <text:p>2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505" calcext:value-type="percentage">
            <text:p>35,05%</text:p>
          </table:table-cell>
          <table:table-cell table:number-columns-repeated="2" office:value-type="percentage" office:value="0.3919" calcext:value-type="percentage">
            <text:p>39,19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28167" calcext:value-type="percentage">
            <text:p>28,17%</text:p>
          </table:table-cell>
          <table:table-cell table:style-name="ce26" table:formula="of:=AVERAGE([.C171:.C180])" office:value-type="percentage" office:value="0.31522" calcext:value-type="percentage">
            <text:p>31,52%</text:p>
          </table:table-cell>
          <table:table-cell table:style-name="ce26" table:formula="of:=AVERAGE([.D171:.D180])" office:value-type="percentage" office:value="0.36335" calcext:value-type="percentage">
            <text:p>36,34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7586" calcext:value-type="percentage">
            <text:p>27,59%</text:p>
          </table:table-cell>
          <table:table-cell table:style-name="ce26" table:formula="of:=AVERAGE([.H171:.H180])" office:value-type="percentage" office:value="0.30192" calcext:value-type="percentage">
            <text:p>30,19%</text:p>
          </table:table-cell>
          <table:table-cell table:style-name="ce26" table:formula="of:=AVERAGE([.I171:.I180])" office:value-type="percentage" office:value="0.31053" calcext:value-type="percentage">
            <text:p>31,05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67" calcext:value-type="percentage">
            <text:p>61,67%</text:p>
          </table:table-cell>
          <table:table-cell office:value-type="percentage" office:value="0.4716" calcext:value-type="percentage">
            <text:p>47,16%</text:p>
          </table:table-cell>
          <table:table-cell office:value-type="percentage" office:value="0.4469" calcext:value-type="percentage">
            <text:p>4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1453" calcext:value-type="percentage">
            <text:p>14,5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4847" calcext:value-type="percentage">
            <text:p>4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219" calcext:value-type="percentage">
            <text:p>62,19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7" calcext:value-type="percentage">
            <text:p>6,8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364" calcext:value-type="percentage">
            <text:p>63,64%</text:p>
          </table:table-cell>
          <table:table-cell office:value-type="percentage" office:value="0.4502" calcext:value-type="percentage">
            <text:p>45,02%</text:p>
          </table:table-cell>
          <table:table-cell office:value-type="percentage" office:value="0.4957" calcext:value-type="percentage">
            <text:p>4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4805" calcext:value-type="percentage">
            <text:p>48,05%</text:p>
          </table:table-cell>
          <table:table-cell office:value-type="percentage" office:value="0.4934" calcext:value-type="percentage">
            <text:p>49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148" calcext:value-type="percentage">
            <text:p>14,80%</text:p>
          </table:table-cell>
          <table:table-cell table:number-columns-repeated="2" office:value-type="percentage" office:value="0.0653" calcext:value-type="percentage">
            <text:p>6,5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312" calcext:value-type="percentage">
            <text:p>63,12%</text:p>
          </table:table-cell>
          <table:table-cell office:value-type="percentage" office:value="0.4468" calcext:value-type="percentage">
            <text:p>44,68%</text:p>
          </table:table-cell>
          <table:table-cell office:value-type="percentage" office:value="0.4587" calcext:value-type="percentage">
            <text:p>4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472" calcext:value-type="percentage">
            <text:p>64,72%</text:p>
          </table:table-cell>
          <table:table-cell office:value-type="percentage" office:value="0.4649" calcext:value-type="percentage">
            <text:p>46,49%</text:p>
          </table:table-cell>
          <table:table-cell office:value-type="percentage" office:value="0.4497" calcext:value-type="percentage">
            <text:p>44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687" calcext:value-type="percentage">
            <text:p>6,8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88" calcext:value-type="percentage">
            <text:p>66,88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79" calcext:value-type="percentage">
            <text:p>7,7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29" calcext:value-type="percentage">
            <text:p>63,29%</text:p>
          </table:table-cell>
          <table:table-cell office:value-type="percentage" office:value="0.4658" calcext:value-type="percentage">
            <text:p>46,58%</text:p>
          </table:table-cell>
          <table:table-cell office:value-type="percentage" office:value="0.4674" calcext:value-type="percentage">
            <text:p>46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551" calcext:value-type="percentage">
            <text:p>65,51%</text:p>
          </table:table-cell>
          <table:table-cell office:value-type="percentage" office:value="0.4535" calcext:value-type="percentage">
            <text:p>45,35%</text:p>
          </table:table-cell>
          <table:table-cell office:value-type="percentage" office:value="0.4648" calcext:value-type="percentage">
            <text:p>4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567" calcext:value-type="percentage">
            <text:p>5,67%</text:p>
          </table:table-cell>
          <table:table-cell table:style-name="ce26" table:number-columns-repeated="2"/>
          <table:table-cell table:style-name="ce26" table:formula="of:=AVERAGE([.G183:.G192])" office:value-type="percentage" office:value="0.63959" calcext:value-type="percentage">
            <text:p>63,96%</text:p>
          </table:table-cell>
          <table:table-cell table:style-name="ce26" table:formula="of:=AVERAGE([.H183:.H192])" office:value-type="percentage" office:value="0.45334" calcext:value-type="percentage">
            <text:p>45,33%</text:p>
          </table:table-cell>
          <table:table-cell table:style-name="ce26" table:formula="of:=AVERAGE([.I183:.I192])" office:value-type="percentage" office:value="0.47211" calcext:value-type="percentage">
            <text:p>47,21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13178" calcext:value-type="percentage">
            <text:p>13,18%</text:p>
          </table:table-cell>
          <table:table-cell table:style-name="ce26" table:formula="of:=AVERAGE([.C184:.C193])" office:value-type="percentage" office:value="0.08022" calcext:value-type="percentage">
            <text:p>8,02%</text:p>
          </table:table-cell>
          <table:table-cell table:style-name="ce26" table:formula="of:=AVERAGE([.D184:.D193])" office:value-type="percentage" office:value="0.0694" calcext:value-type="percentage">
            <text:p>6,94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2"/>
          <table:table-cell office:value-type="string" calcext:value-type="string">
            <text:p>ADAMW=5</text:p>
          </table:table-cell>
          <table:table-cell table:style-name="ce31" office:value-type="string" calcext:value-type="string">
            <text:p>ADAMW=15</text:p>
          </table:table-cell>
          <table:table-cell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Proposed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26" table:number-columns-repeated="2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33" calcext:value-type="percentage">
            <text:p>33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3" calcext:value-type="percentage">
            <text:p>3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45" calcext:value-type="percentage">
            <text:p>14,50%</text:p>
          </table:table-cell>
          <table:table-cell table:style-name="ce30" table:formula="of:=AVERAGE([.H2:.H11])" office:value-type="percentage" office:value="0.15833" calcext:value-type="percentage">
            <text:p>15,83%</text:p>
          </table:table-cell>
          <table:table-cell table:style-name="ce30" table:formula="of:=AVERAGE([.I2:.I11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275" calcext:value-type="percentage">
            <text:p>32,75%</text:p>
          </table:table-cell>
          <table:table-cell office:value-type="percentage" office:value="0.2319" calcext:value-type="percentage">
            <text:p>23,19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382" calcext:value-type="percentage">
            <text:p>13,8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899" calcext:value-type="percentage">
            <text:p>18,99%</text:p>
          </table:table-cell>
          <table:table-cell office:value-type="percentage" office:value="0.085" calcext:value-type="percentage">
            <text:p>8,50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2366" calcext:value-type="percentage">
            <text:p>23,66%</text:p>
          </table:table-cell>
          <table:table-cell office:value-type="percentage" office:value="0.1285" calcext:value-type="percentage">
            <text:p>12,8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29" calcext:value-type="percentage">
            <text:p>37,29%</text:p>
          </table:table-cell>
          <table:table-cell office:value-type="percentage" office:value="0.1014" calcext:value-type="percentage">
            <text:p>10,14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1554" calcext:value-type="percentage">
            <text:p>15,5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894" calcext:value-type="percentage">
            <text:p>28,94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table:number-columns-repeated="3"/>
          <table:table-cell office:value-type="string" calcext:value-type="string">
            <text:p>Balance_5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246" calcext:value-type="percentage">
            <text:p>32,46%</text:p>
          </table:table-cell>
          <table:table-cell table:number-columns-repeated="3"/>
          <table:table-cell office:value-type="string" calcext:value-type="string">
            <text:p>Balance_6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8" calcext:value-type="percentage">
            <text:p>40,58%</text:p>
          </table:table-cell>
          <table:table-cell table:number-columns-repeated="3"/>
          <table:table-cell office:value-type="string" calcext:value-type="string">
            <text:p>Balance_7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43" calcext:value-type="percentage">
            <text:p>20,4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029" calcext:value-type="percentage">
            <text:p>20,29%</text:p>
          </table:table-cell>
          <table:table-cell table:number-columns-repeated="3"/>
          <table:table-cell office:value-type="string" calcext:value-type="string">
            <text:p>Balance_8</text:p>
          </table:table-cell>
          <table:table-cell office:value-type="percentage" office:value="0.1753" calcext:value-type="percentage">
            <text:p>17,53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715" calcext:value-type="percentage">
            <text:p>37,15%</text:p>
          </table:table-cell>
          <table:table-cell table:number-columns-repeated="3"/>
          <table:table-cell office:value-type="string" calcext:value-type="string">
            <text:p>Balance_9</text:p>
          </table:table-cell>
          <table:table-cell office:value-type="percentage" office:value="0.1306" calcext:value-type="percentage">
            <text:p>13,0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188" calcext:value-type="percentage">
            <text:p>31,88%</text:p>
          </table:table-cell>
          <table:table-cell table:number-columns-repeated="3"/>
          <table:table-cell office:value-type="string" calcext:value-type="string">
            <text:p>Balance_10</text:p>
          </table:table-cell>
          <table:table-cell office:value-type="percentage" office:value="0.0726" calcext:value-type="percentage">
            <text:p>7,26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15:.B24])" office:value-type="percentage" office:value="0.30767" calcext:value-type="percentage">
            <text:p>30,77%</text:p>
          </table:table-cell>
          <table:table-cell table:style-name="ce30" table:formula="of:=AVERAGE([.C15:.C24])" office:value-type="percentage" office:value="0.139433333333333" calcext:value-type="percentage">
            <text:p>13,94%</text:p>
          </table:table-cell>
          <table:table-cell table:style-name="ce30" table:formula="of:=AVERAGE([.D15:.D24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15:.G24])" office:value-type="percentage" office:value="0.16349" calcext:value-type="percentage">
            <text:p>16,35%</text:p>
          </table:table-cell>
          <table:table-cell table:style-name="ce30" table:formula="of:=AVERAGE([.H15:.H24])" office:value-type="percentage" office:value="0.139342857142857" calcext:value-type="percentage">
            <text:p>13,93%</text:p>
          </table:table-cell>
          <table:table-cell table:style-name="ce30" table:formula="of:=AVERAGE([.I15:.I24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3714" calcext:value-type="percentage">
            <text:p>37,14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4413" calcext:value-type="percentage">
            <text:p>44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143" calcext:value-type="percentage">
            <text:p>41,43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8175" calcext:value-type="percentage">
            <text:p>81,75%</text:p>
          </table:table-cell>
          <table:table-cell office:value-type="percentage" office:value="0.6968" calcext:value-type="percentage">
            <text:p>69,6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695" calcext:value-type="percentage">
            <text:p>46,95%</text:p>
          </table:table-cell>
          <table:table-cell office:value-type="percentage" office:value="0.5143" calcext:value-type="percentage">
            <text:p>51,43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508" calcext:value-type="percentage">
            <text:p>55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603" calcext:value-type="percentage">
            <text:p>56,0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4848" calcext:value-type="percentage">
            <text:p>48,48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5317" calcext:value-type="percentage">
            <text:p>53,1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4686" calcext:value-type="percentage">
            <text:p>46,86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4952" calcext:value-type="percentage">
            <text:p>49,5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67" calcext:value-type="percentage">
            <text:p>30,67%</text:p>
          </table:table-cell>
          <table:table-cell table:number-columns-repeated="3"/>
          <table:table-cell office:value-type="string" calcext:value-type="string">
            <text:p>Glass_7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981" calcext:value-type="percentage">
            <text:p>39,81%</text:p>
          </table:table-cell>
          <table:table-cell table:number-columns-repeated="3"/>
          <table:table-cell office:value-type="string" calcext:value-type="string">
            <text:p>Glass_8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063" calcext:value-type="percentage">
            <text:p>40,6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257" calcext:value-type="percentage">
            <text:p>32,57%</text:p>
          </table:table-cell>
          <table:table-cell table:number-columns-repeated="3"/>
          <table:table-cell office:value-type="string" calcext:value-type="string">
            <text:p>Glass_9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619" calcext:value-type="percentage">
            <text:p>36,1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448" calcext:value-type="percentage">
            <text:p>34,48%</text:p>
          </table:table-cell>
          <table:table-cell table:number-columns-repeated="3"/>
          <table:table-cell office:value-type="string" calcext:value-type="string">
            <text:p>Glass_10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32" calcext:value-type="percentage">
            <text:p>50,32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28:.B37])" office:value-type="percentage" office:value="0.36716" calcext:value-type="percentage">
            <text:p>36,72%</text:p>
          </table:table-cell>
          <table:table-cell table:style-name="ce30" table:formula="of:=AVERAGE([.C28:.C37])" office:value-type="percentage" office:value="0.4242" calcext:value-type="percentage">
            <text:p>42,42%</text:p>
          </table:table-cell>
          <table:table-cell table:style-name="ce30" table:formula="of:=AVERAGE([.D28:.D37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8:.G37])" office:value-type="percentage" office:value="0.54111" calcext:value-type="percentage">
            <text:p>54,11%</text:p>
          </table:table-cell>
          <table:table-cell table:style-name="ce30" table:formula="of:=AVERAGE([.H28:.H37])" office:value-type="percentage" office:value="0.50808" calcext:value-type="percentage">
            <text:p>50,81%</text:p>
          </table:table-cell>
          <table:table-cell table:style-name="ce30" table:formula="of:=AVERAGE([.I28:.I37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2"/>
          <table:table-cell office:value-type="string" calcext:value-type="string">
            <text:p>Heart_1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541" calcext:value-type="percentage">
            <text:p>54,10%</text:p>
          </table:table-cell>
          <table:table-cell table:number-columns-repeated="2"/>
          <table:table-cell office:value-type="string" calcext:value-type="string">
            <text:p>Heart_2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56" calcext:value-type="percentage">
            <text:p>42,56%</text:p>
          </table:table-cell>
          <table:table-cell table:number-columns-repeated="2"/>
          <table:table-cell office:value-type="string" calcext:value-type="string">
            <text:p>Heart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949" calcext:value-type="percentage">
            <text:p>29,49%</text:p>
          </table:table-cell>
          <table:table-cell table:number-columns-repeated="2"/>
          <table:table-cell office:value-type="string" calcext:value-type="string">
            <text:p>Heart_4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Heart_5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179" calcext:value-type="percentage">
            <text:p>31,79%</text:p>
          </table:table-cell>
          <table:table-cell table:number-columns-repeated="2"/>
          <table:table-cell office:value-type="string" calcext:value-type="string">
            <text:p>Heart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4231" calcext:value-type="percentage">
            <text:p>42,31%</text:p>
          </table:table-cell>
          <table:table-cell table:number-columns-repeated="2"/>
          <table:table-cell office:value-type="string" calcext:value-type="string">
            <text:p>Heart_7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2"/>
          <table:table-cell office:value-type="string" calcext:value-type="string">
            <text:p>Heart_8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487" calcext:value-type="percentage">
            <text:p>14,87%</text:p>
          </table:table-cell>
          <table:table-cell office:value-type="percentage" office:value="0.3718" calcext:value-type="percentage">
            <text:p>37,18%</text:p>
          </table:table-cell>
          <table:table-cell table:number-columns-repeated="2"/>
          <table:table-cell office:value-type="string" calcext:value-type="string">
            <text:p>Heart_9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513" calcext:value-type="percentage">
            <text:p>55,13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1494" calcext:value-type="percentage">
            <text:p>14,94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41:.B50])" office:value-type="percentage" office:value="0.36513" calcext:value-type="percentage">
            <text:p>36,51%</text:p>
          </table:table-cell>
          <table:table-cell table:style-name="ce30" table:formula="of:=AVERAGE([.C41:.C50])" office:value-type="percentage" office:value="0.40692" calcext:value-type="percentage">
            <text:p>40,69%</text:p>
          </table:table-cell>
          <table:table-cell table:style-name="ce30" table:formula="of:=AVERAGE([.D41:.D50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41:.G50])" office:value-type="percentage" office:value="0.15296" calcext:value-type="percentage">
            <text:p>15,30%</text:p>
          </table:table-cell>
          <table:table-cell table:style-name="ce30" table:formula="of:=AVERAGE([.H41:.H50])" office:value-type="percentage" office:value="0.188611111111111" calcext:value-type="percentage">
            <text:p>18,86%</text:p>
          </table:table-cell>
          <table:table-cell table:style-name="ce30" table:formula="of:=AVERAGE([.I41:.I50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07433" calcext:value-type="percentage">
            <text:p>7,43%</text:p>
          </table:table-cell>
          <table:table-cell office:value-type="percentage" office:value="0.059" calcext:value-type="percentage">
            <text:p>5,9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1058" calcext:value-type="percentage">
            <text:p>10,58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0581" calcext:value-type="percentage">
            <text:p>5,8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0895" calcext:value-type="percentage">
            <text:p>8,9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232" calcext:value-type="percentage">
            <text:p>2,32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0486" calcext:value-type="percentage">
            <text:p>4,8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Ionosphere_9</text:p>
          </table:table-cell>
          <table:table-cell office:value-type="percentage" office:value="0.1295" calcext:value-type="percentage">
            <text:p>12,9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058" calcext:value-type="percentage">
            <text:p>0,58%</text:p>
          </table:table-cell>
          <table:table-cell table:number-columns-repeated="3"/>
          <table:table-cell office:value-type="string" calcext:value-type="string">
            <text:p>Ionosphere_10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54:.B63])" office:value-type="percentage" office:value="0.03494" calcext:value-type="percentage">
            <text:p>3,49%</text:p>
          </table:table-cell>
          <table:table-cell table:style-name="ce30" table:formula="of:=AVERAGE([.C54:.C63])" office:value-type="percentage" office:value="0.0372714285714286" calcext:value-type="percentage">
            <text:p>3,73%</text:p>
          </table:table-cell>
          <table:table-cell table:style-name="ce30" table:formula="of:=AVERAGE([.D54:.D63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54:.G63])" office:value-type="percentage" office:value="0.081243" calcext:value-type="percentage">
            <text:p>8,12%</text:p>
          </table:table-cell>
          <table:table-cell table:style-name="ce30" table:formula="of:=AVERAGE([.H54:.H63])" office:value-type="percentage" office:value="0.0672666666666667" calcext:value-type="percentage">
            <text:p>6,73%</text:p>
          </table:table-cell>
          <table:table-cell table:style-name="ce30" table:formula="of:=AVERAGE([.I54:.I63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147" calcext:value-type="percentage">
            <text:p>21,47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2"/>
          <table:table-cell office:value-type="string" calcext:value-type="string">
            <text:p>Mammographic_1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2"/>
          <table:table-cell office:value-type="string" calcext:value-type="string">
            <text:p>Mammographic_2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951" calcext:value-type="percentage">
            <text:p>29,51%</text:p>
          </table:table-cell>
          <table:table-cell table:number-columns-repeated="2"/>
          <table:table-cell office:value-type="string" calcext:value-type="string">
            <text:p>Mammographic_3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255" calcext:value-type="percentage">
            <text:p>42,55%</text:p>
          </table:table-cell>
          <table:table-cell table:number-columns-repeated="2"/>
          <table:table-cell office:value-type="string" calcext:value-type="string">
            <text:p>Mammographic_4</text:p>
          </table:table-cell>
          <table:table-cell office:value-type="percentage" office:value="0.2209" calcext:value-type="percentage">
            <text:p>22,09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2"/>
          <table:table-cell office:value-type="string" calcext:value-type="string">
            <text:p>Mammographic_5</text:p>
          </table:table-cell>
          <table:table-cell office:value-type="percentage" office:value="0.1229" calcext:value-type="percentage">
            <text:p>12,2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1765" calcext:value-type="percentage">
            <text:p>17,65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1775" calcext:value-type="percentage">
            <text:p>17,7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2853" calcext:value-type="percentage">
            <text:p>28,53%</text:p>
          </table:table-cell>
          <table:table-cell table:number-columns-repeated="3"/>
          <table:table-cell office:value-type="string" calcext:value-type="string">
            <text:p>Mammographic_7</text:p>
          </table:table-cell>
          <table:table-cell office:value-type="percentage" office:value="0.1884" calcext:value-type="percentage">
            <text:p>18,8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1863" calcext:value-type="percentage">
            <text:p>18,63%</text:p>
          </table:table-cell>
          <table:table-cell table:number-columns-repeated="3"/>
          <table:table-cell office:value-type="string" calcext:value-type="string">
            <text:p>Mammographic_8</text:p>
          </table:table-cell>
          <table:table-cell office:value-type="percentage" office:value="0.1365" calcext:value-type="percentage">
            <text:p>13,6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2902" calcext:value-type="percentage">
            <text:p>29,02%</text:p>
          </table:table-cell>
          <table:table-cell table:number-columns-repeated="3"/>
          <table:table-cell office:value-type="string" calcext:value-type="string">
            <text:p>Mammographic_9</text:p>
          </table:table-cell>
          <table:table-cell office:value-type="percentage" office:value="0.2024" calcext:value-type="percentage">
            <text:p>20,2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22" calcext:value-type="percentage">
            <text:p>29,22%</text:p>
          </table:table-cell>
          <table:table-cell table:number-columns-repeated="3"/>
          <table:table-cell office:value-type="string" calcext:value-type="string">
            <text:p>Mammographic_10</text:p>
          </table:table-cell>
          <table:table-cell office:value-type="percentage" office:value="0.1614" calcext:value-type="percentage">
            <text:p>16,14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67:.B76])" office:value-type="percentage" office:value="0.27412" calcext:value-type="percentage">
            <text:p>27,41%</text:p>
          </table:table-cell>
          <table:table-cell table:style-name="ce30" table:formula="of:=AVERAGE([.C67:.C76])" office:value-type="percentage" office:value="0.26884" calcext:value-type="percentage">
            <text:p>26,88%</text:p>
          </table:table-cell>
          <table:table-cell table:style-name="ce30" table:formula="of:=AVERAGE([.D67:.D76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67:.G76])" office:value-type="percentage" office:value="0.1761" calcext:value-type="percentage">
            <text:p>17,61%</text:p>
          </table:table-cell>
          <table:table-cell table:style-name="ce30" table:formula="of:=AVERAGE([.H67:.H76])" office:value-type="percentage" office:value="0.188233333333333" calcext:value-type="percentage">
            <text:p>18,82%</text:p>
          </table:table-cell>
          <table:table-cell table:style-name="ce30" table:formula="of:=AVERAGE([.I67:.I76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2579" calcext:value-type="percentage">
            <text:p>25,79%</text:p>
          </table:table-cell>
          <table:table-cell/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614" calcext:value-type="percentage">
            <text:p>26,14%</text:p>
          </table:table-cell>
          <table:table-cell/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2553" calcext:value-type="percentage">
            <text:p>25,53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" calcext:value-type="percentage">
            <text:p>30,00%</text:p>
          </table:table-cell>
          <table:table-cell/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2254" calcext:value-type="percentage">
            <text:p>22,5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1404" calcext:value-type="percentage">
            <text:p>14,04%</text:p>
          </table:table-cell>
          <table:table-cell/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1719" calcext:value-type="percentage">
            <text:p>17,1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368" calcext:value-type="percentage">
            <text:p>23,68%</text:p>
          </table:table-cell>
          <table:table-cell/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1456" calcext:value-type="percentage">
            <text:p>14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23" calcext:value-type="percentage">
            <text:p>11,23%</text:p>
          </table:table-cell>
          <table:table-cell/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2768" calcext:value-type="percentage">
            <text:p>27,6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44" calcext:value-type="percentage">
            <text:p>5,44%</text:p>
          </table:table-cell>
          <table:table-cell/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105" calcext:value-type="percentage">
            <text:p>11,05%</text:p>
          </table:table-cell>
          <table:table-cell/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829" calcext:value-type="percentage">
            <text:p>28,2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2561" calcext:value-type="percentage">
            <text:p>25,61%</text:p>
          </table:table-cell>
          <table:table-cell/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2311" calcext:value-type="percentage">
            <text:p>23,1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035" calcext:value-type="percentage">
            <text:p>10,35%</text:p>
          </table:table-cell>
          <table:table-cell/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2526" calcext:value-type="percentage">
            <text:p>25,26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80:.B89])" office:value-type="percentage" office:value="0.13771" calcext:value-type="percentage">
            <text:p>13,77%</text:p>
          </table:table-cell>
          <table:table-cell table:style-name="ce30" table:formula="of:=AVERAGE([.C80:.C89])" office:value-type="percentage" office:value="0.18333" calcext:value-type="percentage">
            <text:p>18,33%</text:p>
          </table:table-cell>
          <table:table-cell table:style-name="ce30" table:formula="of:=AVERAGE([.D80:.D89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80:.G89])" office:value-type="percentage" office:value="0.22675" calcext:value-type="percentage">
            <text:p>22,68%</text:p>
          </table:table-cell>
          <table:table-cell table:style-name="ce30" table:formula="of:=AVERAGE([.H80:.H89])" office:value-type="percentage" office:value="0.2368" calcext:value-type="percentage">
            <text:p>23,68%</text:p>
          </table:table-cell>
          <table:table-cell table:style-name="ce30" table:formula="of:=AVERAGE([.I80:.I89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58" calcext:value-type="percentage">
            <text:p>5,80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159" calcext:value-type="percentage">
            <text:p>21,5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22" calcext:value-type="percentage">
            <text:p>7,22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025" calcext:value-type="percentage">
            <text:p>0,25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office:value-type="percentage" office:value="0.3804" calcext:value-type="percentage">
            <text:p>38,0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33" calcext:value-type="percentage">
            <text:p>3,33%</text:p>
          </table:table-cell>
          <table:table-cell table:number-columns-repeated="3"/>
          <table:table-cell office:value-type="string" calcext:value-type="string">
            <text:p>Saheart_4</text:p>
          </table:table-cell>
          <table:table-cell office:value-type="percentage" office:value="0.2486" calcext:value-type="percentage">
            <text:p>24,8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42" calcext:value-type="percentage">
            <text:p>4,20%</text:p>
          </table:table-cell>
          <table:table-cell table:number-columns-repeated="3"/>
          <table:table-cell office:value-type="string" calcext:value-type="string">
            <text:p>Saheart_5</text:p>
          </table:table-cell>
          <table:table-cell office:value-type="percentage" office:value="0.2174" calcext:value-type="percentage">
            <text:p>21,7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599" calcext:value-type="percentage">
            <text:p>5,99%</text:p>
          </table:table-cell>
          <table:table-cell table:number-columns-repeated="3"/>
          <table:table-cell office:value-type="string" calcext:value-type="string">
            <text:p>Saheart_6</text:p>
          </table:table-cell>
          <table:table-cell office:value-type="percentage" office:value="0.2725" calcext:value-type="percentage">
            <text:p>27,2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1" calcext:value-type="percentage">
            <text:p>7,10%</text:p>
          </table:table-cell>
          <table:table-cell table:number-columns-repeated="3"/>
          <table:table-cell office:value-type="string" calcext:value-type="string">
            <text:p>Saheart_7</text:p>
          </table:table-cell>
          <table:table-cell office:value-type="percentage" office:value="0.3341" calcext:value-type="percentage">
            <text:p>33,4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number-columns-repeated="3"/>
          <table:table-cell office:value-type="string" calcext:value-type="string">
            <text:p>Saheart_8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37" calcext:value-type="percentage">
            <text:p>3,70%</text:p>
          </table:table-cell>
          <table:table-cell table:number-columns-repeated="3"/>
          <table:table-cell office:value-type="string" calcext:value-type="string">
            <text:p>Saheart_9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" calcext:value-type="percentage">
            <text:p>5,00%</text:p>
          </table:table-cell>
          <table:table-cell table:number-columns-repeated="3"/>
          <table:table-cell office:value-type="string" calcext:value-type="string">
            <text:p>Saheart_10</text:p>
          </table:table-cell>
          <table:table-cell office:value-type="percentage" office:value="0.2522" calcext:value-type="percentage">
            <text:p>25,22%</text:p>
          </table:table-cell>
          <table:table-cell table:number-columns-repeated="16371"/>
        </table:table-row>
        <table:table-row table:style-name="ro2">
          <table:table-cell table:style-name="ce30"/>
          <table:table-cell table:style-name="ce30" table:formula="of:=AVERAGE([.B93:.B102])" office:value-type="percentage" office:value="0.05062" calcext:value-type="percentage">
            <text:p>5,06%</text:p>
          </table:table-cell>
          <table:table-cell table:style-name="ce30" table:formula="of:=AVERAGE([.C93:.C102])" office:value-type="percentage" office:value="0.0651" calcext:value-type="percentage">
            <text:p>6,51%</text:p>
          </table:table-cell>
          <table:table-cell table:style-name="ce30" table:formula="of:=AVERAGE([.D93:.D102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93:.G102])" office:value-type="percentage" office:value="0.27625" calcext:value-type="percentage">
            <text:p>27,63%</text:p>
          </table:table-cell>
          <table:table-cell table:style-name="ce30" table:formula="of:=AVERAGE([.H93:.H102])" office:value-type="percentage" office:value="0.29275" calcext:value-type="percentage">
            <text:p>29,28%</text:p>
          </table:table-cell>
          <table:table-cell table:style-name="ce30" table:formula="of:=AVERAGE([.I93:.I102])" office:value-type="string" office:string-value="" calcext:value-type="error">
            <text:p>#DIV/0!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517" calcext:value-type="percentage">
            <text:p>15,1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092" calcext:value-type="percentage">
            <text:p>40,92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733" calcext:value-type="percentage">
            <text:p>27,33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398" calcext:value-type="percentage">
            <text:p>43,98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3952" calcext:value-type="percentage">
            <text:p>39,52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3648" calcext:value-type="percentage">
            <text:p>36,48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office:value-type="percentage" office:value="0.4855" calcext:value-type="percentage">
            <text:p>48,55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office:value-type="percentage" office:value="0.3995" calcext:value-type="percentage">
            <text:p>39,95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45" calcext:value-type="percentage">
            <text:p>24,50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office:value-type="percentage" office:value="0.3785" calcext:value-type="percentage">
            <text:p>37,85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6" calcext:value-type="percentage">
            <text:p>16,00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office:value-type="percentage" office:value="0.3348" calcext:value-type="percentage">
            <text:p>33,48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17" calcext:value-type="percentage">
            <text:p>27,17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office:value-type="percentage" office:value="0.4148" calcext:value-type="percentage">
            <text:p>41,48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933" calcext:value-type="percentage">
            <text:p>29,33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table:number-columns-repeated="2"/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245" calcext:value-type="percentage">
            <text:p>22,45%</text:p>
          </table:table-cell>
          <table:table-cell table:style-name="ce26" table:formula="of:=AVERAGE([.C106:.C115])" office:value-type="string" office:string-value="" calcext:value-type="error">
            <text:p>#DIV/0!</text:p>
          </table:table-cell>
          <table:table-cell table:style-name="ce26" table:formula="of:=AVERAGE([.D106:.D115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06:.G115])" office:value-type="percentage" office:value="0.40808" calcext:value-type="percentage">
            <text:p>40,81%</text:p>
          </table:table-cell>
          <table:table-cell table:style-name="ce26" table:formula="of:=AVERAGE([.H106:.H115])" office:value-type="string" office:string-value="" calcext:value-type="error">
            <text:p>#DIV/0!</text:p>
          </table:table-cell>
          <table:table-cell table:style-name="ce26" table:formula="of:=AVERAGE([.I106:.I115])" office:value-type="string" office:string-value="" calcext:value-type="error">
            <text:p>#DIV/0!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867" calcext:value-type="percentage">
            <text:p>58,67%</text:p>
          </table:table-cell>
          <table:table-cell table:number-columns-repeated="3"/>
          <table:table-cell office:value-type="string" calcext:value-type="string">
            <text:p>Wdbc_1</text:p>
          </table:table-cell>
          <table:table-cell office:value-type="percentage" office:value="0.0863" calcext:value-type="percentage">
            <text:p>8,6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22" calcext:value-type="percentage">
            <text:p>46,22%</text:p>
          </table:table-cell>
          <table:table-cell table:number-columns-repeated="3"/>
          <table:table-cell office:value-type="string" calcext:value-type="string">
            <text:p>Wdbc_2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table:number-columns-repeated="3"/>
          <table:table-cell office:value-type="string" calcext:value-type="string">
            <text:p>Wdbc_3</text:p>
          </table:table-cell>
          <table:table-cell office:value-type="percentage" office:value="0.1071" calcext:value-type="percentage">
            <text:p>10,7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table:number-columns-repeated="3"/>
          <table:table-cell office:value-type="string" calcext:value-type="string">
            <text:p>Wdbc_4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22" calcext:value-type="percentage">
            <text:p>66,22%</text:p>
          </table:table-cell>
          <table:table-cell table:number-columns-repeated="3"/>
          <table:table-cell office:value-type="string" calcext:value-type="string">
            <text:p>Wdbc_5</text:p>
          </table:table-cell>
          <table:table-cell office:value-type="percentage" office:value="0.0351" calcext:value-type="percentage">
            <text:p>3,5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933" calcext:value-type="percentage">
            <text:p>79,33%</text:p>
          </table:table-cell>
          <table:table-cell table:number-columns-repeated="3"/>
          <table:table-cell office:value-type="string" calcext:value-type="string">
            <text:p>Wdbc_6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133" calcext:value-type="percentage">
            <text:p>61,33%</text:p>
          </table:table-cell>
          <table:table-cell table:number-columns-repeated="3"/>
          <table:table-cell office:value-type="string" calcext:value-type="string">
            <text:p>Wdbc_7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778" calcext:value-type="percentage">
            <text:p>47,78%</text:p>
          </table:table-cell>
          <table:table-cell table:number-columns-repeated="3"/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" calcext:value-type="percentage">
            <text:p>60,00%</text:p>
          </table:table-cell>
          <table:table-cell table:number-columns-repeated="3"/>
          <table:table-cell office:value-type="string" calcext:value-type="string">
            <text:p>Wdbc_9</text:p>
          </table:table-cell>
          <table:table-cell office:value-type="percentage" office:value="0.0911" calcext:value-type="percentage">
            <text:p>9,1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511" calcext:value-type="percentage">
            <text:p>25,11%</text:p>
          </table:table-cell>
          <table:table-cell table:number-columns-repeated="3"/>
          <table:table-cell office:value-type="string" calcext:value-type="string">
            <text:p>Wdbc_10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19:.B128])" office:value-type="percentage" office:value="0.56533" calcext:value-type="percentage">
            <text:p>56,53%</text:p>
          </table:table-cell>
          <table:table-cell table:style-name="ce26" table:formula="of:=AVERAGE([.C119:.C128])" office:value-type="string" office:string-value="" calcext:value-type="error">
            <text:p>#DIV/0!</text:p>
          </table:table-cell>
          <table:table-cell table:style-name="ce26" table:formula="of:=AVERAGE([.D119:.D128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19:.G128])" office:value-type="percentage" office:value="0.05916" calcext:value-type="percentage">
            <text:p>5,92%</text:p>
          </table:table-cell>
          <table:table-cell table:style-name="ce26" table:formula="of:=AVERAGE([.H119:.H128])" office:value-type="string" office:string-value="" calcext:value-type="error">
            <text:p>#DIV/0!</text:p>
          </table:table-cell>
          <table:table-cell table:style-name="ce26" table:formula="of:=AVERAGE([.I119:.I128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76" calcext:value-type="percentage">
            <text:p>11,76%</text:p>
          </table:table-cell>
          <table:table-cell table:number-columns-repeated="3"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588" calcext:value-type="percentage">
            <text:p>5,88%</text:p>
          </table:table-cell>
          <table:table-cell table:number-columns-repeated="3"/>
          <table:table-cell office:value-type="string" calcext:value-type="string">
            <text:p>z_f_s_2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table:number-columns-repeated="3"/>
          <table:table-cell office:value-type="string" calcext:value-type="string">
            <text:p>z_f_s_3</text:p>
          </table:table-cell>
          <table:table-cell office:value-type="percentage" office:value="0.0467" calcext:value-type="percentage">
            <text:p>4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275" calcext:value-type="percentage">
            <text:p>2,75%</text:p>
          </table:table-cell>
          <table:table-cell table:number-columns-repeated="3"/>
          <table:table-cell office:value-type="string" calcext:value-type="string">
            <text:p>z_f_s_5</text:p>
          </table:table-cell>
          <table:table-cell office:value-type="percentage" office:value="0.0789" calcext:value-type="percentage">
            <text:p>7,8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table:number-columns-repeated="3"/>
          <table:table-cell office:value-type="string" calcext:value-type="string">
            <text:p>z_f_s_6</text:p>
          </table:table-cell>
          <table:table-cell office:value-type="percentage" office:value="0.0256" calcext:value-type="percentage">
            <text:p>2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table:number-columns-repeated="3"/>
          <table:table-cell office:value-type="string" calcext:value-type="string">
            <text:p>z_f_s_7</text:p>
          </table:table-cell>
          <table:table-cell office:value-type="percentage" office:value="0.1222" calcext:value-type="percentage">
            <text:p>12,2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588" calcext:value-type="percentage">
            <text:p>5,88%</text:p>
          </table:table-cell>
          <table:table-cell table:number-columns-repeated="3"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882" calcext:value-type="percentage">
            <text:p>8,82%</text:p>
          </table:table-cell>
          <table:table-cell table:number-columns-repeated="3"/>
          <table:table-cell office:value-type="string" calcext:value-type="string">
            <text:p>z_f_s_9</text:p>
          </table:table-cell>
          <table:table-cell office:value-type="percentage" office:value="0" calcext:value-type="percentage">
            <text:p>0,0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529" calcext:value-type="percentage">
            <text:p>5,29%</text:p>
          </table:table-cell>
          <table:table-cell table:number-columns-repeated="3"/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32:.B141])" office:value-type="percentage" office:value="0.07547" calcext:value-type="percentage">
            <text:p>7,55%</text:p>
          </table:table-cell>
          <table:table-cell table:style-name="ce26" table:formula="of:=AVERAGE([.C132:.C141])" office:value-type="string" office:string-value="" calcext:value-type="error">
            <text:p>#DIV/0!</text:p>
          </table:table-cell>
          <table:table-cell table:style-name="ce26" table:formula="of:=AVERAGE([.D132:.D141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32:.G141])" office:value-type="percentage" office:value="0.06278" calcext:value-type="percentage">
            <text:p>6,28%</text:p>
          </table:table-cell>
          <table:table-cell table:style-name="ce26" table:formula="of:=AVERAGE([.H132:.H141])" office:value-type="string" office:string-value="" calcext:value-type="error">
            <text:p>#DIV/0!</text:p>
          </table:table-cell>
          <table:table-cell table:style-name="ce26" table:formula="of:=AVERAGE([.I132:.I141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33" calcext:value-type="percentage">
            <text:p>10,33%</text:p>
          </table:table-cell>
          <table:table-cell table:number-columns-repeated="3"/>
          <table:table-cell office:value-type="string" calcext:value-type="string">
            <text:p>ZO_NF_S_1</text:p>
          </table:table-cell>
          <table:table-cell office:value-type="percentage" office:value="0.0447" calcext:value-type="percentage">
            <text:p>4,4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table:number-columns-repeated="3"/>
          <table:table-cell office:value-type="string" calcext:value-type="string">
            <text:p>ZO_NF_S_2</text:p>
          </table:table-cell>
          <table:table-cell office:value-type="percentage" office:value="0.056" calcext:value-type="percentage">
            <text:p>5,6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table:number-columns-repeated="3"/>
          <table:table-cell office:value-type="string" calcext:value-type="string">
            <text:p>ZO_NF_S_3</text:p>
          </table:table-cell>
          <table:table-cell office:value-type="percentage" office:value="0.0813" calcext:value-type="percentage">
            <text:p>8,1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133" calcext:value-type="percentage">
            <text:p>11,33%</text:p>
          </table:table-cell>
          <table:table-cell table:number-columns-repeated="3"/>
          <table:table-cell office:value-type="string" calcext:value-type="string">
            <text:p>ZO_NF_S_4</text:p>
          </table:table-cell>
          <table:table-cell office:value-type="percentage" office:value="0.106" calcext:value-type="percentage">
            <text:p>10,6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067" calcext:value-type="percentage">
            <text:p>0,67%</text:p>
          </table:table-cell>
          <table:table-cell table:number-columns-repeated="3"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table:number-columns-repeated="3"/>
          <table:table-cell office:value-type="string" calcext:value-type="string">
            <text:p>ZO_NF_S_6</text:p>
          </table:table-cell>
          <table:table-cell office:value-type="percentage" office:value="0.0767" calcext:value-type="percentage">
            <text:p>7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" calcext:value-type="percentage">
            <text:p>9,00%</text:p>
          </table:table-cell>
          <table:table-cell table:number-columns-repeated="3"/>
          <table:table-cell office:value-type="string" calcext:value-type="string">
            <text:p>ZO_NF_S_7</text:p>
          </table:table-cell>
          <table:table-cell office:value-type="percentage" office:value="0.028" calcext:value-type="percentage">
            <text:p>2,8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ZO_NF_S_8</text:p>
          </table:table-cell>
          <table:table-cell office:value-type="percentage" office:value="0.0973" calcext:value-type="percentage">
            <text:p>9,7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1" calcext:value-type="percentage">
            <text:p>1,00%</text:p>
          </table:table-cell>
          <table:table-cell table:number-columns-repeated="3"/>
          <table:table-cell office:value-type="string" calcext:value-type="string">
            <text:p>ZO_NF_S_9</text:p>
          </table:table-cell>
          <table:table-cell office:value-type="percentage" office:value="0.074" calcext:value-type="percentage">
            <text:p>7,4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ZO_NF_S_10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45:.B154])" office:value-type="percentage" office:value="0.13099" calcext:value-type="percentage">
            <text:p>13,10%</text:p>
          </table:table-cell>
          <table:table-cell table:style-name="ce26" table:formula="of:=AVERAGE([.C145:.C154])" office:value-type="string" office:string-value="" calcext:value-type="error">
            <text:p>#DIV/0!</text:p>
          </table:table-cell>
          <table:table-cell table:style-name="ce26" table:formula="of:=AVERAGE([.D145:.D154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45:.G154])" office:value-type="percentage" office:value="0.07033" calcext:value-type="percentage">
            <text:p>7,03%</text:p>
          </table:table-cell>
          <table:table-cell table:style-name="ce26" table:formula="of:=AVERAGE([.H145:.H154])" office:value-type="string" office:string-value="" calcext:value-type="error">
            <text:p>#DIV/0!</text:p>
          </table:table-cell>
          <table:table-cell table:style-name="ce26" table:formula="of:=AVERAGE([.I145:.I154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7" calcext:value-type="percentage">
            <text:p>33,70%</text:p>
          </table:table-cell>
          <table:table-cell table:number-columns-repeated="3"/>
          <table:table-cell office:value-type="string" calcext:value-type="string">
            <text:p>Cleveland_1</text:p>
          </table:table-cell>
          <table:table-cell office:value-type="percentage" office:value="0.6736" calcext:value-type="percentage">
            <text:p>67,3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824" calcext:value-type="percentage">
            <text:p>38,24%</text:p>
          </table:table-cell>
          <table:table-cell table:number-columns-repeated="3"/>
          <table:table-cell office:value-type="string" calcext:value-type="string">
            <text:p>Cleveland_2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769" calcext:value-type="percentage">
            <text:p>37,69%</text:p>
          </table:table-cell>
          <table:table-cell table:number-columns-repeated="3"/>
          <table:table-cell office:value-type="string" calcext:value-type="string">
            <text:p>Cleveland_3</text:p>
          </table:table-cell>
          <table:table-cell office:value-type="percentage" office:value="0.5276" calcext:value-type="percentage">
            <text:p>52,7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102" calcext:value-type="percentage">
            <text:p>31,02%</text:p>
          </table:table-cell>
          <table:table-cell table:number-columns-repeated="3"/>
          <table:table-cell office:value-type="string" calcext:value-type="string">
            <text:p>Cleveland_4</text:p>
          </table:table-cell>
          <table:table-cell office:value-type="percentage" office:value="0.5782" calcext:value-type="percentage">
            <text:p>57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815" calcext:value-type="percentage">
            <text:p>38,15%</text:p>
          </table:table-cell>
          <table:table-cell table:number-columns-repeated="3"/>
          <table:table-cell office:value-type="string" calcext:value-type="string">
            <text:p>Cleveland_5</text:p>
          </table:table-cell>
          <table:table-cell office:value-type="percentage" office:value="0.5195" calcext:value-type="percentage">
            <text:p>51,9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87" calcext:value-type="percentage">
            <text:p>32,87%</text:p>
          </table:table-cell>
          <table:table-cell table:number-columns-repeated="3"/>
          <table:table-cell office:value-type="string" calcext:value-type="string">
            <text:p>Cleveland_6</text:p>
          </table:table-cell>
          <table:table-cell office:value-type="percentage" office:value="0.3448" calcext:value-type="percentage">
            <text:p>34,4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222" calcext:value-type="percentage">
            <text:p>22,22%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office:value-type="percentage" office:value="0.6115" calcext:value-type="percentage">
            <text:p>61,1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398" calcext:value-type="percentage">
            <text:p>33,98%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office:value-type="percentage" office:value="0.492" calcext:value-type="percentage">
            <text:p>49,2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17" calcext:value-type="percentage">
            <text:p>29,17%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office:value-type="percentage" office:value="0.4529" calcext:value-type="percentage">
            <text:p>45,2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333" calcext:value-type="percentage">
            <text:p>33,33%</text:p>
          </table:table-cell>
          <table:table-cell table:number-columns-repeated="3"/>
          <table:table-cell office:value-type="string" calcext:value-type="string">
            <text:p>Cleveland_10</text:p>
          </table:table-cell>
          <table:table-cell office:value-type="percentage" office:value="0.6713" calcext:value-type="percentage">
            <text:p>67,13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58:.B167])" office:value-type="percentage" office:value="0.33037" calcext:value-type="percentage">
            <text:p>33,04%</text:p>
          </table:table-cell>
          <table:table-cell table:style-name="ce26" table:formula="of:=AVERAGE([.C158:.C167])" office:value-type="string" office:string-value="" calcext:value-type="error">
            <text:p>#DIV/0!</text:p>
          </table:table-cell>
          <table:table-cell table:style-name="ce26" table:formula="of:=AVERAGE([.D158:.D167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58:.G167])" office:value-type="percentage" office:value="0.53197" calcext:value-type="percentage">
            <text:p>53,20%</text:p>
          </table:table-cell>
          <table:table-cell table:style-name="ce26" table:formula="of:=AVERAGE([.H158:.H167])" office:value-type="string" office:string-value="" calcext:value-type="error">
            <text:p>#DIV/0!</text:p>
          </table:table-cell>
          <table:table-cell table:style-name="ce26" table:formula="of:=AVERAGE([.I158:.I16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table:number-columns-repeated="3"/>
          <table:table-cell office:value-type="string" calcext:value-type="string">
            <text:p>Regions2_2</text:p>
          </table:table-cell>
          <table:table-cell office:value-type="percentage" office:value="0.2215" calcext:value-type="percentage">
            <text:p>22,1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0071" calcext:value-type="percentage">
            <text:p>0,71%</text:p>
          </table:table-cell>
          <table:table-cell table:number-columns-repeated="3"/>
          <table:table-cell office:value-type="string" calcext:value-type="string">
            <text:p>Regions2_3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19" calcext:value-type="percentage">
            <text:p>21,90%</text:p>
          </table:table-cell>
          <table:table-cell table:number-columns-repeated="3"/>
          <table:table-cell office:value-type="string" calcext:value-type="string">
            <text:p>Regions2_4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table:number-columns-repeated="3"/>
          <table:table-cell office:value-type="string" calcext:value-type="string">
            <text:p>Regions2_5</text:p>
          </table:table-cell>
          <table:table-cell office:value-type="percentage" office:value="0.3091" calcext:value-type="percentage">
            <text:p>30,9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571" calcext:value-type="percentage">
            <text:p>25,71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2575" calcext:value-type="percentage">
            <text:p>25,7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2984" calcext:value-type="percentage">
            <text:p>29,8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857" calcext:value-type="percentage">
            <text:p>8,57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1935" calcext:value-type="percentage">
            <text:p>19,3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2452" calcext:value-type="percentage">
            <text:p>24,52%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2253" calcext:value-type="percentage">
            <text:p>22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1429" calcext:value-type="percentage">
            <text:p>14,29%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percentage" office:value="0.3226" calcext:value-type="percentage">
            <text:p>32,26%</text:p>
          </table:table-cell>
          <table:table-cell table:number-columns-repeated="16371"/>
        </table:table-row>
        <table:table-row table:style-name="ro1">
          <table:table-cell table:style-name="ce26"/>
          <table:table-cell table:style-name="ce26" table:formula="of:=AVERAGE([.B171:.B180])" office:value-type="percentage" office:value="0.19284" calcext:value-type="percentage">
            <text:p>19,28%</text:p>
          </table:table-cell>
          <table:table-cell table:style-name="ce26" table:formula="of:=AVERAGE([.C171:.C180])" office:value-type="string" office:string-value="" calcext:value-type="error">
            <text:p>#DIV/0!</text:p>
          </table:table-cell>
          <table:table-cell table:style-name="ce26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5908" calcext:value-type="percentage">
            <text:p>25,91%</text:p>
          </table:table-cell>
          <table:table-cell table:style-name="ce26" table:formula="of:=AVERAGE([.H171:.H180])" office:value-type="string" office:string-value="" calcext:value-type="error">
            <text:p>#DIV/0!</text:p>
          </table:table-cell>
          <table:table-cell table:style-name="ce26" table:formula="of:=AVERAGE([.I171:.I18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509" calcext:value-type="percentage">
            <text:p>45,0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office:value-type="percentage" office:value="0.4665" calcext:value-type="percentage">
            <text:p>46,6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office:value-type="percentage" office:value="0.5812" calcext:value-type="percentage">
            <text:p>58,1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" calcext:value-type="percentage">
            <text:p>1,00%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office:value-type="percentage" office:value="0.5397" calcext:value-type="percentage">
            <text:p>53,9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4" calcext:value-type="percentage">
            <text:p>2,40%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office:value-type="percentage" office:value="0.5202" calcext:value-type="percentage">
            <text:p>52,0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office:value-type="percentage" office:value="0.5882" calcext:value-type="percentage">
            <text:p>58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office:value-type="percentage" office:value="0.5964" calcext:value-type="percentage">
            <text:p>59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6179" calcext:value-type="percentage">
            <text:p>61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07" calcext:value-type="percentage">
            <text:p>3,07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6508" calcext:value-type="percentage">
            <text:p>65,0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5544" calcext:value-type="percentage">
            <text:p>55,4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table:style-name="ce26" table:number-columns-repeated="2"/>
          <table:table-cell table:style-name="ce26" table:formula="of:=AVERAGE([.G183:.G192])" office:value-type="percentage" office:value="0.55662" calcext:value-type="percentage">
            <text:p>55,66%</text:p>
          </table:table-cell>
          <table:table-cell table:style-name="ce26" table:formula="of:=AVERAGE([.H183:.H192])" office:value-type="string" office:string-value="" calcext:value-type="error">
            <text:p>#DIV/0!</text:p>
          </table:table-cell>
          <table:table-cell table:style-name="ce26" table:formula="of:=AVERAGE([.I183:.I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2114" calcext:value-type="percentage">
            <text:p>2,11%</text:p>
          </table:table-cell>
          <table:table-cell table:style-name="ce26" table:formula="of:=AVERAGE([.C184:.C193])" office:value-type="string" office:string-value="" calcext:value-type="error">
            <text:p>#DIV/0!</text:p>
          </table:table-cell>
          <table:table-cell table:style-name="ce26" table:formula="of:=AVERAGE([.D184:.D193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2"/>
          <table:table-cell office:value-type="string" calcext:value-type="string">
            <text:p>GRBFW=5</text:p>
          </table:table-cell>
          <table:table-cell table:style-name="ce31" office:value-type="string" calcext:value-type="string">
            <text:p>GRBFW=15</text:p>
          </table:table-cell>
          <table:table-cell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verages" table:style-name="ta1">
        <table:table-column table:style-name="co5" table:default-cell-style-name="Default"/>
        <table:table-column table:style-name="co2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3" table:default-cell-style-name="ce45"/>
        <table:table-column table:style-name="co9" table:default-cell-style-name="ce45"/>
        <table:table-column table:style-name="co5" table:default-cell-style-name="ce45"/>
        <table:table-column table:style-name="co5" table:default-cell-style-name="Default"/>
        <table:table-column table:style-name="co3" table:number-columns-repeated="16372" table:default-cell-style-name="Default"/>
        <table:table-row table:style-name="ro1">
          <table:table-cell table:style-name="ce9"/>
          <table:table-cell table:style-name="ce12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ce12"/>
          <table:table-cell table:style-name="ce12" table:number-columns-repeated="5"/>
          <table:table-cell table:style-name="ce9"/>
          <table:table-cell table:style-name="ce47" table:number-columns-repeated="16372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RBFW=5</text:p>
          </table:table-cell>
          <table:table-cell table:style-name="ce9" office:value-type="string" calcext:value-type="string">
            <text:p>RBFW=15</text:p>
          </table:table-cell>
          <table:table-cell table:style-name="ce9" office:value-type="string" calcext:value-type="string">
            <text:p>RBFW=20</text:p>
          </table:table-cell>
          <table:table-cell table:style-name="ce9" office:value-type="string" calcext:value-type="string">
            <text:p>ADAMW=5</text:p>
          </table:table-cell>
          <table:table-cell table:style-name="ce9" office:value-type="string" calcext:value-type="string">
            <text:p>ADAMW=15</text:p>
          </table:table-cell>
          <table:table-cell table:style-name="ce9" office:value-type="string" calcext:value-type="string">
            <text:p>ADAMW=20</text:p>
          </table:table-cell>
          <table:table-cell table:style-name="ce9" office:value-type="string" calcext:value-type="string">
            <text:p>GRBFW=5</text:p>
          </table:table-cell>
          <table:table-cell table:style-name="ce9" office:value-type="string" calcext:value-type="string">
            <text:p>GRBFW=15</text:p>
          </table:table-cell>
          <table:table-cell table:style-name="ce9" office:value-type="string" calcext:value-type="string">
            <text:p>GRBFW=20</text:p>
          </table:table-cell>
          <table:table-cell table:style-name="ce9" office:value-type="string" calcext:value-type="string">
            <text:p>DATASET</text:p>
          </table:table-cell>
          <table:table-cell table:style-name="ce47" table:number-columns-repeated="16372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197" calcext:value-type="percentage">
            <text:p>11,97%</text:p>
          </table:table-cell>
          <table:table-cell table:style-name="ce44" office:value-type="percentage" office:value="0.1373" calcext:value-type="percentage">
            <text:p>13,73%</text:p>
          </table:table-cell>
          <table:table-cell table:style-name="ce44" office:value-type="percentage" office:value="0.1457" calcext:value-type="percentage">
            <text:p>14,57%</text:p>
          </table:table-cell>
          <table:table-cell table:style-name="ce44" office:value-type="percentage" office:value="0.163" calcext:value-type="percentage">
            <text:p>16,30%</text:p>
          </table:table-cell>
          <table:table-cell table:style-name="ce44" office:value-type="percentage" office:value="0.187" calcext:value-type="percentage">
            <text:p>18,70%</text:p>
          </table:table-cell>
          <table:table-cell table:style-name="ce44" office:value-type="percentage" office:value="0.1863" calcext:value-type="percentage">
            <text:p>18,63%</text:p>
          </table:table-cell>
          <table:table-cell table:style-name="ce44" office:value-type="percentage" office:value="0.145" calcext:value-type="percentage">
            <text:p>14,50%</text:p>
          </table:table-cell>
          <table:table-cell table:style-name="ce44" office:value-type="percentage" office:value="0.1583" calcext:value-type="percentage">
            <text:p>15,83%</text:p>
          </table:table-cell>
          <table:table-cell table:style-name="ce44"/>
          <table:table-cell table:style-name="ce41" office:value-type="string" calcext:value-type="string">
            <text:p>Appendicitis</text:p>
          </table:table-cell>
          <table:table-cell table:style-name="ce41" table:number-columns-repeated="16372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3867" calcext:value-type="percentage">
            <text:p>38,67%</text:p>
          </table:table-cell>
          <table:table-cell table:number-columns-repeated="2" office:value-type="percentage" office:value="0.3533" calcext:value-type="percentage">
            <text:p>35,33%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ustralian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309" calcext:value-type="percentage">
            <text:p>33,09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1635" calcext:value-type="percentage">
            <text:p>16,3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lanc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737" calcext:value-type="percentage">
            <text:p>37,37%</text:p>
          </table:table-cell>
          <table:table-cell office:value-type="percentage" office:value="0.3774" calcext:value-type="percentage">
            <text:p>37,74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3677" calcext:value-type="percentage">
            <text:p>36,77%</text:p>
          </table:table-cell>
          <table:table-cell office:value-type="percentage" office:value="0.3668" calcext:value-type="percentage">
            <text:p>36,68%</text:p>
          </table:table-cell>
          <table:table-cell office:value-type="percentage" office:value="0.3675" calcext:value-type="percentage">
            <text:p>36,75%</text:p>
          </table:table-cell>
          <table:table-cell office:value-type="percentage" office:value="0.3304" calcext:value-type="percentage">
            <text:p>33,04%</text:p>
          </table:table-cell>
          <table:table-cell table:number-columns-repeated="2"/>
          <table:table-cell office:value-type="string" calcext:value-type="string">
            <text:p>Band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7652" calcext:value-type="percentage">
            <text:p>76,52%</text:p>
          </table:table-cell>
          <table:table-cell office:value-type="percentage" office:value="0.7438" calcext:value-type="percentage">
            <text:p>74,38%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532" calcext:value-type="percentage">
            <text:p>53,20%</text:p>
          </table:table-cell>
          <table:table-cell table:number-columns-repeated="2"/>
          <table:table-cell office:value-type="string" calcext:value-type="string">
            <text:p>Cleveland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8761" calcext:value-type="percentage">
            <text:p>87,61%</text:p>
          </table:table-cell>
          <table:table-cell office:value-type="percentage" office:value="0.5617" calcext:value-type="percentage">
            <text:p>56,17%</text:p>
          </table:table-cell>
          <table:table-cell office:value-type="percentage" office:value="0.4915" calcext:value-type="percentage">
            <text:p>49,15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1584" calcext:value-type="percentage">
            <text:p>15,84%</text:p>
          </table:table-cell>
          <table:table-cell office:value-type="percentage" office:value="0.1521" calcext:value-type="percentage">
            <text:p>15,21%</text:p>
          </table:table-cell>
          <table:table-cell office:value-type="percentage" office:value="0.3672" calcext:value-type="percentage">
            <text:p>36,7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rmatolog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5024" calcext:value-type="percentage">
            <text:p>50,24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521" calcext:value-type="percentage">
            <text:p>85,21%</text:p>
          </table:table-cell>
          <table:table-cell office:value-type="percentage" office:value="0.8347" calcext:value-type="percentage">
            <text:p>83,47%</text:p>
          </table:table-cell>
          <table:table-cell office:value-type="percentage" office:value="0.7865" calcext:value-type="percentage">
            <text:p>78,65%</text:p>
          </table:table-cell>
          <table:table-cell office:value-type="percentage" office:value="0.5411" calcext:value-type="percentage">
            <text:p>54,11%</text:p>
          </table:table-cell>
          <table:table-cell office:value-type="percentage" office:value="0.5081" calcext:value-type="percentage">
            <text:p>50,81%</text:p>
          </table:table-cell>
          <table:table-cell/>
          <table:table-cell office:value-type="string" calcext:value-type="string">
            <text:p>Glas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5936" calcext:value-type="percentage">
            <text:p>59,36%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4069" calcext:value-type="percentage">
            <text:p>40,69%</text:p>
          </table:table-cell>
          <table:table-cell/>
          <table:table-cell office:value-type="string" calcext:value-type="string">
            <text:p>Hayes-roth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273" calcext:value-type="percentage">
            <text:p>32,73%</text:p>
          </table:table-cell>
          <table:table-cell office:value-type="percentage" office:value="0.2932" calcext:value-type="percentage">
            <text:p>29,32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53" calcext:value-type="percentage">
            <text:p>15,3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612" calcext:value-type="percentage">
            <text:p>6,12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0349" calcext:value-type="percentage">
            <text:p>3,4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usevo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2094" calcext:value-type="percentage">
            <text:p>20,94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182" calcext:value-type="percentage">
            <text:p>21,82%</text:p>
          </table:table-cell>
          <table:table-cell office:value-type="percentage" office:value="0.2492" calcext:value-type="percentage">
            <text:p>24,92%</text:p>
          </table:table-cell>
          <table:table-cell office:value-type="percentage" office:value="0.0812" calcext:value-type="percentage">
            <text:p>8,1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onospher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4129" calcext:value-type="percentage">
            <text:p>41,29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107" calcext:value-type="percentage">
            <text:p>41,07%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2741" calcext:value-type="percentage">
            <text:p>27,4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iverdisorde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1995" calcext:value-type="percentage">
            <text:p>19,95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634" calcext:value-type="percentage">
            <text:p>36,34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2"/>
          <table:table-cell office:value-type="string" calcext:value-type="string">
            <text:p>Lymograph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761" calcext:value-type="percentage">
            <text:p>17,6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mmographi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832" calcext:value-type="percentage">
            <text:p>18,32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416" calcext:value-type="percentage">
            <text:p>24,16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Parkinson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98" calcext:value-type="percentage">
            <text:p>29,80%</text:p>
          </table:table-cell>
          <table:table-cell table:number-columns-repeated="2" office:value-type="percentage" office:value="0.239" calcext:value-type="percentage">
            <text:p>23,90%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598" calcext:value-type="percentage">
            <text:p>35,98%</text:p>
          </table:table-cell>
          <table:table-cell office:value-type="percentage" office:value="0.2268" calcext:value-type="percentage">
            <text:p>22,6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m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01" calcext:value-type="percentage">
            <text:p>7,01%</text:p>
          </table:table-cell>
          <table:table-cell table:number-columns-repeated="2" office:value-type="percentage" office:value="0.0544" calcext:value-type="percentage">
            <text:p>5,44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506" calcext:value-type="percentage">
            <text:p>5,06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pfailur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4224" calcext:value-type="percentage">
            <text:p>42,24%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6507" calcext:value-type="percentage">
            <text:p>65,07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2"/>
          <table:table-cell office:value-type="string" calcext:value-type="string">
            <text:p>Regions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347" calcext:value-type="percentage">
            <text:p>34,70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2763" calcext:value-type="percentage">
            <text:p>27,6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a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922" calcext:value-type="percentage">
            <text:p>59,22%</text:p>
          </table:table-cell>
          <table:table-cell office:value-type="percentage" office:value="0.5912" calcext:value-type="percentage">
            <text:p>59,12%</text:p>
          </table:table-cell>
          <table:table-cell office:value-type="percentage" office:value="0.6396" calcext:value-type="percentage">
            <text:p>63,96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721" calcext:value-type="percentage">
            <text:p>47,21%</text:p>
          </table:table-cell>
          <table:table-cell office:value-type="percentage" office:value="0.5566" calcext:value-type="percentage">
            <text:p>55,66%</text:p>
          </table:table-cell>
          <table:table-cell table:number-columns-repeated="2"/>
          <table:table-cell office:value-type="string" calcext:value-type="string">
            <text:p>Segme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245" calcext:value-type="percentage">
            <text:p>22,45%</text:p>
          </table:table-cell>
          <table:table-cell table:number-columns-repeated="2"/>
          <table:table-cell office:value-type="string" calcext:value-type="string">
            <text:p>Sona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4479" calcext:value-type="percentage">
            <text:p>44,79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081" calcext:value-type="percentage">
            <text:p>40,81%</text:p>
          </table:table-cell>
          <table:table-cell table:number-columns-repeated="2"/>
          <table:table-cell office:value-type="string" calcext:value-type="string">
            <text:p>Spira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26" calcext:value-type="percentage">
            <text:p>62,60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673" calcext:value-type="percentage">
            <text:p>56,73%</text:p>
          </table:table-cell>
          <table:table-cell office:value-type="percentage" office:value="0.5284" calcext:value-type="percentage">
            <text:p>52,84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653" calcext:value-type="percentage">
            <text:p>56,53%</text:p>
          </table:table-cell>
          <table:table-cell table:number-columns-repeated="2"/>
          <table:table-cell office:value-type="string" calcext:value-type="string">
            <text:p>Ta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3894" calcext:value-type="percentage">
            <text:p>38,94%</text:p>
          </table:table-cell>
          <table:table-cell office:value-type="percentage" office:value="0.2896" calcext:value-type="percentage">
            <text:p>28,96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92" calcext:value-type="percentage">
            <text:p>5,92%</text:p>
          </table:table-cell>
          <table:table-cell table:number-columns-repeated="2"/>
          <table:table-cell office:value-type="string" calcext:value-type="string">
            <text:p>Wdb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288" calcext:value-type="percentage">
            <text:p>22,88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884" calcext:value-type="percentage">
            <text:p>58,84%</text:p>
          </table:table-cell>
          <table:table-cell office:value-type="percentage" office:value="0.0755" calcext:value-type="percentage">
            <text:p>7,55%</text:p>
          </table:table-cell>
          <table:table-cell table:number-columns-repeated="2"/>
          <table:table-cell office:value-type="string" calcext:value-type="string">
            <text:p>Wi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0628" calcext:value-type="percentage">
            <text:p>6,28%</text:p>
          </table:table-cell>
          <table:table-cell table:number-columns-repeated="2"/>
          <table:table-cell office:value-type="string" calcext:value-type="string">
            <text:p>z_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0703" calcext:value-type="percentage">
            <text:p>7,03%</text:p>
          </table:table-cell>
          <table:table-cell table:number-columns-repeated="2"/>
          <table:table-cell office:value-type="string" calcext:value-type="string">
            <text:p>zO_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03" calcext:value-type="percentage">
            <text:p>3,0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318" calcext:value-type="percentage">
            <text:p>13,18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211" calcext:value-type="percentage">
            <text:p>2,11%</text:p>
          </table:table-cell>
          <table:table-cell table:number-columns-repeated="2"/>
          <table:table-cell office:value-type="string" calcext:value-type="string">
            <text:p>ZO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131" calcext:value-type="percentage">
            <text:p>13,10%</text:p>
          </table:table-cell>
          <table:table-cell table:number-columns-repeated="2"/>
          <table:table-cell office:value-type="string" calcext:value-type="string">
            <text:p>zoo</text:p>
          </table:table-cell>
          <table:table-cell table:number-columns-repeated="16372"/>
        </table:table-row>
        <table:table-row table:style-name="ro2">
          <table:table-cell table:style-name="ce42"/>
          <table:table-cell table:style-name="ce46" table:formula="of:=AVERAGE([.B3:.B31])" office:value-type="percentage" office:value="0.344358620689655" calcext:value-type="percentage">
            <text:p>34,44%</text:p>
          </table:table-cell>
          <table:table-cell table:style-name="ce46" table:formula="of:=AVERAGE([.C3:.C31])" office:value-type="percentage" office:value="0.296644827586207" calcext:value-type="percentage">
            <text:p>29,66%</text:p>
          </table:table-cell>
          <table:table-cell table:style-name="ce46" table:formula="of:=AVERAGE([.D3:.D31])" office:value-type="percentage" office:value="0.301920689655172" calcext:value-type="percentage">
            <text:p>30,19%</text:p>
          </table:table-cell>
          <table:table-cell table:style-name="ce46" table:formula="of:=AVERAGE([.E3:.E31])" office:value-type="percentage" office:value="0.363858620689655" calcext:value-type="percentage">
            <text:p>36,39%</text:p>
          </table:table-cell>
          <table:table-cell table:style-name="ce46" table:formula="of:=AVERAGE([.F3:.F31])" office:value-type="percentage" office:value="0.331958620689655" calcext:value-type="percentage">
            <text:p>33,20%</text:p>
          </table:table-cell>
          <table:table-cell table:style-name="ce46" table:formula="of:=AVERAGE([.G3:.G31])" office:value-type="percentage" office:value="0.32901724137931" calcext:value-type="percentage">
            <text:p>32,90%</text:p>
          </table:table-cell>
          <table:table-cell table:style-name="ce46" table:formula="of:=AVERAGE([.H3:.H31])" office:value-type="percentage" office:value="0.234103448275862" calcext:value-type="percentage">
            <text:p>23,41%</text:p>
          </table:table-cell>
          <table:table-cell table:style-name="ce46" table:formula="of:=AVERAGE([.I3:.I31])" office:value-type="percentage" office:value="0.31415" calcext:value-type="percentage">
            <text:p>31,42%</text:p>
          </table:table-cell>
          <table:table-cell table:style-name="ce46" table:formula="of:=AVERAGE([.J3:.J31])" office:value-type="string" office:string-value="" calcext:value-type="error">
            <text:p>#DIV/0!</text:p>
          </table:table-cell>
          <table:table-cell table:style-name="ce42" table:number-columns-repeated="16373"/>
        </table:table-row>
        <table:table-row table:style-name="ro2">
          <table:table-cell/>
          <table:table-cell table:style-name="ce42" office:value-type="string" calcext:value-type="string" table:number-columns-spanned="6" table:number-rows-spanned="1">
            <text:p>REGRESSION DATASETS</text:p>
          </table:table-cell>
          <table:covered-table-cell table:number-columns-repeated="5" table:style-name="ce42"/>
          <table:table-cell table:style-name="ce42" table:number-columns-repeated="3"/>
          <table:table-cell table:number-columns-repeated="16373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 table:number-columns-repeated="9"/>
          <table:table-cell office:value-type="string" calcext:value-type="string">
            <text:p>ABALO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 table:number-columns-repeated="9"/>
          <table:table-cell office:value-type="string" calcext:value-type="string">
            <text:p>AIRFOI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 table:number-columns-repeated="9"/>
          <table:table-cell office:value-type="string" calcext:value-type="string">
            <text:p>BASEBAL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 table:number-columns-repeated="9"/>
          <table:table-cell office:value-type="string" calcext:value-type="string">
            <text:p>BK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 table:number-columns-repeated="9"/>
          <table:table-cell office:value-type="string" calcext:value-type="string">
            <text:p>B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 table:number-columns-repeated="9"/>
          <table:table-cell office:value-type="string" calcext:value-type="string">
            <text:p>CONCRET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 table:number-columns-repeated="9"/>
          <table:table-cell office:value-type="string" calcext:value-type="string">
            <text:p>DE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 table:number-columns-repeated="9"/>
          <table:table-cell office:value-type="string" calcext:value-type="string">
            <text:p>DIABE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 table:number-columns-repeated="9"/>
          <table:table-cell office:value-type="string" calcext:value-type="string">
            <text:p>HOUSING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 table:number-columns-repeated="9"/>
          <table:table-cell office:value-type="string" calcext:value-type="string">
            <text:p>F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 table:number-columns-repeated="9"/>
          <table:table-cell office:value-type="string" calcext:value-type="string">
            <text:p>MB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 table:number-columns-repeated="9"/>
          <table:table-cell office:value-type="string" calcext:value-type="string">
            <text:p>MORTGAG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 table:number-columns-repeated="9"/>
          <table:table-cell office:value-type="string" calcext:value-type="string">
            <text:p>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 table:number-columns-repeated="9"/>
          <table:table-cell office:value-type="string" calcext:value-type="string">
            <text:p>P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 table:number-columns-repeated="9"/>
          <table:table-cell office:value-type="string" calcext:value-type="string">
            <text:p>QUAKE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 table:number-columns-repeated="9"/>
          <table:table-cell office:value-type="string" calcext:value-type="string">
            <text:p>TREASURY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 table:number-columns-repeated="9"/>
          <table:table-cell office:value-type="string" calcext:value-type="string">
            <text:p>WANKARA</text:p>
          </table:table-cell>
          <table:table-cell table:number-columns-repeated="16372"/>
        </table:table-row>
        <table:table-row table:style-name="ro5">
          <table:table-cell table:style-name="ce42"/>
          <table:table-cell table:style-name="ce42" table:formula="of:=AVERAGE([.B34:.B50])" office:value-type="string" office:string-value="" calcext:value-type="error">
            <text:p>#DIV/0!</text:p>
          </table:table-cell>
          <table:table-cell table:style-name="ce42" table:formula="of:=AVERAGE([.C34:.C50])" office:value-type="string" office:string-value="" calcext:value-type="error">
            <text:p>#DIV/0!</text:p>
          </table:table-cell>
          <table:table-cell table:style-name="ce42" table:formula="of:=AVERAGE([.D34:.D50])" office:value-type="string" office:string-value="" calcext:value-type="error">
            <text:p>#DIV/0!</text:p>
          </table:table-cell>
          <table:table-cell table:style-name="ce42" table:formula="of:=AVERAGE([.E34:.E50])" office:value-type="string" office:string-value="" calcext:value-type="error">
            <text:p>#DIV/0!</text:p>
          </table:table-cell>
          <table:table-cell table:style-name="ce42" table:number-columns-repeated="6"/>
          <table:table-cell table:number-columns-repeated="16372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2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1-15T08:39:01.349178426</dc:date>
    <meta:editing-duration>P26DT19H36M4S</meta:editing-duration>
    <meta:editing-cycles>2964</meta:editing-cycles>
    <meta:generator>LibreOffice/7.5.8.1$Linux_X86_64 LibreOffice_project/50$Build-1</meta:generator>
    <meta:document-statistic meta:table-count="6" meta:cell-count="6820" meta:object-count="0"/>
  </office:meta>
</office:document-meta>
</file>